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2.215cm" svg:height="10.271cm" svg:x="18.361cm" svg:y="3.201cm">
            <draw:object draw:notify-on-update-of-ranges="Hoja1.A1:Hoja1.A1 Hoja1.A2:Hoja1.A201 Hoja1.G1:Hoja1.G1 Hoja1.G2:Hoja1.G201 Hoja1.H1:Hoja1.H1 Hoja1.H2:Hoja1.H201 Hoja1.I1:Hoja1.I1 Hoja1.I2:Hoja1.I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609cm" svg:height="10.325cm" svg:x="18.444cm" svg:y="14.193cm">
            <draw:object draw:notify-on-update-of-ranges="Hoja1.A1:Hoja1.A1 Hoja1.A2:Hoja1.A201 Hoja1.J1:Hoja1.J1 Hoja1.J2:Hoja1.J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5" table:default-cell-style-name="Default"/>
        <table:table-row table:style-name="ro1">
          <table:table-cell office:value-type="string">
            <text:p>camiones</text:p>
          </table:table-cell>
          <table:table-cell office:value-type="string">
            <text:p>Camiones</text:p>
          </table:table-cell>
          <table:table-cell/>
          <table:table-cell office:value-type="string">
            <text:p>un dia</text:p>
          </table:table-cell>
          <table:table-cell office:value-type="string">
            <text:p>mil dias</text:p>
          </table:table-cell>
          <table:table-cell office:value-type="string">
            <text:p>millon de dias</text:p>
          </table:table-cell>
          <table:table-cell office:value-type="string">
            <text:p>un dia</text:p>
          </table:table-cell>
          <table:table-cell office:value-type="string">
            <text:p>mil dias</text:p>
          </table:table-cell>
          <table:table-cell office:value-type="string">
            <text:p>millon de dias</text:p>
          </table:table-cell>
          <table:table-cell office:value-type="string">
            <text:p>mil dias constantizado</text:p>
          </table:table-cell>
          <table:table-cell table:number-columns-repeated="11"/>
        </table:table-row>
        <table:table-row table:style-name="ro2">
          <table:table-cell table:formula="of:=[.B2]-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17">
            <text:p>417</text:p>
          </table:table-cell>
          <table:table-cell office:value-type="float" office:value="414">
            <text:p>414</text:p>
          </table:table-cell>
          <table:table-cell table:formula="of:=[.D2]/1000" office:value-type="float" office:value="0.42">
            <text:p>0,42</text:p>
          </table:table-cell>
          <table:table-cell table:formula="of:=[.E2]/1000" office:value-type="float" office:value="0.417">
            <text:p>0,417</text:p>
          </table:table-cell>
          <table:table-cell table:formula="of:=[.F2]/1000" office:value-type="float" office:value="0.414">
            <text:p>0,414</text:p>
          </table:table-cell>
          <table:table-cell table:formula="of:=[.D2]/(LOG([.B2])*[.B2])" office:value-type="float" office:value="0">
            <text:p>#DIV/0!</text:p>
          </table:table-cell>
          <table:table-cell table:number-columns-repeated="11"/>
        </table:table-row>
        <table:table-row table:style-name="ro2">
          <table:table-cell table:formula="of:=[.B3]-1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159">
            <text:p>6159</text:p>
          </table:table-cell>
          <table:table-cell office:value-type="float" office:value="6929">
            <text:p>6929</text:p>
          </table:table-cell>
          <table:table-cell office:value-type="float" office:value="6590">
            <text:p>6590</text:p>
          </table:table-cell>
          <table:table-cell table:formula="of:=[.D3]/1000" office:value-type="float" office:value="6.159">
            <text:p>6,159</text:p>
          </table:table-cell>
          <table:table-cell table:formula="of:=[.E3]/1000" office:value-type="float" office:value="6.929">
            <text:p>6,929</text:p>
          </table:table-cell>
          <table:table-cell table:formula="of:=[.F3]/1000" office:value-type="float" office:value="6.59">
            <text:p>6,59</text:p>
          </table:table-cell>
          <table:table-cell table:formula="of:=[.D3]/(LOG([.B3])*[.B3])" office:value-type="float" office:value="70.7231290243773">
            <text:p>70,7231290244</text:p>
          </table:table-cell>
          <table:table-cell table:number-columns-repeated="11"/>
        </table:table-row>
        <table:table-row table:style-name="ro2">
          <table:table-cell table:formula="of:=[.B4]-1"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1670">
            <text:p>11670</text:p>
          </table:table-cell>
          <table:table-cell office:value-type="float" office:value="14014">
            <text:p>14014</text:p>
          </table:table-cell>
          <table:table-cell office:value-type="float" office:value="13059">
            <text:p>13059</text:p>
          </table:table-cell>
          <table:table-cell table:formula="of:=[.D4]/1000" office:value-type="float" office:value="11.67">
            <text:p>11,67</text:p>
          </table:table-cell>
          <table:table-cell table:formula="of:=[.E4]/1000" office:value-type="float" office:value="14.014">
            <text:p>14,014</text:p>
          </table:table-cell>
          <table:table-cell table:formula="of:=[.F4]/1000" office:value-type="float" office:value="13.059">
            <text:p>13,059</text:p>
          </table:table-cell>
          <table:table-cell table:formula="of:=[.D4]/(LOG([.B4])*[.B4])" office:value-type="float" office:value="57.6477185579201">
            <text:p>57,6477185579</text:p>
          </table:table-cell>
          <table:table-cell table:number-columns-repeated="11"/>
        </table:table-row>
        <table:table-row table:style-name="ro2">
          <table:table-cell table:formula="of:=[.B5]-1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7471">
            <text:p>17471</text:p>
          </table:table-cell>
          <table:table-cell office:value-type="float" office:value="21811">
            <text:p>21811</text:p>
          </table:table-cell>
          <table:table-cell office:value-type="float" office:value="22154">
            <text:p>22154</text:p>
          </table:table-cell>
          <table:table-cell table:formula="of:=[.D5]/1000" office:value-type="float" office:value="17.471">
            <text:p>17,471</text:p>
          </table:table-cell>
          <table:table-cell table:formula="of:=[.E5]/1000" office:value-type="float" office:value="21.811">
            <text:p>21,811</text:p>
          </table:table-cell>
          <table:table-cell table:formula="of:=[.F5]/1000" office:value-type="float" office:value="22.154">
            <text:p>22,154</text:p>
          </table:table-cell>
          <table:table-cell table:formula="of:=[.D5]/(LOG([.B5])*[.B5])" office:value-type="float" office:value="53.099224798453">
            <text:p>53,0992247985</text:p>
          </table:table-cell>
          <table:table-cell table:number-columns-repeated="11"/>
        </table:table-row>
        <table:table-row table:style-name="ro2">
          <table:table-cell table:formula="of:=[.B6]-1"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22718">
            <text:p>22718</text:p>
          </table:table-cell>
          <table:table-cell office:value-type="float" office:value="30252">
            <text:p>30252</text:p>
          </table:table-cell>
          <table:table-cell office:value-type="float" office:value="30840">
            <text:p>30840</text:p>
          </table:table-cell>
          <table:table-cell table:formula="of:=[.D6]/1000" office:value-type="float" office:value="22.718">
            <text:p>22,718</text:p>
          </table:table-cell>
          <table:table-cell table:formula="of:=[.E6]/1000" office:value-type="float" office:value="30.252">
            <text:p>30,252</text:p>
          </table:table-cell>
          <table:table-cell table:formula="of:=[.F6]/1000" office:value-type="float" office:value="30.84">
            <text:p>30,84</text:p>
          </table:table-cell>
          <table:table-cell table:formula="of:=[.D6]/(LOG([.B6])*[.B6])" office:value-type="float" office:value="49.0730588295966">
            <text:p>49,0730588296</text:p>
          </table:table-cell>
          <table:table-cell table:number-columns-repeated="11"/>
        </table:table-row>
        <table:table-row table:style-name="ro2">
          <table:table-cell table:formula="of:=[.B7]-1"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8302">
            <text:p>28302</text:p>
          </table:table-cell>
          <table:table-cell office:value-type="float" office:value="38801">
            <text:p>38801</text:p>
          </table:table-cell>
          <table:table-cell office:value-type="float" office:value="39906">
            <text:p>39906</text:p>
          </table:table-cell>
          <table:table-cell table:formula="of:=[.D7]/1000" office:value-type="float" office:value="28.302">
            <text:p>28,302</text:p>
          </table:table-cell>
          <table:table-cell table:formula="of:=[.E7]/1000" office:value-type="float" office:value="38.801">
            <text:p>38,801</text:p>
          </table:table-cell>
          <table:table-cell table:formula="of:=[.F7]/1000" office:value-type="float" office:value="39.906">
            <text:p>39,906</text:p>
          </table:table-cell>
          <table:table-cell table:formula="of:=[.D7]/(LOG([.B7])*[.B7])" office:value-type="float" office:value="46.988459765256">
            <text:p>46,9884597653</text:p>
          </table:table-cell>
          <table:table-cell table:number-columns-repeated="11"/>
        </table:table-row>
        <table:table-row table:style-name="ro2">
          <table:table-cell table:formula="of:=[.B8]-1"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0400">
            <text:p>20400</text:p>
          </table:table-cell>
          <table:table-cell office:value-type="float" office:value="49540">
            <text:p>49540</text:p>
          </table:table-cell>
          <table:table-cell office:value-type="float" office:value="50071">
            <text:p>50071</text:p>
          </table:table-cell>
          <table:table-cell table:formula="of:=[.D8]/1000" office:value-type="float" office:value="20.4">
            <text:p>20,4</text:p>
          </table:table-cell>
          <table:table-cell table:formula="of:=[.E8]/1000" office:value-type="float" office:value="49.54">
            <text:p>49,54</text:p>
          </table:table-cell>
          <table:table-cell table:formula="of:=[.F8]/1000" office:value-type="float" office:value="50.071">
            <text:p>50,071</text:p>
          </table:table-cell>
          <table:table-cell table:formula="of:=[.D8]/(LOG([.B8])*[.B8])" office:value-type="float" office:value="27.3440662169927">
            <text:p>27,344066217</text:p>
          </table:table-cell>
          <table:table-cell table:number-columns-repeated="11"/>
        </table:table-row>
        <table:table-row table:style-name="ro2">
          <table:table-cell table:formula="of:=[.B9]-1"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39930">
            <text:p>39930</text:p>
          </table:table-cell>
          <table:table-cell office:value-type="float" office:value="58172">
            <text:p>58172</text:p>
          </table:table-cell>
          <table:table-cell office:value-type="float" office:value="58915">
            <text:p>58915</text:p>
          </table:table-cell>
          <table:table-cell table:formula="of:=[.D9]/1000" office:value-type="float" office:value="39.93">
            <text:p>39,93</text:p>
          </table:table-cell>
          <table:table-cell table:formula="of:=[.E9]/1000" office:value-type="float" office:value="58.172">
            <text:p>58,172</text:p>
          </table:table-cell>
          <table:table-cell table:formula="of:=[.F9]/1000" office:value-type="float" office:value="58.915">
            <text:p>58,915</text:p>
          </table:table-cell>
          <table:table-cell table:formula="of:=[.D9]/(LOG([.B9])*[.B9])" office:value-type="float" office:value="44.6942858190886">
            <text:p>44,6942858191</text:p>
          </table:table-cell>
          <table:table-cell table:number-columns-repeated="11"/>
        </table:table-row>
        <table:table-row table:style-name="ro2">
          <table:table-cell table:formula="of:=[.B10]-1"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46229">
            <text:p>46229</text:p>
          </table:table-cell>
          <table:table-cell office:value-type="float" office:value="68952">
            <text:p>68952</text:p>
          </table:table-cell>
          <table:table-cell office:value-type="float" office:value="72427">
            <text:p>72427</text:p>
          </table:table-cell>
          <table:table-cell table:formula="of:=[.D10]/1000" office:value-type="float" office:value="46.229">
            <text:p>46,229</text:p>
          </table:table-cell>
          <table:table-cell table:formula="of:=[.E10]/1000" office:value-type="float" office:value="68.952">
            <text:p>68,952</text:p>
          </table:table-cell>
          <table:table-cell table:formula="of:=[.F10]/1000" office:value-type="float" office:value="72.427">
            <text:p>72,427</text:p>
          </table:table-cell>
          <table:table-cell table:formula="of:=[.D10]/(LOG([.B10])*[.B10])" office:value-type="float" office:value="44.2865522517175">
            <text:p>44,2865522517</text:p>
          </table:table-cell>
          <table:table-cell table:number-columns-repeated="11"/>
        </table:table-row>
        <table:table-row table:style-name="ro2">
          <table:table-cell table:formula="of:=[.B11]-1" office:value-type="float" office:value="450">
            <text:p>45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51302">
            <text:p>51302</text:p>
          </table:table-cell>
          <table:table-cell office:value-type="float" office:value="78141">
            <text:p>78141</text:p>
          </table:table-cell>
          <table:table-cell office:value-type="float" office:value="81989">
            <text:p>81989</text:p>
          </table:table-cell>
          <table:table-cell table:formula="of:=[.D11]/1000" office:value-type="float" office:value="51.302">
            <text:p>51,302</text:p>
          </table:table-cell>
          <table:table-cell table:formula="of:=[.E11]/1000" office:value-type="float" office:value="78.141">
            <text:p>78,141</text:p>
          </table:table-cell>
          <table:table-cell table:formula="of:=[.F11]/1000" office:value-type="float" office:value="81.989">
            <text:p>81,989</text:p>
          </table:table-cell>
          <table:table-cell table:formula="of:=[.D11]/(LOG([.B11])*[.B11])" office:value-type="float" office:value="42.8576099503503">
            <text:p>42,8576099504</text:p>
          </table:table-cell>
          <table:table-cell table:number-columns-repeated="11"/>
        </table:table-row>
        <table:table-row table:style-name="ro2">
          <table:table-cell table:formula="of:=[.B12]-1" office:value-type="float" office:value="500">
            <text:p>50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6825">
            <text:p>56825</text:p>
          </table:table-cell>
          <table:table-cell office:value-type="float" office:value="71685">
            <text:p>71685</text:p>
          </table:table-cell>
          <table:table-cell office:value-type="float" office:value="78081">
            <text:p>78081</text:p>
          </table:table-cell>
          <table:table-cell table:formula="of:=[.D12]/1000" office:value-type="float" office:value="56.825">
            <text:p>56,825</text:p>
          </table:table-cell>
          <table:table-cell table:formula="of:=[.E12]/1000" office:value-type="float" office:value="71.685">
            <text:p>71,685</text:p>
          </table:table-cell>
          <table:table-cell table:formula="of:=[.F12]/1000" office:value-type="float" office:value="78.081">
            <text:p>78,081</text:p>
          </table:table-cell>
          <table:table-cell table:formula="of:=[.D12]/(LOG([.B12])*[.B12])" office:value-type="float" office:value="42.0111003731459">
            <text:p>42,0111003731</text:p>
          </table:table-cell>
          <table:table-cell table:number-columns-repeated="11"/>
        </table:table-row>
        <table:table-row table:style-name="ro2">
          <table:table-cell table:formula="of:=[.B13]-1"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63119">
            <text:p>63119</text:p>
          </table:table-cell>
          <table:table-cell office:value-type="float" office:value="101793">
            <text:p>101793</text:p>
          </table:table-cell>
          <table:table-cell office:value-type="float" office:value="108107">
            <text:p>108107</text:p>
          </table:table-cell>
          <table:table-cell table:formula="of:=[.D13]/1000" office:value-type="float" office:value="63.119">
            <text:p>63,119</text:p>
          </table:table-cell>
          <table:table-cell table:formula="of:=[.E13]/1000" office:value-type="float" office:value="101.793">
            <text:p>101,793</text:p>
          </table:table-cell>
          <table:table-cell table:formula="of:=[.F13]/1000" office:value-type="float" office:value="108.107">
            <text:p>108,107</text:p>
          </table:table-cell>
          <table:table-cell table:formula="of:=[.D13]/(LOG([.B13])*[.B13])" office:value-type="float" office:value="41.7902968474812">
            <text:p>41,7902968475</text:p>
          </table:table-cell>
          <table:table-cell table:number-columns-repeated="11"/>
        </table:table-row>
        <table:table-row table:style-name="ro2">
          <table:table-cell table:formula="of:=[.B14]-1" office:value-type="float" office:value="600">
            <text:p>600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69548">
            <text:p>69548</text:p>
          </table:table-cell>
          <table:table-cell office:value-type="float" office:value="112626">
            <text:p>112626</text:p>
          </table:table-cell>
          <table:table-cell office:value-type="float" office:value="112551">
            <text:p>112551</text:p>
          </table:table-cell>
          <table:table-cell table:formula="of:=[.D14]/1000" office:value-type="float" office:value="69.548">
            <text:p>69,548</text:p>
          </table:table-cell>
          <table:table-cell table:formula="of:=[.E14]/1000" office:value-type="float" office:value="112.626">
            <text:p>112,626</text:p>
          </table:table-cell>
          <table:table-cell table:formula="of:=[.F14]/1000" office:value-type="float" office:value="112.551">
            <text:p>112,551</text:p>
          </table:table-cell>
          <table:table-cell table:formula="of:=[.D14]/(LOG([.B14])*[.B14])" office:value-type="float" office:value="41.6429266798738">
            <text:p>41,6429266799</text:p>
          </table:table-cell>
          <table:table-cell table:number-columns-repeated="11"/>
        </table:table-row>
        <table:table-row table:style-name="ro2">
          <table:table-cell table:formula="of:=[.B15]-1" office:value-type="float" office:value="650">
            <text:p>650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74996">
            <text:p>74996</text:p>
          </table:table-cell>
          <table:table-cell office:value-type="float" office:value="126223">
            <text:p>126223</text:p>
          </table:table-cell>
          <table:table-cell office:value-type="float" office:value="126527">
            <text:p>126527</text:p>
          </table:table-cell>
          <table:table-cell table:formula="of:=[.D15]/1000" office:value-type="float" office:value="74.996">
            <text:p>74,996</text:p>
          </table:table-cell>
          <table:table-cell table:formula="of:=[.E15]/1000" office:value-type="float" office:value="126.223">
            <text:p>126,223</text:p>
          </table:table-cell>
          <table:table-cell table:formula="of:=[.F15]/1000" office:value-type="float" office:value="126.527">
            <text:p>126,527</text:p>
          </table:table-cell>
          <table:table-cell table:formula="of:=[.D15]/(LOG([.B15])*[.B15])" office:value-type="float" office:value="40.9446997782258">
            <text:p>40,9446997782</text:p>
          </table:table-cell>
          <table:table-cell table:number-columns-repeated="11"/>
        </table:table-row>
        <table:table-row table:style-name="ro2">
          <table:table-cell table:formula="of:=[.B16]-1" office:value-type="float" office:value="700">
            <text:p>700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81159">
            <text:p>81159</text:p>
          </table:table-cell>
          <table:table-cell office:value-type="float" office:value="138809">
            <text:p>138809</text:p>
          </table:table-cell>
          <table:table-cell office:value-type="float" office:value="139440">
            <text:p>139440</text:p>
          </table:table-cell>
          <table:table-cell table:formula="of:=[.D16]/1000" office:value-type="float" office:value="81.159">
            <text:p>81,159</text:p>
          </table:table-cell>
          <table:table-cell table:formula="of:=[.E16]/1000" office:value-type="float" office:value="138.809">
            <text:p>138,809</text:p>
          </table:table-cell>
          <table:table-cell table:formula="of:=[.F16]/1000" office:value-type="float" office:value="139.44">
            <text:p>139,44</text:p>
          </table:table-cell>
          <table:table-cell table:formula="of:=[.D16]/(LOG([.B16])*[.B16])" office:value-type="float" office:value="40.6842960215467">
            <text:p>40,6842960215</text:p>
          </table:table-cell>
          <table:table-cell table:number-columns-repeated="11"/>
        </table:table-row>
        <table:table-row table:style-name="ro2">
          <table:table-cell table:formula="of:=[.B17]-1" office:value-type="float" office:value="750">
            <text:p>75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86695">
            <text:p>86695</text:p>
          </table:table-cell>
          <table:table-cell office:value-type="float" office:value="150709">
            <text:p>150709</text:p>
          </table:table-cell>
          <table:table-cell office:value-type="float" office:value="146430">
            <text:p>146430</text:p>
          </table:table-cell>
          <table:table-cell table:formula="of:=[.D17]/1000" office:value-type="float" office:value="86.695">
            <text:p>86,695</text:p>
          </table:table-cell>
          <table:table-cell table:formula="of:=[.E17]/1000" office:value-type="float" office:value="150.709">
            <text:p>150,709</text:p>
          </table:table-cell>
          <table:table-cell table:formula="of:=[.F17]/1000" office:value-type="float" office:value="146.43">
            <text:p>146,43</text:p>
          </table:table-cell>
          <table:table-cell table:formula="of:=[.D17]/(LOG([.B17])*[.B17])" office:value-type="float" office:value="40.1439041894718">
            <text:p>40,1439041895</text:p>
          </table:table-cell>
          <table:table-cell table:number-columns-repeated="11"/>
        </table:table-row>
        <table:table-row table:style-name="ro2">
          <table:table-cell table:formula="of:=[.B18]-1"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92456">
            <text:p>92456</text:p>
          </table:table-cell>
          <table:table-cell office:value-type="float" office:value="149327">
            <text:p>149327</text:p>
          </table:table-cell>
          <table:table-cell office:value-type="float" office:value="142141">
            <text:p>142141</text:p>
          </table:table-cell>
          <table:table-cell table:formula="of:=[.D18]/1000" office:value-type="float" office:value="92.456">
            <text:p>92,456</text:p>
          </table:table-cell>
          <table:table-cell table:formula="of:=[.E18]/1000" office:value-type="float" office:value="149.327">
            <text:p>149,327</text:p>
          </table:table-cell>
          <table:table-cell table:formula="of:=[.F18]/1000" office:value-type="float" office:value="142.141">
            <text:p>142,141</text:p>
          </table:table-cell>
          <table:table-cell table:formula="of:=[.D18]/(LOG([.B18])*[.B18])" office:value-type="float" office:value="39.7521784224762">
            <text:p>39,7521784225</text:p>
          </table:table-cell>
          <table:table-cell table:number-columns-repeated="11"/>
        </table:table-row>
        <table:table-row table:style-name="ro2">
          <table:table-cell table:formula="of:=[.B19]-1" office:value-type="float" office:value="850">
            <text:p>850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98247">
            <text:p>98247</text:p>
          </table:table-cell>
          <table:table-cell office:value-type="float" office:value="175648">
            <text:p>175648</text:p>
          </table:table-cell>
          <table:table-cell office:value-type="float" office:value="167230">
            <text:p>167230</text:p>
          </table:table-cell>
          <table:table-cell table:formula="of:=[.D19]/1000" office:value-type="float" office:value="98.247">
            <text:p>98,247</text:p>
          </table:table-cell>
          <table:table-cell table:formula="of:=[.E19]/1000" office:value-type="float" office:value="175.648">
            <text:p>175,648</text:p>
          </table:table-cell>
          <table:table-cell table:formula="of:=[.F19]/1000" office:value-type="float" office:value="167.23">
            <text:p>167,23</text:p>
          </table:table-cell>
          <table:table-cell table:formula="of:=[.D19]/(LOG([.B19])*[.B19])" office:value-type="float" office:value="39.4032966659246">
            <text:p>39,4032966659</text:p>
          </table:table-cell>
          <table:table-cell table:number-columns-repeated="11"/>
        </table:table-row>
        <table:table-row table:style-name="ro2">
          <table:table-cell table:formula="of:=[.B20]-1" office:value-type="float" office:value="900">
            <text:p>900</text:p>
          </table:table-cell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float" office:value="104421">
            <text:p>104421</text:p>
          </table:table-cell>
          <table:table-cell office:value-type="float" office:value="188431">
            <text:p>188431</text:p>
          </table:table-cell>
          <table:table-cell office:value-type="float" office:value="181521">
            <text:p>181521</text:p>
          </table:table-cell>
          <table:table-cell table:formula="of:=[.D20]/1000" office:value-type="float" office:value="104.421">
            <text:p>104,421</text:p>
          </table:table-cell>
          <table:table-cell table:formula="of:=[.E20]/1000" office:value-type="float" office:value="188.431">
            <text:p>188,431</text:p>
          </table:table-cell>
          <table:table-cell table:formula="of:=[.F20]/1000" office:value-type="float" office:value="181.521">
            <text:p>181,521</text:p>
          </table:table-cell>
          <table:table-cell table:formula="of:=[.D20]/(LOG([.B20])*[.B20])" office:value-type="float" office:value="39.2234708125971">
            <text:p>39,2234708126</text:p>
          </table:table-cell>
          <table:table-cell table:number-columns-repeated="11"/>
        </table:table-row>
        <table:table-row table:style-name="ro2">
          <table:table-cell table:formula="of:=[.B21]-1" office:value-type="float" office:value="950">
            <text:p>950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  <table:table-cell office:value-type="float" office:value="93964">
            <text:p>93964</text:p>
          </table:table-cell>
          <table:table-cell office:value-type="float" office:value="202614">
            <text:p>202614</text:p>
          </table:table-cell>
          <table:table-cell office:value-type="float" office:value="186881">
            <text:p>186881</text:p>
          </table:table-cell>
          <table:table-cell table:formula="of:=[.D21]/1000" office:value-type="float" office:value="93.964">
            <text:p>93,964</text:p>
          </table:table-cell>
          <table:table-cell table:formula="of:=[.E21]/1000" office:value-type="float" office:value="202.614">
            <text:p>202,614</text:p>
          </table:table-cell>
          <table:table-cell table:formula="of:=[.F21]/1000" office:value-type="float" office:value="186.881">
            <text:p>186,881</text:p>
          </table:table-cell>
          <table:table-cell table:formula="of:=[.D21]/(LOG([.B21])*[.B21])" office:value-type="float" office:value="33.1764536657778">
            <text:p>33,1764536658</text:p>
          </table:table-cell>
          <table:table-cell table:number-columns-repeated="11"/>
        </table:table-row>
        <table:table-row table:style-name="ro2">
          <table:table-cell table:formula="of:=[.B22]-1"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15307">
            <text:p>115307</text:p>
          </table:table-cell>
          <table:table-cell office:value-type="float" office:value="192824">
            <text:p>192824</text:p>
          </table:table-cell>
          <table:table-cell office:value-type="float" office:value="203084">
            <text:p>203084</text:p>
          </table:table-cell>
          <table:table-cell table:formula="of:=[.D22]/1000" office:value-type="float" office:value="115.307">
            <text:p>115,307</text:p>
          </table:table-cell>
          <table:table-cell table:formula="of:=[.E22]/1000" office:value-type="float" office:value="192.824">
            <text:p>192,824</text:p>
          </table:table-cell>
          <table:table-cell table:formula="of:=[.F22]/1000" office:value-type="float" office:value="203.084">
            <text:p>203,084</text:p>
          </table:table-cell>
          <table:table-cell table:formula="of:=[.D22]/(LOG([.B22])*[.B22])" office:value-type="float" office:value="38.3917144043976">
            <text:p>38,3917144044</text:p>
          </table:table-cell>
          <table:table-cell table:number-columns-repeated="11"/>
        </table:table-row>
        <table:table-row table:style-name="ro2">
          <table:table-cell table:formula="of:=[.B23]-1" office:value-type="float" office:value="1050">
            <text:p>105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24387">
            <text:p>124387</text:p>
          </table:table-cell>
          <table:table-cell office:value-type="float" office:value="101425">
            <text:p>101425</text:p>
          </table:table-cell>
          <table:table-cell office:value-type="float" office:value="201137">
            <text:p>201137</text:p>
          </table:table-cell>
          <table:table-cell table:formula="of:=[.D23]/1000" office:value-type="float" office:value="124.387">
            <text:p>124,387</text:p>
          </table:table-cell>
          <table:table-cell table:formula="of:=[.E23]/1000" office:value-type="float" office:value="101.425">
            <text:p>101,425</text:p>
          </table:table-cell>
          <table:table-cell table:formula="of:=[.F23]/1000" office:value-type="float" office:value="201.137">
            <text:p>201,137</text:p>
          </table:table-cell>
          <table:table-cell table:formula="of:=[.D23]/(LOG([.B23])*[.B23])" office:value-type="float" office:value="39.1683173860695">
            <text:p>39,1683173861</text:p>
          </table:table-cell>
          <table:table-cell table:number-columns-repeated="11"/>
        </table:table-row>
        <table:table-row table:style-name="ro2">
          <table:table-cell table:formula="of:=[.B24]-1" office:value-type="float" office:value="1100">
            <text:p>1100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23441">
            <text:p>123441</text:p>
          </table:table-cell>
          <table:table-cell office:value-type="float" office:value="138837">
            <text:p>138837</text:p>
          </table:table-cell>
          <table:table-cell office:value-type="float" office:value="103262">
            <text:p>103262</text:p>
          </table:table-cell>
          <table:table-cell table:formula="of:=[.D24]/1000" office:value-type="float" office:value="123.441">
            <text:p>123,441</text:p>
          </table:table-cell>
          <table:table-cell table:formula="of:=[.E24]/1000" office:value-type="float" office:value="138.837">
            <text:p>138,837</text:p>
          </table:table-cell>
          <table:table-cell table:formula="of:=[.F24]/1000" office:value-type="float" office:value="103.262">
            <text:p>103,262</text:p>
          </table:table-cell>
          <table:table-cell table:formula="of:=[.D24]/(LOG([.B24])*[.B24])" office:value-type="float" office:value="36.8589761398684">
            <text:p>36,8589761399</text:p>
          </table:table-cell>
          <table:table-cell table:number-columns-repeated="11"/>
        </table:table-row>
        <table:table-row table:style-name="ro2">
          <table:table-cell table:formula="of:=[.B25]-1" office:value-type="float" office:value="1150">
            <text:p>1150</text:p>
          </table:table-cell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office:value-type="float" office:value="136993">
            <text:p>136993</text:p>
          </table:table-cell>
          <table:table-cell office:value-type="float" office:value="172810">
            <text:p>172810</text:p>
          </table:table-cell>
          <table:table-cell office:value-type="float" office:value="137214">
            <text:p>137214</text:p>
          </table:table-cell>
          <table:table-cell table:formula="of:=[.D25]/1000" office:value-type="float" office:value="136.993">
            <text:p>136,993</text:p>
          </table:table-cell>
          <table:table-cell table:formula="of:=[.E25]/1000" office:value-type="float" office:value="172.81">
            <text:p>172,81</text:p>
          </table:table-cell>
          <table:table-cell table:formula="of:=[.F25]/1000" office:value-type="float" office:value="137.214">
            <text:p>137,214</text:p>
          </table:table-cell>
          <table:table-cell table:formula="of:=[.D25]/(LOG([.B25])*[.B25])" office:value-type="float" office:value="38.8820394306411">
            <text:p>38,8820394306</text:p>
          </table:table-cell>
          <table:table-cell table:number-columns-repeated="11"/>
        </table:table-row>
        <table:table-row table:style-name="ro2">
          <table:table-cell table:formula="of:=[.B26]-1" office:value-type="float" office:value="1200">
            <text:p>1200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41128">
            <text:p>141128</text:p>
          </table:table-cell>
          <table:table-cell office:value-type="float" office:value="190367">
            <text:p>190367</text:p>
          </table:table-cell>
          <table:table-cell office:value-type="float" office:value="169831">
            <text:p>169831</text:p>
          </table:table-cell>
          <table:table-cell table:formula="of:=[.D26]/1000" office:value-type="float" office:value="141.128">
            <text:p>141,128</text:p>
          </table:table-cell>
          <table:table-cell table:formula="of:=[.E26]/1000" office:value-type="float" office:value="190.367">
            <text:p>190,367</text:p>
          </table:table-cell>
          <table:table-cell table:formula="of:=[.F26]/1000" office:value-type="float" office:value="169.831">
            <text:p>169,831</text:p>
          </table:table-cell>
          <table:table-cell table:formula="of:=[.D26]/(LOG([.B26])*[.B26])" office:value-type="float" office:value="38.1578508343367">
            <text:p>38,1578508343</text:p>
          </table:table-cell>
          <table:table-cell table:number-columns-repeated="11"/>
        </table:table-row>
        <table:table-row table:style-name="ro2">
          <table:table-cell table:formula="of:=[.B27]-1" office:value-type="float" office:value="1250">
            <text:p>1250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32986">
            <text:p>132986</text:p>
          </table:table-cell>
          <table:table-cell office:value-type="float" office:value="203521">
            <text:p>203521</text:p>
          </table:table-cell>
          <table:table-cell office:value-type="float" office:value="117798">
            <text:p>117798</text:p>
          </table:table-cell>
          <table:table-cell table:formula="of:=[.D27]/1000" office:value-type="float" office:value="132.986">
            <text:p>132,986</text:p>
          </table:table-cell>
          <table:table-cell table:formula="of:=[.E27]/1000" office:value-type="float" office:value="203.521">
            <text:p>203,521</text:p>
          </table:table-cell>
          <table:table-cell table:formula="of:=[.F27]/1000" office:value-type="float" office:value="117.798">
            <text:p>117,798</text:p>
          </table:table-cell>
          <table:table-cell table:formula="of:=[.D27]/(LOG([.B27])*[.B27])" office:value-type="float" office:value="34.3219004316199">
            <text:p>34,3219004316</text:p>
          </table:table-cell>
          <table:table-cell table:number-columns-repeated="11"/>
        </table:table-row>
        <table:table-row table:style-name="ro2">
          <table:table-cell table:formula="of:=[.B28]-1" office:value-type="float" office:value="1300">
            <text:p>1300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53748">
            <text:p>153748</text:p>
          </table:table-cell>
          <table:table-cell office:value-type="float" office:value="209051">
            <text:p>209051</text:p>
          </table:table-cell>
          <table:table-cell office:value-type="float" office:value="170095">
            <text:p>170095</text:p>
          </table:table-cell>
          <table:table-cell table:formula="of:=[.D28]/1000" office:value-type="float" office:value="153.748">
            <text:p>153,748</text:p>
          </table:table-cell>
          <table:table-cell table:formula="of:=[.E28]/1000" office:value-type="float" office:value="209.051">
            <text:p>209,051</text:p>
          </table:table-cell>
          <table:table-cell table:formula="of:=[.F28]/1000" office:value-type="float" office:value="170.095">
            <text:p>170,095</text:p>
          </table:table-cell>
          <table:table-cell table:formula="of:=[.D28]/(LOG([.B28])*[.B28])" office:value-type="float" office:value="37.9467773204823">
            <text:p>37,9467773205</text:p>
          </table:table-cell>
          <table:table-cell table:number-columns-repeated="11"/>
        </table:table-row>
        <table:table-row table:style-name="ro2">
          <table:table-cell table:formula="of:=[.B29]-1" office:value-type="float" office:value="1350">
            <text:p>1350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59469">
            <text:p>159469</text:p>
          </table:table-cell>
          <table:table-cell office:value-type="float" office:value="231232">
            <text:p>231232</text:p>
          </table:table-cell>
          <table:table-cell office:value-type="float" office:value="187828">
            <text:p>187828</text:p>
          </table:table-cell>
          <table:table-cell table:formula="of:=[.D29]/1000" office:value-type="float" office:value="159.469">
            <text:p>159,469</text:p>
          </table:table-cell>
          <table:table-cell table:formula="of:=[.E29]/1000" office:value-type="float" office:value="231.232">
            <text:p>231,232</text:p>
          </table:table-cell>
          <table:table-cell table:formula="of:=[.F29]/1000" office:value-type="float" office:value="187.828">
            <text:p>187,828</text:p>
          </table:table-cell>
          <table:table-cell table:formula="of:=[.D29]/(LOG([.B29])*[.B29])" office:value-type="float" office:value="37.7038468484961">
            <text:p>37,7038468485</text:p>
          </table:table-cell>
          <table:table-cell table:number-columns-repeated="11"/>
        </table:table-row>
        <table:table-row table:style-name="ro2">
          <table:table-cell table:formula="of:=[.B30]-1" office:value-type="float" office:value="1400">
            <text:p>1400</text:p>
          </table:table-cell>
          <table:table-cell office:value-type="float" office:value="1401">
            <text:p>1401</text:p>
          </table:table-cell>
          <table:table-cell office:value-type="float" office:value="0">
            <text:p>0</text:p>
          </table:table-cell>
          <table:table-cell office:value-type="float" office:value="151499">
            <text:p>151499</text:p>
          </table:table-cell>
          <table:table-cell office:value-type="float" office:value="254389">
            <text:p>254389</text:p>
          </table:table-cell>
          <table:table-cell office:value-type="float" office:value="200483">
            <text:p>200483</text:p>
          </table:table-cell>
          <table:table-cell table:formula="of:=[.D30]/1000" office:value-type="float" office:value="151.499">
            <text:p>151,499</text:p>
          </table:table-cell>
          <table:table-cell table:formula="of:=[.E30]/1000" office:value-type="float" office:value="254.389">
            <text:p>254,389</text:p>
          </table:table-cell>
          <table:table-cell table:formula="of:=[.F30]/1000" office:value-type="float" office:value="200.483">
            <text:p>200,483</text:p>
          </table:table-cell>
          <table:table-cell table:formula="of:=[.D30]/(LOG([.B30])*[.B30])" office:value-type="float" office:value="34.3678555059797">
            <text:p>34,367855506</text:p>
          </table:table-cell>
          <table:table-cell table:number-columns-repeated="11"/>
        </table:table-row>
        <table:table-row table:style-name="ro2">
          <table:table-cell table:formula="of:=[.B31]-1" office:value-type="float" office:value="1450">
            <text:p>145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  <table:table-cell office:value-type="float" office:value="171864">
            <text:p>171864</text:p>
          </table:table-cell>
          <table:table-cell office:value-type="float" office:value="273279">
            <text:p>273279</text:p>
          </table:table-cell>
          <table:table-cell office:value-type="float" office:value="295249">
            <text:p>295249</text:p>
          </table:table-cell>
          <table:table-cell table:formula="of:=[.D31]/1000" office:value-type="float" office:value="171.864">
            <text:p>171,864</text:p>
          </table:table-cell>
          <table:table-cell table:formula="of:=[.E31]/1000" office:value-type="float" office:value="273.279">
            <text:p>273,279</text:p>
          </table:table-cell>
          <table:table-cell table:formula="of:=[.F31]/1000" office:value-type="float" office:value="295.249">
            <text:p>295,249</text:p>
          </table:table-cell>
          <table:table-cell table:formula="of:=[.D31]/(LOG([.B31])*[.B31])" office:value-type="float" office:value="37.462893704097">
            <text:p>37,4628937041</text:p>
          </table:table-cell>
          <table:table-cell table:number-columns-repeated="11"/>
        </table:table-row>
        <table:table-row table:style-name="ro2">
          <table:table-cell table:formula="of:=[.B32]-1" office:value-type="float" office:value="1500">
            <text:p>1500</text:p>
          </table:table-cell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176502">
            <text:p>176502</text:p>
          </table:table-cell>
          <table:table-cell office:value-type="float" office:value="273239">
            <text:p>273239</text:p>
          </table:table-cell>
          <table:table-cell office:value-type="float" office:value="173699">
            <text:p>173699</text:p>
          </table:table-cell>
          <table:table-cell table:formula="of:=[.D32]/1000" office:value-type="float" office:value="176.502">
            <text:p>176,502</text:p>
          </table:table-cell>
          <table:table-cell table:formula="of:=[.E32]/1000" office:value-type="float" office:value="273.239">
            <text:p>273,239</text:p>
          </table:table-cell>
          <table:table-cell table:formula="of:=[.F32]/1000" office:value-type="float" office:value="173.699">
            <text:p>173,699</text:p>
          </table:table-cell>
          <table:table-cell table:formula="of:=[.D32]/(LOG([.B32])*[.B32])" office:value-type="float" office:value="37.0199980171987">
            <text:p>37,0199980172</text:p>
          </table:table-cell>
          <table:table-cell table:number-columns-repeated="11"/>
        </table:table-row>
        <table:table-row table:style-name="ro2">
          <table:table-cell table:formula="of:=[.B33]-1" office:value-type="float" office:value="1550">
            <text:p>1550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83204">
            <text:p>183204</text:p>
          </table:table-cell>
          <table:table-cell office:value-type="float" office:value="268335">
            <text:p>268335</text:p>
          </table:table-cell>
          <table:table-cell office:value-type="float" office:value="202319">
            <text:p>202319</text:p>
          </table:table-cell>
          <table:table-cell table:formula="of:=[.D33]/1000" office:value-type="float" office:value="183.204">
            <text:p>183,204</text:p>
          </table:table-cell>
          <table:table-cell table:formula="of:=[.E33]/1000" office:value-type="float" office:value="268.335">
            <text:p>268,335</text:p>
          </table:table-cell>
          <table:table-cell table:formula="of:=[.F33]/1000" office:value-type="float" office:value="202.319">
            <text:p>202,319</text:p>
          </table:table-cell>
          <table:table-cell table:formula="of:=[.D33]/(LOG([.B33])*[.B33])" office:value-type="float" office:value="37.0210887803724">
            <text:p>37,0210887804</text:p>
          </table:table-cell>
          <table:table-cell table:number-columns-repeated="11"/>
        </table:table-row>
        <table:table-row table:style-name="ro2">
          <table:table-cell table:formula="of:=[.B34]-1" office:value-type="float" office:value="1600">
            <text:p>1600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88806">
            <text:p>188806</text:p>
          </table:table-cell>
          <table:table-cell office:value-type="float" office:value="163709">
            <text:p>163709</text:p>
          </table:table-cell>
          <table:table-cell office:value-type="float" office:value="228814">
            <text:p>228814</text:p>
          </table:table-cell>
          <table:table-cell table:formula="of:=[.D34]/1000" office:value-type="float" office:value="188.806">
            <text:p>188,806</text:p>
          </table:table-cell>
          <table:table-cell table:formula="of:=[.E34]/1000" office:value-type="float" office:value="163.709">
            <text:p>163,709</text:p>
          </table:table-cell>
          <table:table-cell table:formula="of:=[.F34]/1000" office:value-type="float" office:value="228.814">
            <text:p>228,814</text:p>
          </table:table-cell>
          <table:table-cell table:formula="of:=[.D34]/(LOG([.B34])*[.B34])" office:value-type="float" office:value="36.8026347306457">
            <text:p>36,8026347306</text:p>
          </table:table-cell>
          <table:table-cell table:number-columns-repeated="11"/>
        </table:table-row>
        <table:table-row table:style-name="ro2">
          <table:table-cell table:formula="of:=[.B35]-1" office:value-type="float" office:value="1650">
            <text:p>1650</text:p>
          </table:table-cell>
          <table:table-cell office:value-type="float" office:value="1651">
            <text:p>1651</text:p>
          </table:table-cell>
          <table:table-cell office:value-type="float" office:value="0">
            <text:p>0</text:p>
          </table:table-cell>
          <table:table-cell office:value-type="float" office:value="179386">
            <text:p>179386</text:p>
          </table:table-cell>
          <table:table-cell office:value-type="float" office:value="186086">
            <text:p>186086</text:p>
          </table:table-cell>
          <table:table-cell office:value-type="float" office:value="222115">
            <text:p>222115</text:p>
          </table:table-cell>
          <table:table-cell table:formula="of:=[.D35]/1000" office:value-type="float" office:value="179.386">
            <text:p>179,386</text:p>
          </table:table-cell>
          <table:table-cell table:formula="of:=[.E35]/1000" office:value-type="float" office:value="186.086">
            <text:p>186,086</text:p>
          </table:table-cell>
          <table:table-cell table:formula="of:=[.F35]/1000" office:value-type="float" office:value="222.115">
            <text:p>222,115</text:p>
          </table:table-cell>
          <table:table-cell table:formula="of:=[.D35]/(LOG([.B35])*[.B35])" office:value-type="float" office:value="33.7667738140131">
            <text:p>33,766773814</text:p>
          </table:table-cell>
          <table:table-cell table:number-columns-repeated="11"/>
        </table:table-row>
        <table:table-row table:style-name="ro2">
          <table:table-cell table:formula="of:=[.B36]-1" office:value-type="float" office:value="1700">
            <text:p>1700</text:p>
          </table:table-cell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200522">
            <text:p>200522</text:p>
          </table:table-cell>
          <table:table-cell office:value-type="float" office:value="214734">
            <text:p>214734</text:p>
          </table:table-cell>
          <table:table-cell office:value-type="float" office:value="172540">
            <text:p>172540</text:p>
          </table:table-cell>
          <table:table-cell table:formula="of:=[.D36]/1000" office:value-type="float" office:value="200.522">
            <text:p>200,522</text:p>
          </table:table-cell>
          <table:table-cell table:formula="of:=[.E36]/1000" office:value-type="float" office:value="214.734">
            <text:p>214,734</text:p>
          </table:table-cell>
          <table:table-cell table:formula="of:=[.F36]/1000" office:value-type="float" office:value="172.54">
            <text:p>172,54</text:p>
          </table:table-cell>
          <table:table-cell table:formula="of:=[.D36]/(LOG([.B36])*[.B36])" office:value-type="float" office:value="36.4888774147">
            <text:p>36,4888774147</text:p>
          </table:table-cell>
          <table:table-cell table:number-columns-repeated="11"/>
        </table:table-row>
        <table:table-row table:style-name="ro2">
          <table:table-cell table:formula="of:=[.B37]-1" office:value-type="float" office:value="1750">
            <text:p>1750</text:p>
          </table:table-cell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192014">
            <text:p>192014</text:p>
          </table:table-cell>
          <table:table-cell office:value-type="float" office:value="255032">
            <text:p>255032</text:p>
          </table:table-cell>
          <table:table-cell office:value-type="float" office:value="202843">
            <text:p>202843</text:p>
          </table:table-cell>
          <table:table-cell table:formula="of:=[.D37]/1000" office:value-type="float" office:value="192.014">
            <text:p>192,014</text:p>
          </table:table-cell>
          <table:table-cell table:formula="of:=[.E37]/1000" office:value-type="float" office:value="255.032">
            <text:p>255,032</text:p>
          </table:table-cell>
          <table:table-cell table:formula="of:=[.F37]/1000" office:value-type="float" office:value="202.843">
            <text:p>202,843</text:p>
          </table:table-cell>
          <table:table-cell table:formula="of:=[.D37]/(LOG([.B37])*[.B37])" office:value-type="float" office:value="33.8112698458487">
            <text:p>33,8112698458</text:p>
          </table:table-cell>
          <table:table-cell table:number-columns-repeated="11"/>
        </table:table-row>
        <table:table-row table:style-name="ro2">
          <table:table-cell table:formula="of:=[.B38]-1" office:value-type="float" office:value="1800">
            <text:p>1800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212109">
            <text:p>212109</text:p>
          </table:table-cell>
          <table:table-cell office:value-type="float" office:value="244854">
            <text:p>244854</text:p>
          </table:table-cell>
          <table:table-cell office:value-type="float" office:value="245048">
            <text:p>245048</text:p>
          </table:table-cell>
          <table:table-cell table:formula="of:=[.D38]/1000" office:value-type="float" office:value="212.109">
            <text:p>212,109</text:p>
          </table:table-cell>
          <table:table-cell table:formula="of:=[.E38]/1000" office:value-type="float" office:value="244.854">
            <text:p>244,854</text:p>
          </table:table-cell>
          <table:table-cell table:formula="of:=[.F38]/1000" office:value-type="float" office:value="245.048">
            <text:p>245,048</text:p>
          </table:table-cell>
          <table:table-cell table:formula="of:=[.D38]/(LOG([.B38])*[.B38])" office:value-type="float" office:value="36.176442285741">
            <text:p>36,1764422857</text:p>
          </table:table-cell>
          <table:table-cell table:number-columns-repeated="11"/>
        </table:table-row>
        <table:table-row table:style-name="ro2">
          <table:table-cell table:formula="of:=[.B39]-1" office:value-type="float" office:value="1850">
            <text:p>1850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203830">
            <text:p>203830</text:p>
          </table:table-cell>
          <table:table-cell office:value-type="float" office:value="191808">
            <text:p>191808</text:p>
          </table:table-cell>
          <table:table-cell office:value-type="float" office:value="267330">
            <text:p>267330</text:p>
          </table:table-cell>
          <table:table-cell table:formula="of:=[.D39]/1000" office:value-type="float" office:value="203.83">
            <text:p>203,83</text:p>
          </table:table-cell>
          <table:table-cell table:formula="of:=[.E39]/1000" office:value-type="float" office:value="191.808">
            <text:p>191,808</text:p>
          </table:table-cell>
          <table:table-cell table:formula="of:=[.F39]/1000" office:value-type="float" office:value="267.33">
            <text:p>267,33</text:p>
          </table:table-cell>
          <table:table-cell table:formula="of:=[.D39]/(LOG([.B39])*[.B39])" office:value-type="float" office:value="33.7022214442425">
            <text:p>33,7022214442</text:p>
          </table:table-cell>
          <table:table-cell table:number-columns-repeated="10"/>
          <table:table-cell table:style-name="ce1"/>
        </table:table-row>
        <table:table-row table:style-name="ro2">
          <table:table-cell table:formula="of:=[.B40]-1"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208922">
            <text:p>208922</text:p>
          </table:table-cell>
          <table:table-cell office:value-type="float" office:value="223322">
            <text:p>223322</text:p>
          </table:table-cell>
          <table:table-cell office:value-type="float" office:value="199823">
            <text:p>199823</text:p>
          </table:table-cell>
          <table:table-cell table:formula="of:=[.D40]/1000" office:value-type="float" office:value="208.922">
            <text:p>208,922</text:p>
          </table:table-cell>
          <table:table-cell table:formula="of:=[.E40]/1000" office:value-type="float" office:value="223.322">
            <text:p>223,322</text:p>
          </table:table-cell>
          <table:table-cell table:formula="of:=[.F40]/1000" office:value-type="float" office:value="199.823">
            <text:p>199,823</text:p>
          </table:table-cell>
          <table:table-cell table:formula="of:=[.D40]/(LOG([.B40])*[.B40])" office:value-type="float" office:value="33.5168356413017">
            <text:p>33,5168356413</text:p>
          </table:table-cell>
          <table:table-cell table:number-columns-repeated="11"/>
        </table:table-row>
        <table:table-row table:style-name="ro2">
          <table:table-cell table:formula="of:=[.B41]-1"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101530">
            <text:p>101530</text:p>
          </table:table-cell>
          <table:table-cell office:value-type="float" office:value="249148">
            <text:p>249148</text:p>
          </table:table-cell>
          <table:table-cell office:value-type="float" office:value="228926">
            <text:p>228926</text:p>
          </table:table-cell>
          <table:table-cell table:formula="of:=[.D41]/1000" office:value-type="float" office:value="101.53">
            <text:p>101,53</text:p>
          </table:table-cell>
          <table:table-cell table:formula="of:=[.E41]/1000" office:value-type="float" office:value="249.148">
            <text:p>249,148</text:p>
          </table:table-cell>
          <table:table-cell table:formula="of:=[.F41]/1000" office:value-type="float" office:value="228.926">
            <text:p>228,926</text:p>
          </table:table-cell>
          <table:table-cell table:formula="of:=[.D41]/(LOG([.B41])*[.B41])" office:value-type="float" office:value="15.8163861476006">
            <text:p>15,8163861476</text:p>
          </table:table-cell>
          <table:table-cell table:number-columns-repeated="11"/>
        </table:table-row>
        <table:table-row table:style-name="ro2">
          <table:table-cell table:formula="of:=[.B42]-1"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float" office:value="120023">
            <text:p>120023</text:p>
          </table:table-cell>
          <table:table-cell office:value-type="float" office:value="244227">
            <text:p>244227</text:p>
          </table:table-cell>
          <table:table-cell office:value-type="float" office:value="256840">
            <text:p>256840</text:p>
          </table:table-cell>
          <table:table-cell table:formula="of:=[.D42]/1000" office:value-type="float" office:value="120.023">
            <text:p>120,023</text:p>
          </table:table-cell>
          <table:table-cell table:formula="of:=[.E42]/1000" office:value-type="float" office:value="244.227">
            <text:p>244,227</text:p>
          </table:table-cell>
          <table:table-cell table:formula="of:=[.F42]/1000" office:value-type="float" office:value="256.84">
            <text:p>256,84</text:p>
          </table:table-cell>
          <table:table-cell table:formula="of:=[.D42]/(LOG([.B42])*[.B42])" office:value-type="float" office:value="18.1693486233884">
            <text:p>18,1693486234</text:p>
          </table:table-cell>
          <table:table-cell table:number-columns-repeated="11"/>
        </table:table-row>
        <table:table-row table:style-name="ro2">
          <table:table-cell table:formula="of:=[.B43]-1" office:value-type="float" office:value="2050">
            <text:p>2050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168352">
            <text:p>168352</text:p>
          </table:table-cell>
          <table:table-cell office:value-type="float" office:value="229800">
            <text:p>229800</text:p>
          </table:table-cell>
          <table:table-cell office:value-type="float" office:value="255438">
            <text:p>255438</text:p>
          </table:table-cell>
          <table:table-cell table:formula="of:=[.D43]/1000" office:value-type="float" office:value="168.352">
            <text:p>168,352</text:p>
          </table:table-cell>
          <table:table-cell table:formula="of:=[.E43]/1000" office:value-type="float" office:value="229.8">
            <text:p>229,8</text:p>
          </table:table-cell>
          <table:table-cell table:formula="of:=[.F43]/1000" office:value-type="float" office:value="255.438">
            <text:p>255,438</text:p>
          </table:table-cell>
          <table:table-cell table:formula="of:=[.D43]/(LOG([.B43])*[.B43])" office:value-type="float" office:value="24.7837371561848">
            <text:p>24,7837371562</text:p>
          </table:table-cell>
          <table:table-cell table:number-columns-repeated="11"/>
        </table:table-row>
        <table:table-row table:style-name="ro2">
          <table:table-cell table:formula="of:=[.B44]-1" office:value-type="float" office:value="2100">
            <text:p>2100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192731">
            <text:p>192731</text:p>
          </table:table-cell>
          <table:table-cell office:value-type="float" office:value="257872">
            <text:p>257872</text:p>
          </table:table-cell>
          <table:table-cell office:value-type="float" office:value="235077">
            <text:p>235077</text:p>
          </table:table-cell>
          <table:table-cell table:formula="of:=[.D44]/1000" office:value-type="float" office:value="192.731">
            <text:p>192,731</text:p>
          </table:table-cell>
          <table:table-cell table:formula="of:=[.E44]/1000" office:value-type="float" office:value="257.872">
            <text:p>257,872</text:p>
          </table:table-cell>
          <table:table-cell table:formula="of:=[.F44]/1000" office:value-type="float" office:value="235.077">
            <text:p>235,077</text:p>
          </table:table-cell>
          <table:table-cell table:formula="of:=[.D44]/(LOG([.B44])*[.B44])" office:value-type="float" office:value="27.6102410847534">
            <text:p>27,6102410848</text:p>
          </table:table-cell>
          <table:table-cell table:number-columns-repeated="11"/>
        </table:table-row>
        <table:table-row table:style-name="ro2">
          <table:table-cell table:formula="of:=[.B45]-1" office:value-type="float" office:value="2150">
            <text:p>2150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197587">
            <text:p>197587</text:p>
          </table:table-cell>
          <table:table-cell office:value-type="float" office:value="231434">
            <text:p>231434</text:p>
          </table:table-cell>
          <table:table-cell office:value-type="float" office:value="267266">
            <text:p>267266</text:p>
          </table:table-cell>
          <table:table-cell table:formula="of:=[.D45]/1000" office:value-type="float" office:value="197.587">
            <text:p>197,587</text:p>
          </table:table-cell>
          <table:table-cell table:formula="of:=[.E45]/1000" office:value-type="float" office:value="231.434">
            <text:p>231,434</text:p>
          </table:table-cell>
          <table:table-cell table:formula="of:=[.F45]/1000" office:value-type="float" office:value="267.266">
            <text:p>267,266</text:p>
          </table:table-cell>
          <table:table-cell table:formula="of:=[.D45]/(LOG([.B45])*[.B45])" office:value-type="float" office:value="27.5631913960801">
            <text:p>27,5631913961</text:p>
          </table:table-cell>
          <table:table-cell table:number-columns-repeated="11"/>
        </table:table-row>
        <table:table-row table:style-name="ro2">
          <table:table-cell table:formula="of:=[.B46]-1" office:value-type="float" office:value="2200">
            <text:p>2200</text:p>
          </table:table-cell>
          <table:table-cell office:value-type="float" office:value="2201">
            <text:p>2201</text:p>
          </table:table-cell>
          <table:table-cell office:value-type="float" office:value="0">
            <text:p>0</text:p>
          </table:table-cell>
          <table:table-cell office:value-type="float" office:value="205573">
            <text:p>205573</text:p>
          </table:table-cell>
          <table:table-cell office:value-type="float" office:value="233007">
            <text:p>233007</text:p>
          </table:table-cell>
          <table:table-cell office:value-type="float" office:value="238064">
            <text:p>238064</text:p>
          </table:table-cell>
          <table:table-cell table:formula="of:=[.D46]/1000" office:value-type="float" office:value="205.573">
            <text:p>205,573</text:p>
          </table:table-cell>
          <table:table-cell table:formula="of:=[.E46]/1000" office:value-type="float" office:value="233.007">
            <text:p>233,007</text:p>
          </table:table-cell>
          <table:table-cell table:formula="of:=[.F46]/1000" office:value-type="float" office:value="238.064">
            <text:p>238,064</text:p>
          </table:table-cell>
          <table:table-cell table:formula="of:=[.D46]/(LOG([.B46])*[.B46])" office:value-type="float" office:value="27.9420984363749">
            <text:p>27,9420984364</text:p>
          </table:table-cell>
          <table:table-cell table:number-columns-repeated="11"/>
        </table:table-row>
        <table:table-row table:style-name="ro2">
          <table:table-cell table:formula="of:=[.B47]-1" office:value-type="float" office:value="2250">
            <text:p>2250</text:p>
          </table:table-cell>
          <table:table-cell office:value-type="float" office:value="2251">
            <text:p>2251</text:p>
          </table:table-cell>
          <table:table-cell office:value-type="float" office:value="0">
            <text:p>0</text:p>
          </table:table-cell>
          <table:table-cell office:value-type="float" office:value="120389">
            <text:p>120389</text:p>
          </table:table-cell>
          <table:table-cell office:value-type="float" office:value="258209">
            <text:p>258209</text:p>
          </table:table-cell>
          <table:table-cell office:value-type="float" office:value="276943">
            <text:p>276943</text:p>
          </table:table-cell>
          <table:table-cell table:formula="of:=[.D47]/1000" office:value-type="float" office:value="120.389">
            <text:p>120,389</text:p>
          </table:table-cell>
          <table:table-cell table:formula="of:=[.E47]/1000" office:value-type="float" office:value="258.209">
            <text:p>258,209</text:p>
          </table:table-cell>
          <table:table-cell table:formula="of:=[.F47]/1000" office:value-type="float" office:value="276.943">
            <text:p>276,943</text:p>
          </table:table-cell>
          <table:table-cell table:formula="of:=[.D47]/(LOG([.B47])*[.B47])" office:value-type="float" office:value="15.9535983732154">
            <text:p>15,9535983732</text:p>
          </table:table-cell>
          <table:table-cell table:number-columns-repeated="11"/>
        </table:table-row>
        <table:table-row table:style-name="ro2">
          <table:table-cell table:formula="of:=[.B48]-1" office:value-type="float" office:value="2300">
            <text:p>2300</text:p>
          </table:table-cell>
          <table:table-cell office:value-type="float" office:value="2301">
            <text:p>2301</text:p>
          </table:table-cell>
          <table:table-cell office:value-type="float" office:value="0">
            <text:p>0</text:p>
          </table:table-cell>
          <table:table-cell office:value-type="float" office:value="146640">
            <text:p>146640</text:p>
          </table:table-cell>
          <table:table-cell office:value-type="float" office:value="270260">
            <text:p>270260</text:p>
          </table:table-cell>
          <table:table-cell office:value-type="float" office:value="286080">
            <text:p>286080</text:p>
          </table:table-cell>
          <table:table-cell table:formula="of:=[.D48]/1000" office:value-type="float" office:value="146.64">
            <text:p>146,64</text:p>
          </table:table-cell>
          <table:table-cell table:formula="of:=[.E48]/1000" office:value-type="float" office:value="270.26">
            <text:p>270,26</text:p>
          </table:table-cell>
          <table:table-cell table:formula="of:=[.F48]/1000" office:value-type="float" office:value="286.08">
            <text:p>286,08</text:p>
          </table:table-cell>
          <table:table-cell table:formula="of:=[.D48]/(LOG([.B48])*[.B48])" office:value-type="float" office:value="18.9560958191043">
            <text:p>18,9560958191</text:p>
          </table:table-cell>
          <table:table-cell table:number-columns-repeated="11"/>
        </table:table-row>
        <table:table-row table:style-name="ro2">
          <table:table-cell table:formula="of:=[.B49]-1" office:value-type="float" office:value="2350">
            <text:p>2350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156981">
            <text:p>156981</text:p>
          </table:table-cell>
          <table:table-cell office:value-type="float" office:value="262349">
            <text:p>262349</text:p>
          </table:table-cell>
          <table:table-cell office:value-type="float" office:value="310635">
            <text:p>310635</text:p>
          </table:table-cell>
          <table:table-cell table:formula="of:=[.D49]/1000" office:value-type="float" office:value="156.981">
            <text:p>156,981</text:p>
          </table:table-cell>
          <table:table-cell table:formula="of:=[.E49]/1000" office:value-type="float" office:value="262.349">
            <text:p>262,349</text:p>
          </table:table-cell>
          <table:table-cell table:formula="of:=[.F49]/1000" office:value-type="float" office:value="310.635">
            <text:p>310,635</text:p>
          </table:table-cell>
          <table:table-cell table:formula="of:=[.D49]/(LOG([.B49])*[.B49])" office:value-type="float" office:value="19.8062913864623">
            <text:p>19,8062913865</text:p>
          </table:table-cell>
          <table:table-cell table:number-columns-repeated="11"/>
        </table:table-row>
        <table:table-row table:style-name="ro2">
          <table:table-cell table:formula="of:=[.B50]-1" office:value-type="float" office:value="2400">
            <text:p>2400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171390">
            <text:p>171390</text:p>
          </table:table-cell>
          <table:table-cell office:value-type="float" office:value="303762">
            <text:p>303762</text:p>
          </table:table-cell>
          <table:table-cell office:value-type="float" office:value="301408">
            <text:p>301408</text:p>
          </table:table-cell>
          <table:table-cell table:formula="of:=[.D50]/1000" office:value-type="float" office:value="171.39">
            <text:p>171,39</text:p>
          </table:table-cell>
          <table:table-cell table:formula="of:=[.E50]/1000" office:value-type="float" office:value="303.762">
            <text:p>303,762</text:p>
          </table:table-cell>
          <table:table-cell table:formula="of:=[.F50]/1000" office:value-type="float" office:value="301.408">
            <text:p>301,408</text:p>
          </table:table-cell>
          <table:table-cell table:formula="of:=[.D50]/(LOG([.B50])*[.B50])" office:value-type="float" office:value="21.1167088919359">
            <text:p>21,1167088919</text:p>
          </table:table-cell>
          <table:table-cell table:number-columns-repeated="11"/>
        </table:table-row>
        <table:table-row table:style-name="ro2">
          <table:table-cell table:formula="of:=[.B51]-1" office:value-type="float" office:value="2450">
            <text:p>2450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198812">
            <text:p>198812</text:p>
          </table:table-cell>
          <table:table-cell office:value-type="float" office:value="322867">
            <text:p>322867</text:p>
          </table:table-cell>
          <table:table-cell office:value-type="float" office:value="286195">
            <text:p>286195</text:p>
          </table:table-cell>
          <table:table-cell table:formula="of:=[.D51]/1000" office:value-type="float" office:value="198.812">
            <text:p>198,812</text:p>
          </table:table-cell>
          <table:table-cell table:formula="of:=[.E51]/1000" office:value-type="float" office:value="322.867">
            <text:p>322,867</text:p>
          </table:table-cell>
          <table:table-cell table:formula="of:=[.F51]/1000" office:value-type="float" office:value="286.195">
            <text:p>286,195</text:p>
          </table:table-cell>
          <table:table-cell table:formula="of:=[.D51]/(LOG([.B51])*[.B51])" office:value-type="float" office:value="23.9322605100332">
            <text:p>23,93226051</text:p>
          </table:table-cell>
          <table:table-cell table:number-columns-repeated="11"/>
        </table:table-row>
        <table:table-row table:style-name="ro2">
          <table:table-cell table:formula="of:=[.B52]-1" office:value-type="float" office:value="2500">
            <text:p>2500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 office:value-type="float" office:value="135900">
            <text:p>135900</text:p>
          </table:table-cell>
          <table:table-cell office:value-type="float" office:value="275101">
            <text:p>275101</text:p>
          </table:table-cell>
          <table:table-cell office:value-type="float" office:value="287754">
            <text:p>287754</text:p>
          </table:table-cell>
          <table:table-cell table:formula="of:=[.D52]/1000" office:value-type="float" office:value="135.9">
            <text:p>135,9</text:p>
          </table:table-cell>
          <table:table-cell table:formula="of:=[.E52]/1000" office:value-type="float" office:value="275.101">
            <text:p>275,101</text:p>
          </table:table-cell>
          <table:table-cell table:formula="of:=[.F52]/1000" office:value-type="float" office:value="287.754">
            <text:p>287,754</text:p>
          </table:table-cell>
          <table:table-cell table:formula="of:=[.D52]/(LOG([.B52])*[.B52])" office:value-type="float" office:value="15.990714150135">
            <text:p>15,9907141501</text:p>
          </table:table-cell>
          <table:table-cell table:number-columns-repeated="11"/>
        </table:table-row>
        <table:table-row table:style-name="ro2">
          <table:table-cell table:formula="of:=[.B53]-1" office:value-type="float" office:value="2550">
            <text:p>2550</text:p>
          </table:table-cell>
          <table:table-cell office:value-type="float" office:value="2551">
            <text:p>2551</text:p>
          </table:table-cell>
          <table:table-cell office:value-type="float" office:value="0">
            <text:p>0</text:p>
          </table:table-cell>
          <table:table-cell office:value-type="float" office:value="157934">
            <text:p>157934</text:p>
          </table:table-cell>
          <table:table-cell office:value-type="float" office:value="326730">
            <text:p>326730</text:p>
          </table:table-cell>
          <table:table-cell office:value-type="float" office:value="312288">
            <text:p>312288</text:p>
          </table:table-cell>
          <table:table-cell table:formula="of:=[.D53]/1000" office:value-type="float" office:value="157.934">
            <text:p>157,934</text:p>
          </table:table-cell>
          <table:table-cell table:formula="of:=[.E53]/1000" office:value-type="float" office:value="326.73">
            <text:p>326,73</text:p>
          </table:table-cell>
          <table:table-cell table:formula="of:=[.F53]/1000" office:value-type="float" office:value="312.288">
            <text:p>312,288</text:p>
          </table:table-cell>
          <table:table-cell table:formula="of:=[.D53]/(LOG([.B53])*[.B53])" office:value-type="float" office:value="18.1731391725761">
            <text:p>18,1731391726</text:p>
          </table:table-cell>
          <table:table-cell table:number-columns-repeated="11"/>
        </table:table-row>
        <table:table-row table:style-name="ro2">
          <table:table-cell table:formula="of:=[.B54]-1" office:value-type="float" office:value="2600">
            <text:p>2600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193668">
            <text:p>193668</text:p>
          </table:table-cell>
          <table:table-cell office:value-type="float" office:value="295847">
            <text:p>295847</text:p>
          </table:table-cell>
          <table:table-cell office:value-type="float" office:value="293227">
            <text:p>293227</text:p>
          </table:table-cell>
          <table:table-cell table:formula="of:=[.D54]/1000" office:value-type="float" office:value="193.668">
            <text:p>193,668</text:p>
          </table:table-cell>
          <table:table-cell table:formula="of:=[.E54]/1000" office:value-type="float" office:value="295.847">
            <text:p>295,847</text:p>
          </table:table-cell>
          <table:table-cell table:formula="of:=[.F54]/1000" office:value-type="float" office:value="293.227">
            <text:p>293,227</text:p>
          </table:table-cell>
          <table:table-cell table:formula="of:=[.D54]/(LOG([.B54])*[.B54])" office:value-type="float" office:value="21.8026337225184">
            <text:p>21,8026337225</text:p>
          </table:table-cell>
          <table:table-cell table:number-columns-repeated="11"/>
        </table:table-row>
        <table:table-row table:style-name="ro2">
          <table:table-cell table:formula="of:=[.B55]-1" office:value-type="float" office:value="2650">
            <text:p>2650</text:p>
          </table:table-cell>
          <table:table-cell office:value-type="float" office:value="2651">
            <text:p>2651</text:p>
          </table:table-cell>
          <table:table-cell office:value-type="float" office:value="0">
            <text:p>0</text:p>
          </table:table-cell>
          <table:table-cell office:value-type="float" office:value="139068">
            <text:p>139068</text:p>
          </table:table-cell>
          <table:table-cell office:value-type="float" office:value="315817">
            <text:p>315817</text:p>
          </table:table-cell>
          <table:table-cell office:value-type="float" office:value="324156">
            <text:p>324156</text:p>
          </table:table-cell>
          <table:table-cell table:formula="of:=[.D55]/1000" office:value-type="float" office:value="139.068">
            <text:p>139,068</text:p>
          </table:table-cell>
          <table:table-cell table:formula="of:=[.E55]/1000" office:value-type="float" office:value="315.817">
            <text:p>315,817</text:p>
          </table:table-cell>
          <table:table-cell table:formula="of:=[.F55]/1000" office:value-type="float" office:value="324.156">
            <text:p>324,156</text:p>
          </table:table-cell>
          <table:table-cell table:formula="of:=[.D55]/(LOG([.B55])*[.B55])" office:value-type="float" office:value="15.3235221618874">
            <text:p>15,3235221619</text:p>
          </table:table-cell>
          <table:table-cell table:number-columns-repeated="11"/>
        </table:table-row>
        <table:table-row table:style-name="ro2">
          <table:table-cell table:formula="of:=[.B56]-1" office:value-type="float" office:value="2700">
            <text:p>2700</text:p>
          </table:table-cell>
          <table:table-cell office:value-type="float" office:value="2701">
            <text:p>2701</text:p>
          </table:table-cell>
          <table:table-cell office:value-type="float" office:value="0">
            <text:p>0</text:p>
          </table:table-cell>
          <table:table-cell office:value-type="float" office:value="171806">
            <text:p>171806</text:p>
          </table:table-cell>
          <table:table-cell office:value-type="float" office:value="346853">
            <text:p>346853</text:p>
          </table:table-cell>
          <table:table-cell office:value-type="float" office:value="337240">
            <text:p>337240</text:p>
          </table:table-cell>
          <table:table-cell table:formula="of:=[.D56]/1000" office:value-type="float" office:value="171.806">
            <text:p>171,806</text:p>
          </table:table-cell>
          <table:table-cell table:formula="of:=[.E56]/1000" office:value-type="float" office:value="346.853">
            <text:p>346,853</text:p>
          </table:table-cell>
          <table:table-cell table:formula="of:=[.F56]/1000" office:value-type="float" office:value="337.24">
            <text:p>337,24</text:p>
          </table:table-cell>
          <table:table-cell table:formula="of:=[.D56]/(LOG([.B56])*[.B56])" office:value-type="float" office:value="18.5364527236203">
            <text:p>18,5364527236</text:p>
          </table:table-cell>
          <table:table-cell table:number-columns-repeated="11"/>
        </table:table-row>
        <table:table-row table:style-name="ro2">
          <table:table-cell table:formula="of:=[.B57]-1" office:value-type="float" office:value="2750">
            <text:p>2750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146951">
            <text:p>146951</text:p>
          </table:table-cell>
          <table:table-cell office:value-type="float" office:value="321819">
            <text:p>321819</text:p>
          </table:table-cell>
          <table:table-cell office:value-type="float" office:value="314013">
            <text:p>314013</text:p>
          </table:table-cell>
          <table:table-cell table:formula="of:=[.D57]/1000" office:value-type="float" office:value="146.951">
            <text:p>146,951</text:p>
          </table:table-cell>
          <table:table-cell table:formula="of:=[.E57]/1000" office:value-type="float" office:value="321.819">
            <text:p>321,819</text:p>
          </table:table-cell>
          <table:table-cell table:formula="of:=[.F57]/1000" office:value-type="float" office:value="314.013">
            <text:p>314,013</text:p>
          </table:table-cell>
          <table:table-cell table:formula="of:=[.D57]/(LOG([.B57])*[.B57])" office:value-type="float" office:value="15.5305855315424">
            <text:p>15,5305855315</text:p>
          </table:table-cell>
          <table:table-cell table:number-columns-repeated="11"/>
        </table:table-row>
        <table:table-row table:style-name="ro2">
          <table:table-cell table:formula="of:=[.B58]-1" office:value-type="float" office:value="2800">
            <text:p>2800</text:p>
          </table:table-cell>
          <table:table-cell office:value-type="float" office:value="2801">
            <text:p>2801</text:p>
          </table:table-cell>
          <table:table-cell office:value-type="float" office:value="0">
            <text:p>0</text:p>
          </table:table-cell>
          <table:table-cell office:value-type="float" office:value="175388">
            <text:p>175388</text:p>
          </table:table-cell>
          <table:table-cell office:value-type="float" office:value="317179">
            <text:p>317179</text:p>
          </table:table-cell>
          <table:table-cell office:value-type="float" office:value="338905">
            <text:p>338905</text:p>
          </table:table-cell>
          <table:table-cell table:formula="of:=[.D58]/1000" office:value-type="float" office:value="175.388">
            <text:p>175,388</text:p>
          </table:table-cell>
          <table:table-cell table:formula="of:=[.E58]/1000" office:value-type="float" office:value="317.179">
            <text:p>317,179</text:p>
          </table:table-cell>
          <table:table-cell table:formula="of:=[.F58]/1000" office:value-type="float" office:value="338.905">
            <text:p>338,905</text:p>
          </table:table-cell>
          <table:table-cell table:formula="of:=[.D58]/(LOG([.B58])*[.B58])" office:value-type="float" office:value="18.1637717608813">
            <text:p>18,1637717609</text:p>
          </table:table-cell>
          <table:table-cell table:number-columns-repeated="11"/>
        </table:table-row>
        <table:table-row table:style-name="ro2">
          <table:table-cell table:formula="of:=[.B59]-1" office:value-type="float" office:value="2850">
            <text:p>2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149736">
            <text:p>149736</text:p>
          </table:table-cell>
          <table:table-cell office:value-type="float" office:value="357868">
            <text:p>357868</text:p>
          </table:table-cell>
          <table:table-cell office:value-type="float" office:value="346900">
            <text:p>346900</text:p>
          </table:table-cell>
          <table:table-cell table:formula="of:=[.D59]/1000" office:value-type="float" office:value="149.736">
            <text:p>149,736</text:p>
          </table:table-cell>
          <table:table-cell table:formula="of:=[.E59]/1000" office:value-type="float" office:value="357.868">
            <text:p>357,868</text:p>
          </table:table-cell>
          <table:table-cell table:formula="of:=[.F59]/1000" office:value-type="float" office:value="346.9">
            <text:p>346,9</text:p>
          </table:table-cell>
          <table:table-cell table:formula="of:=[.D59]/(LOG([.B59])*[.B59])" office:value-type="float" office:value="15.2013202363733">
            <text:p>15,2013202364</text:p>
          </table:table-cell>
          <table:table-cell table:number-columns-repeated="11"/>
        </table:table-row>
        <table:table-row table:style-name="ro2">
          <table:table-cell table:formula="of:=[.B60]-1" office:value-type="float" office:value="2900">
            <text:p>2900</text:p>
          </table:table-cell>
          <table:table-cell office:value-type="float" office:value="2901">
            <text:p>2901</text:p>
          </table:table-cell>
          <table:table-cell office:value-type="float" office:value="0">
            <text:p>0</text:p>
          </table:table-cell>
          <table:table-cell office:value-type="float" office:value="184511">
            <text:p>184511</text:p>
          </table:table-cell>
          <table:table-cell office:value-type="float" office:value="342403">
            <text:p>342403</text:p>
          </table:table-cell>
          <table:table-cell office:value-type="float" office:value="346769">
            <text:p>346769</text:p>
          </table:table-cell>
          <table:table-cell table:formula="of:=[.D60]/1000" office:value-type="float" office:value="184.511">
            <text:p>184,511</text:p>
          </table:table-cell>
          <table:table-cell table:formula="of:=[.E60]/1000" office:value-type="float" office:value="342.403">
            <text:p>342,403</text:p>
          </table:table-cell>
          <table:table-cell table:formula="of:=[.F60]/1000" office:value-type="float" office:value="346.769">
            <text:p>346,769</text:p>
          </table:table-cell>
          <table:table-cell table:formula="of:=[.D60]/(LOG([.B60])*[.B60])" office:value-type="float" office:value="18.3687145495406">
            <text:p>18,3687145495</text:p>
          </table:table-cell>
          <table:table-cell table:number-columns-repeated="11"/>
        </table:table-row>
        <table:table-row table:style-name="ro2">
          <table:table-cell table:formula="of:=[.B61]-1" office:value-type="float" office:value="2950">
            <text:p>2950</text:p>
          </table:table-cell>
          <table:table-cell office:value-type="float" office:value="2951">
            <text:p>2951</text:p>
          </table:table-cell>
          <table:table-cell office:value-type="float" office:value="0">
            <text:p>0</text:p>
          </table:table-cell>
          <table:table-cell office:value-type="float" office:value="154016">
            <text:p>154016</text:p>
          </table:table-cell>
          <table:table-cell office:value-type="float" office:value="344782">
            <text:p>344782</text:p>
          </table:table-cell>
          <table:table-cell office:value-type="float" office:value="350338">
            <text:p>350338</text:p>
          </table:table-cell>
          <table:table-cell table:formula="of:=[.D61]/1000" office:value-type="float" office:value="154.016">
            <text:p>154,016</text:p>
          </table:table-cell>
          <table:table-cell table:formula="of:=[.E61]/1000" office:value-type="float" office:value="344.782">
            <text:p>344,782</text:p>
          </table:table-cell>
          <table:table-cell table:formula="of:=[.F61]/1000" office:value-type="float" office:value="350.338">
            <text:p>350,338</text:p>
          </table:table-cell>
          <table:table-cell table:formula="of:=[.D61]/(LOG([.B61])*[.B61])" office:value-type="float" office:value="15.0408025266592">
            <text:p>15,0408025267</text:p>
          </table:table-cell>
          <table:table-cell table:number-columns-repeated="11"/>
        </table:table-row>
        <table:table-row table:style-name="ro2">
          <table:table-cell table:formula="of:=[.B62]-1" office:value-type="float" office:value="3000">
            <text:p>3000</text:p>
          </table:table-cell>
          <table:table-cell office:value-type="float" office:value="3001">
            <text:p>3001</text:p>
          </table:table-cell>
          <table:table-cell office:value-type="float" office:value="0">
            <text:p>0</text:p>
          </table:table-cell>
          <table:table-cell office:value-type="float" office:value="174720">
            <text:p>174720</text:p>
          </table:table-cell>
          <table:table-cell office:value-type="float" office:value="350705">
            <text:p>350705</text:p>
          </table:table-cell>
          <table:table-cell office:value-type="float" office:value="350135">
            <text:p>350135</text:p>
          </table:table-cell>
          <table:table-cell table:formula="of:=[.D62]/1000" office:value-type="float" office:value="174.72">
            <text:p>174,72</text:p>
          </table:table-cell>
          <table:table-cell table:formula="of:=[.E62]/1000" office:value-type="float" office:value="350.705">
            <text:p>350,705</text:p>
          </table:table-cell>
          <table:table-cell table:formula="of:=[.F62]/1000" office:value-type="float" office:value="350.135">
            <text:p>350,135</text:p>
          </table:table-cell>
          <table:table-cell table:formula="of:=[.D62]/(LOG([.B62])*[.B62])" office:value-type="float" office:value="16.7432095250188">
            <text:p>16,743209525</text:p>
          </table:table-cell>
          <table:table-cell table:number-columns-repeated="11"/>
        </table:table-row>
        <table:table-row table:style-name="ro2">
          <table:table-cell table:formula="of:=[.B63]-1" office:value-type="float" office:value="3050">
            <text:p>3050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189765">
            <text:p>189765</text:p>
          </table:table-cell>
          <table:table-cell office:value-type="float" office:value="365899">
            <text:p>365899</text:p>
          </table:table-cell>
          <table:table-cell office:value-type="float" office:value="378616">
            <text:p>378616</text:p>
          </table:table-cell>
          <table:table-cell table:formula="of:=[.D63]/1000" office:value-type="float" office:value="189.765">
            <text:p>189,765</text:p>
          </table:table-cell>
          <table:table-cell table:formula="of:=[.E63]/1000" office:value-type="float" office:value="365.899">
            <text:p>365,899</text:p>
          </table:table-cell>
          <table:table-cell table:formula="of:=[.F63]/1000" office:value-type="float" office:value="378.616">
            <text:p>378,616</text:p>
          </table:table-cell>
          <table:table-cell table:formula="of:=[.D63]/(LOG([.B63])*[.B63])" office:value-type="float" office:value="17.8500995027486">
            <text:p>17,8500995027</text:p>
          </table:table-cell>
          <table:table-cell table:number-columns-repeated="11"/>
        </table:table-row>
        <table:table-row table:style-name="ro2">
          <table:table-cell table:formula="of:=[.B64]-1" office:value-type="float" office:value="3100">
            <text:p>3100</text:p>
          </table:table-cell>
          <table:table-cell office:value-type="float" office:value="3101">
            <text:p>3101</text:p>
          </table:table-cell>
          <table:table-cell office:value-type="float" office:value="0">
            <text:p>0</text:p>
          </table:table-cell>
          <table:table-cell office:value-type="float" office:value="211223">
            <text:p>211223</text:p>
          </table:table-cell>
          <table:table-cell office:value-type="float" office:value="387648">
            <text:p>387648</text:p>
          </table:table-cell>
          <table:table-cell office:value-type="float" office:value="479521">
            <text:p>479521</text:p>
          </table:table-cell>
          <table:table-cell table:formula="of:=[.D64]/1000" office:value-type="float" office:value="211.223">
            <text:p>211,223</text:p>
          </table:table-cell>
          <table:table-cell table:formula="of:=[.E64]/1000" office:value-type="float" office:value="387.648">
            <text:p>387,648</text:p>
          </table:table-cell>
          <table:table-cell table:formula="of:=[.F64]/1000" office:value-type="float" office:value="479.521">
            <text:p>479,521</text:p>
          </table:table-cell>
          <table:table-cell table:formula="of:=[.D64]/(LOG([.B64])*[.B64])" office:value-type="float" office:value="19.5086480719907">
            <text:p>19,508648072</text:p>
          </table:table-cell>
          <table:table-cell table:number-columns-repeated="11"/>
        </table:table-row>
        <table:table-row table:style-name="ro2">
          <table:table-cell table:formula="of:=[.B65]-1" office:value-type="float" office:value="3150">
            <text:p>3150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office:value-type="float" office:value="235616">
            <text:p>235616</text:p>
          </table:table-cell>
          <table:table-cell office:value-type="float" office:value="378749">
            <text:p>378749</text:p>
          </table:table-cell>
          <table:table-cell office:value-type="float" office:value="534839">
            <text:p>534839</text:p>
          </table:table-cell>
          <table:table-cell table:formula="of:=[.D65]/1000" office:value-type="float" office:value="235.616">
            <text:p>235,616</text:p>
          </table:table-cell>
          <table:table-cell table:formula="of:=[.E65]/1000" office:value-type="float" office:value="378.749">
            <text:p>378,749</text:p>
          </table:table-cell>
          <table:table-cell table:formula="of:=[.F65]/1000" office:value-type="float" office:value="534.839">
            <text:p>534,839</text:p>
          </table:table-cell>
          <table:table-cell table:formula="of:=[.D65]/(LOG([.B65])*[.B65])" office:value-type="float" office:value="21.373758720629">
            <text:p>21,3737587206</text:p>
          </table:table-cell>
          <table:table-cell table:number-columns-repeated="11"/>
        </table:table-row>
        <table:table-row table:style-name="ro2">
          <table:table-cell table:formula="of:=[.B66]-1" office:value-type="float" office:value="3200">
            <text:p>3200</text:p>
          </table:table-cell>
          <table:table-cell office:value-type="float" office:value="3201">
            <text:p>3201</text:p>
          </table:table-cell>
          <table:table-cell office:value-type="float" office:value="0">
            <text:p>0</text:p>
          </table:table-cell>
          <table:table-cell office:value-type="float" office:value="257790">
            <text:p>257790</text:p>
          </table:table-cell>
          <table:table-cell office:value-type="float" office:value="377992">
            <text:p>377992</text:p>
          </table:table-cell>
          <table:table-cell office:value-type="float" office:value="388300">
            <text:p>388300</text:p>
          </table:table-cell>
          <table:table-cell table:formula="of:=[.D66]/1000" office:value-type="float" office:value="257.79">
            <text:p>257,79</text:p>
          </table:table-cell>
          <table:table-cell table:formula="of:=[.E66]/1000" office:value-type="float" office:value="377.992">
            <text:p>377,992</text:p>
          </table:table-cell>
          <table:table-cell table:formula="of:=[.F66]/1000" office:value-type="float" office:value="388.3">
            <text:p>388,3</text:p>
          </table:table-cell>
          <table:table-cell table:formula="of:=[.D66]/(LOG([.B66])*[.B66])" office:value-type="float" office:value="22.9750769399544">
            <text:p>22,97507694</text:p>
          </table:table-cell>
          <table:table-cell table:number-columns-repeated="11"/>
        </table:table-row>
        <table:table-row table:style-name="ro2">
          <table:table-cell table:formula="of:=[.B67]-1" office:value-type="float" office:value="3250">
            <text:p>3250</text:p>
          </table:table-cell>
          <table:table-cell office:value-type="float" office:value="3251">
            <text:p>3251</text:p>
          </table:table-cell>
          <table:table-cell office:value-type="float" office:value="0">
            <text:p>0</text:p>
          </table:table-cell>
          <table:table-cell office:value-type="float" office:value="171989">
            <text:p>171989</text:p>
          </table:table-cell>
          <table:table-cell office:value-type="float" office:value="379725">
            <text:p>379725</text:p>
          </table:table-cell>
          <table:table-cell office:value-type="float" office:value="390067">
            <text:p>390067</text:p>
          </table:table-cell>
          <table:table-cell table:formula="of:=[.D67]/1000" office:value-type="float" office:value="171.989">
            <text:p>171,989</text:p>
          </table:table-cell>
          <table:table-cell table:formula="of:=[.E67]/1000" office:value-type="float" office:value="379.725">
            <text:p>379,725</text:p>
          </table:table-cell>
          <table:table-cell table:formula="of:=[.F67]/1000" office:value-type="float" office:value="390.067">
            <text:p>390,067</text:p>
          </table:table-cell>
          <table:table-cell table:formula="of:=[.D67]/(LOG([.B67])*[.B67])" office:value-type="float" office:value="15.0635417748682">
            <text:p>15,0635417749</text:p>
          </table:table-cell>
          <table:table-cell table:number-columns-repeated="11"/>
        </table:table-row>
        <table:table-row table:style-name="ro2">
          <table:table-cell table:formula="of:=[.B68]-1" office:value-type="float" office:value="3300">
            <text:p>3300</text:p>
          </table:table-cell>
          <table:table-cell office:value-type="float" office:value="3301">
            <text:p>3301</text:p>
          </table:table-cell>
          <table:table-cell office:value-type="float" office:value="0">
            <text:p>0</text:p>
          </table:table-cell>
          <table:table-cell office:value-type="float" office:value="195591">
            <text:p>195591</text:p>
          </table:table-cell>
          <table:table-cell office:value-type="float" office:value="385709">
            <text:p>385709</text:p>
          </table:table-cell>
          <table:table-cell office:value-type="float" office:value="393939">
            <text:p>393939</text:p>
          </table:table-cell>
          <table:table-cell table:formula="of:=[.D68]/1000" office:value-type="float" office:value="195.591">
            <text:p>195,591</text:p>
          </table:table-cell>
          <table:table-cell table:formula="of:=[.E68]/1000" office:value-type="float" office:value="385.709">
            <text:p>385,709</text:p>
          </table:table-cell>
          <table:table-cell table:formula="of:=[.F68]/1000" office:value-type="float" office:value="393.939">
            <text:p>393,939</text:p>
          </table:table-cell>
          <table:table-cell table:formula="of:=[.D68]/(LOG([.B68])*[.B68])" office:value-type="float" office:value="16.8394470045901">
            <text:p>16,8394470046</text:p>
          </table:table-cell>
          <table:table-cell table:number-columns-repeated="11"/>
        </table:table-row>
        <table:table-row table:style-name="ro2">
          <table:table-cell table:formula="of:=[.B69]-1" office:value-type="float" office:value="3350">
            <text:p>3350</text:p>
          </table:table-cell>
          <table:table-cell office:value-type="float" office:value="3351">
            <text:p>3351</text:p>
          </table:table-cell>
          <table:table-cell office:value-type="float" office:value="0">
            <text:p>0</text:p>
          </table:table-cell>
          <table:table-cell office:value-type="float" office:value="233934">
            <text:p>233934</text:p>
          </table:table-cell>
          <table:table-cell office:value-type="float" office:value="399273">
            <text:p>399273</text:p>
          </table:table-cell>
          <table:table-cell office:value-type="float" office:value="405589">
            <text:p>405589</text:p>
          </table:table-cell>
          <table:table-cell table:formula="of:=[.D69]/1000" office:value-type="float" office:value="233.934">
            <text:p>233,934</text:p>
          </table:table-cell>
          <table:table-cell table:formula="of:=[.E69]/1000" office:value-type="float" office:value="399.273">
            <text:p>399,273</text:p>
          </table:table-cell>
          <table:table-cell table:formula="of:=[.F69]/1000" office:value-type="float" office:value="405.589">
            <text:p>405,589</text:p>
          </table:table-cell>
          <table:table-cell table:formula="of:=[.D69]/(LOG([.B69])*[.B69])" office:value-type="float" office:value="19.8033338031312">
            <text:p>19,8033338031</text:p>
          </table:table-cell>
          <table:table-cell table:number-columns-repeated="11"/>
        </table:table-row>
        <table:table-row table:style-name="ro2">
          <table:table-cell table:formula="of:=[.B70]-1" office:value-type="float" office:value="3400">
            <text:p>3400</text:p>
          </table:table-cell>
          <table:table-cell office:value-type="float" office:value="3401">
            <text:p>3401</text:p>
          </table:table-cell>
          <table:table-cell office:value-type="float" office:value="0">
            <text:p>0</text:p>
          </table:table-cell>
          <table:table-cell office:value-type="float" office:value="196145">
            <text:p>196145</text:p>
          </table:table-cell>
          <table:table-cell office:value-type="float" office:value="403301">
            <text:p>403301</text:p>
          </table:table-cell>
          <table:table-cell office:value-type="float" office:value="413157">
            <text:p>413157</text:p>
          </table:table-cell>
          <table:table-cell table:formula="of:=[.D70]/1000" office:value-type="float" office:value="196.145">
            <text:p>196,145</text:p>
          </table:table-cell>
          <table:table-cell table:formula="of:=[.E70]/1000" office:value-type="float" office:value="403.301">
            <text:p>403,301</text:p>
          </table:table-cell>
          <table:table-cell table:formula="of:=[.F70]/1000" office:value-type="float" office:value="413.157">
            <text:p>413,157</text:p>
          </table:table-cell>
          <table:table-cell table:formula="of:=[.D70]/(LOG([.B70])*[.B70])" office:value-type="float" office:value="16.3304550368988">
            <text:p>16,3304550369</text:p>
          </table:table-cell>
          <table:table-cell table:number-columns-repeated="11"/>
        </table:table-row>
        <table:table-row table:style-name="ro2">
          <table:table-cell table:formula="of:=[.B71]-1" office:value-type="float" office:value="3450">
            <text:p>3450</text:p>
          </table:table-cell>
          <table:table-cell office:value-type="float" office:value="3451">
            <text:p>3451</text:p>
          </table:table-cell>
          <table:table-cell office:value-type="float" office:value="0">
            <text:p>0</text:p>
          </table:table-cell>
          <table:table-cell office:value-type="float" office:value="200436">
            <text:p>200436</text:p>
          </table:table-cell>
          <table:table-cell office:value-type="float" office:value="410224">
            <text:p>410224</text:p>
          </table:table-cell>
          <table:table-cell office:value-type="float" office:value="415501">
            <text:p>415501</text:p>
          </table:table-cell>
          <table:table-cell table:formula="of:=[.D71]/1000" office:value-type="float" office:value="200.436">
            <text:p>200,436</text:p>
          </table:table-cell>
          <table:table-cell table:formula="of:=[.E71]/1000" office:value-type="float" office:value="410.224">
            <text:p>410,224</text:p>
          </table:table-cell>
          <table:table-cell table:formula="of:=[.F71]/1000" office:value-type="float" office:value="415.501">
            <text:p>415,501</text:p>
          </table:table-cell>
          <table:table-cell table:formula="of:=[.D71]/(LOG([.B71])*[.B71])" office:value-type="float" office:value="16.4164669119405">
            <text:p>16,4164669119</text:p>
          </table:table-cell>
          <table:table-cell table:number-columns-repeated="11"/>
        </table:table-row>
        <table:table-row table:style-name="ro2">
          <table:table-cell table:formula="of:=[.B72]-1" office:value-type="float" office:value="3500">
            <text:p>3500</text:p>
          </table:table-cell>
          <table:table-cell office:value-type="float" office:value="3501">
            <text:p>3501</text:p>
          </table:table-cell>
          <table:table-cell office:value-type="float" office:value="0">
            <text:p>0</text:p>
          </table:table-cell>
          <table:table-cell office:value-type="float" office:value="211194">
            <text:p>211194</text:p>
          </table:table-cell>
          <table:table-cell office:value-type="float" office:value="410881">
            <text:p>410881</text:p>
          </table:table-cell>
          <table:table-cell office:value-type="float" office:value="411767">
            <text:p>411767</text:p>
          </table:table-cell>
          <table:table-cell table:formula="of:=[.D72]/1000" office:value-type="float" office:value="211.194">
            <text:p>211,194</text:p>
          </table:table-cell>
          <table:table-cell table:formula="of:=[.E72]/1000" office:value-type="float" office:value="410.881">
            <text:p>410,881</text:p>
          </table:table-cell>
          <table:table-cell table:formula="of:=[.F72]/1000" office:value-type="float" office:value="411.767">
            <text:p>411,767</text:p>
          </table:table-cell>
          <table:table-cell table:formula="of:=[.D72]/(LOG([.B72])*[.B72])" office:value-type="float" office:value="17.0204959465337">
            <text:p>17,0204959465</text:p>
          </table:table-cell>
          <table:table-cell table:number-columns-repeated="11"/>
        </table:table-row>
        <table:table-row table:style-name="ro2">
          <table:table-cell table:formula="of:=[.B73]-1" office:value-type="float" office:value="3550">
            <text:p>3550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192458">
            <text:p>192458</text:p>
          </table:table-cell>
          <table:table-cell office:value-type="float" office:value="418015">
            <text:p>418015</text:p>
          </table:table-cell>
          <table:table-cell office:value-type="float" office:value="427952">
            <text:p>427952</text:p>
          </table:table-cell>
          <table:table-cell table:formula="of:=[.D73]/1000" office:value-type="float" office:value="192.458">
            <text:p>192,458</text:p>
          </table:table-cell>
          <table:table-cell table:formula="of:=[.E73]/1000" office:value-type="float" office:value="418.015">
            <text:p>418,015</text:p>
          </table:table-cell>
          <table:table-cell table:formula="of:=[.F73]/1000" office:value-type="float" office:value="427.952">
            <text:p>427,952</text:p>
          </table:table-cell>
          <table:table-cell table:formula="of:=[.D73]/(LOG([.B73])*[.B73])" office:value-type="float" office:value="15.265605855722">
            <text:p>15,2656058557</text:p>
          </table:table-cell>
          <table:table-cell table:number-columns-repeated="11"/>
        </table:table-row>
        <table:table-row table:style-name="ro2">
          <table:table-cell table:formula="of:=[.B74]-1" office:value-type="float" office:value="3600">
            <text:p>3600</text:p>
          </table:table-cell>
          <table:table-cell office:value-type="float" office:value="3601">
            <text:p>3601</text:p>
          </table:table-cell>
          <table:table-cell office:value-type="float" office:value="0">
            <text:p>0</text:p>
          </table:table-cell>
          <table:table-cell office:value-type="float" office:value="217741">
            <text:p>217741</text:p>
          </table:table-cell>
          <table:table-cell office:value-type="float" office:value="404278">
            <text:p>404278</text:p>
          </table:table-cell>
          <table:table-cell office:value-type="float" office:value="415120">
            <text:p>415120</text:p>
          </table:table-cell>
          <table:table-cell table:formula="of:=[.D74]/1000" office:value-type="float" office:value="217.741">
            <text:p>217,741</text:p>
          </table:table-cell>
          <table:table-cell table:formula="of:=[.E74]/1000" office:value-type="float" office:value="404.278">
            <text:p>404,278</text:p>
          </table:table-cell>
          <table:table-cell table:formula="of:=[.F74]/1000" office:value-type="float" office:value="415.12">
            <text:p>415,12</text:p>
          </table:table-cell>
          <table:table-cell table:formula="of:=[.D74]/(LOG([.B74])*[.B74])" office:value-type="float" office:value="17.0021430831209">
            <text:p>17,0021430831</text:p>
          </table:table-cell>
          <table:table-cell table:number-columns-repeated="11"/>
        </table:table-row>
        <table:table-row table:style-name="ro2">
          <table:table-cell table:formula="of:=[.B75]-1" office:value-type="float" office:value="3650">
            <text:p>3650</text:p>
          </table:table-cell>
          <table:table-cell office:value-type="float" office:value="3651">
            <text:p>3651</text:p>
          </table:table-cell>
          <table:table-cell office:value-type="float" office:value="0">
            <text:p>0</text:p>
          </table:table-cell>
          <table:table-cell office:value-type="float" office:value="241082">
            <text:p>241082</text:p>
          </table:table-cell>
          <table:table-cell office:value-type="float" office:value="408844">
            <text:p>408844</text:p>
          </table:table-cell>
          <table:table-cell office:value-type="float" office:value="420627">
            <text:p>420627</text:p>
          </table:table-cell>
          <table:table-cell table:formula="of:=[.D75]/1000" office:value-type="float" office:value="241.082">
            <text:p>241,082</text:p>
          </table:table-cell>
          <table:table-cell table:formula="of:=[.E75]/1000" office:value-type="float" office:value="408.844">
            <text:p>408,844</text:p>
          </table:table-cell>
          <table:table-cell table:formula="of:=[.F75]/1000" office:value-type="float" office:value="420.627">
            <text:p>420,627</text:p>
          </table:table-cell>
          <table:table-cell table:formula="of:=[.D75]/(LOG([.B75])*[.B75])" office:value-type="float" office:value="18.5356930118192">
            <text:p>18,5356930118</text:p>
          </table:table-cell>
          <table:table-cell table:number-columns-repeated="11"/>
        </table:table-row>
        <table:table-row table:style-name="ro2">
          <table:table-cell table:formula="of:=[.B76]-1" office:value-type="float" office:value="3700">
            <text:p>3700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235550">
            <text:p>235550</text:p>
          </table:table-cell>
          <table:table-cell office:value-type="float" office:value="416121">
            <text:p>416121</text:p>
          </table:table-cell>
          <table:table-cell office:value-type="float" office:value="419425">
            <text:p>419425</text:p>
          </table:table-cell>
          <table:table-cell table:formula="of:=[.D76]/1000" office:value-type="float" office:value="235.55">
            <text:p>235,55</text:p>
          </table:table-cell>
          <table:table-cell table:formula="of:=[.E76]/1000" office:value-type="float" office:value="416.121">
            <text:p>416,121</text:p>
          </table:table-cell>
          <table:table-cell table:formula="of:=[.F76]/1000" office:value-type="float" office:value="419.425">
            <text:p>419,425</text:p>
          </table:table-cell>
          <table:table-cell table:formula="of:=[.D76]/(LOG([.B76])*[.B76])" office:value-type="float" office:value="17.8361181563737">
            <text:p>17,8361181564</text:p>
          </table:table-cell>
          <table:table-cell table:number-columns-repeated="11"/>
        </table:table-row>
        <table:table-row table:style-name="ro2">
          <table:table-cell table:formula="of:=[.B77]-1" office:value-type="float" office:value="3750">
            <text:p>3750</text:p>
          </table:table-cell>
          <table:table-cell office:value-type="float" office:value="3751">
            <text:p>3751</text:p>
          </table:table-cell>
          <table:table-cell office:value-type="float" office:value="0">
            <text:p>0</text:p>
          </table:table-cell>
          <table:table-cell office:value-type="float" office:value="206248">
            <text:p>206248</text:p>
          </table:table-cell>
          <table:table-cell office:value-type="float" office:value="444295">
            <text:p>444295</text:p>
          </table:table-cell>
          <table:table-cell office:value-type="float" office:value="431871">
            <text:p>431871</text:p>
          </table:table-cell>
          <table:table-cell table:formula="of:=[.D77]/1000" office:value-type="float" office:value="206.248">
            <text:p>206,248</text:p>
          </table:table-cell>
          <table:table-cell table:formula="of:=[.E77]/1000" office:value-type="float" office:value="444.295">
            <text:p>444,295</text:p>
          </table:table-cell>
          <table:table-cell table:formula="of:=[.F77]/1000" office:value-type="float" office:value="431.871">
            <text:p>431,871</text:p>
          </table:table-cell>
          <table:table-cell table:formula="of:=[.D77]/(LOG([.B77])*[.B77])" office:value-type="float" office:value="15.3840351461078">
            <text:p>15,3840351461</text:p>
          </table:table-cell>
          <table:table-cell table:number-columns-repeated="11"/>
        </table:table-row>
        <table:table-row table:style-name="ro2">
          <table:table-cell table:formula="of:=[.B78]-1" office:value-type="float" office:value="3800">
            <text:p>3800</text:p>
          </table:table-cell>
          <table:table-cell office:value-type="float" office:value="3801">
            <text:p>3801</text:p>
          </table:table-cell>
          <table:table-cell office:value-type="float" office:value="0">
            <text:p>0</text:p>
          </table:table-cell>
          <table:table-cell office:value-type="float" office:value="231190">
            <text:p>231190</text:p>
          </table:table-cell>
          <table:table-cell office:value-type="float" office:value="451050">
            <text:p>451050</text:p>
          </table:table-cell>
          <table:table-cell office:value-type="float" office:value="462825">
            <text:p>462825</text:p>
          </table:table-cell>
          <table:table-cell table:formula="of:=[.D78]/1000" office:value-type="float" office:value="231.19">
            <text:p>231,19</text:p>
          </table:table-cell>
          <table:table-cell table:formula="of:=[.E78]/1000" office:value-type="float" office:value="451.05">
            <text:p>451,05</text:p>
          </table:table-cell>
          <table:table-cell table:formula="of:=[.F78]/1000" office:value-type="float" office:value="462.825">
            <text:p>462,825</text:p>
          </table:table-cell>
          <table:table-cell table:formula="of:=[.D78]/(LOG([.B78])*[.B78])" office:value-type="float" office:value="16.9902800929049">
            <text:p>16,9902800929</text:p>
          </table:table-cell>
          <table:table-cell table:number-columns-repeated="11"/>
        </table:table-row>
        <table:table-row table:style-name="ro2">
          <table:table-cell table:formula="of:=[.B79]-1" office:value-type="float" office:value="3850">
            <text:p>3850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253157">
            <text:p>253157</text:p>
          </table:table-cell>
          <table:table-cell office:value-type="float" office:value="457398">
            <text:p>457398</text:p>
          </table:table-cell>
          <table:table-cell office:value-type="float" office:value="477120">
            <text:p>477120</text:p>
          </table:table-cell>
          <table:table-cell table:formula="of:=[.D79]/1000" office:value-type="float" office:value="253.157">
            <text:p>253,157</text:p>
          </table:table-cell>
          <table:table-cell table:formula="of:=[.E79]/1000" office:value-type="float" office:value="457.398">
            <text:p>457,398</text:p>
          </table:table-cell>
          <table:table-cell table:formula="of:=[.F79]/1000" office:value-type="float" office:value="477.12">
            <text:p>477,12</text:p>
          </table:table-cell>
          <table:table-cell table:formula="of:=[.D79]/(LOG([.B79])*[.B79])" office:value-type="float" office:value="18.3340237736037">
            <text:p>18,3340237736</text:p>
          </table:table-cell>
          <table:table-cell table:number-columns-repeated="11"/>
        </table:table-row>
        <table:table-row table:style-name="ro2">
          <table:table-cell table:formula="of:=[.B80]-1" office:value-type="float" office:value="3900">
            <text:p>3900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209230">
            <text:p>209230</text:p>
          </table:table-cell>
          <table:table-cell office:value-type="float" office:value="442667">
            <text:p>442667</text:p>
          </table:table-cell>
          <table:table-cell office:value-type="float" office:value="460559">
            <text:p>460559</text:p>
          </table:table-cell>
          <table:table-cell table:formula="of:=[.D80]/1000" office:value-type="float" office:value="209.23">
            <text:p>209,23</text:p>
          </table:table-cell>
          <table:table-cell table:formula="of:=[.E80]/1000" office:value-type="float" office:value="442.667">
            <text:p>442,667</text:p>
          </table:table-cell>
          <table:table-cell table:formula="of:=[.F80]/1000" office:value-type="float" office:value="460.559">
            <text:p>460,559</text:p>
          </table:table-cell>
          <table:table-cell table:formula="of:=[.D80]/(LOG([.B80])*[.B80])" office:value-type="float" office:value="14.9352095624366">
            <text:p>14,9352095624</text:p>
          </table:table-cell>
          <table:table-cell table:number-columns-repeated="11"/>
        </table:table-row>
        <table:table-row table:style-name="ro2">
          <table:table-cell table:formula="of:=[.B81]-1" office:value-type="float" office:value="3950">
            <text:p>3950</text:p>
          </table:table-cell>
          <table:table-cell office:value-type="float" office:value="3951">
            <text:p>3951</text:p>
          </table:table-cell>
          <table:table-cell office:value-type="float" office:value="0">
            <text:p>0</text:p>
          </table:table-cell>
          <table:table-cell office:value-type="float" office:value="261762">
            <text:p>261762</text:p>
          </table:table-cell>
          <table:table-cell office:value-type="float" office:value="449240">
            <text:p>449240</text:p>
          </table:table-cell>
          <table:table-cell office:value-type="float" office:value="500030">
            <text:p>500030</text:p>
          </table:table-cell>
          <table:table-cell table:formula="of:=[.D81]/1000" office:value-type="float" office:value="261.762">
            <text:p>261,762</text:p>
          </table:table-cell>
          <table:table-cell table:formula="of:=[.E81]/1000" office:value-type="float" office:value="449.24">
            <text:p>449,24</text:p>
          </table:table-cell>
          <table:table-cell table:formula="of:=[.F81]/1000" office:value-type="float" office:value="500.03">
            <text:p>500,03</text:p>
          </table:table-cell>
          <table:table-cell table:formula="of:=[.D81]/(LOG([.B81])*[.B81])" office:value-type="float" office:value="18.420207020541">
            <text:p>18,4202070205</text:p>
          </table:table-cell>
          <table:table-cell table:number-columns-repeated="11"/>
        </table:table-row>
        <table:table-row table:style-name="ro2">
          <table:table-cell table:formula="of:=[.B82]-1" office:value-type="float" office:value="4000">
            <text:p>4000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280060">
            <text:p>280060</text:p>
          </table:table-cell>
          <table:table-cell office:value-type="float" office:value="477124">
            <text:p>477124</text:p>
          </table:table-cell>
          <table:table-cell office:value-type="float" office:value="453914">
            <text:p>453914</text:p>
          </table:table-cell>
          <table:table-cell table:formula="of:=[.D82]/1000" office:value-type="float" office:value="280.06">
            <text:p>280,06</text:p>
          </table:table-cell>
          <table:table-cell table:formula="of:=[.E82]/1000" office:value-type="float" office:value="477.124">
            <text:p>477,124</text:p>
          </table:table-cell>
          <table:table-cell table:formula="of:=[.F82]/1000" office:value-type="float" office:value="453.914">
            <text:p>453,914</text:p>
          </table:table-cell>
          <table:table-cell table:formula="of:=[.D82]/(LOG([.B82])*[.B82])" office:value-type="float" office:value="19.4320447881449">
            <text:p>19,4320447881</text:p>
          </table:table-cell>
          <table:table-cell table:number-columns-repeated="11"/>
        </table:table-row>
        <table:table-row table:style-name="ro2">
          <table:table-cell table:formula="of:=[.B83]-1" office:value-type="float" office:value="4050">
            <text:p>4050</text:p>
          </table:table-cell>
          <table:table-cell office:value-type="float" office:value="4051">
            <text:p>4051</text:p>
          </table:table-cell>
          <table:table-cell office:value-type="float" office:value="0">
            <text:p>0</text:p>
          </table:table-cell>
          <table:table-cell office:value-type="float" office:value="317057">
            <text:p>317057</text:p>
          </table:table-cell>
          <table:table-cell office:value-type="float" office:value="487966">
            <text:p>487966</text:p>
          </table:table-cell>
          <table:table-cell office:value-type="float" office:value="534332">
            <text:p>534332</text:p>
          </table:table-cell>
          <table:table-cell table:formula="of:=[.D83]/1000" office:value-type="float" office:value="317.057">
            <text:p>317,057</text:p>
          </table:table-cell>
          <table:table-cell table:formula="of:=[.E83]/1000" office:value-type="float" office:value="487.966">
            <text:p>487,966</text:p>
          </table:table-cell>
          <table:table-cell table:formula="of:=[.F83]/1000" office:value-type="float" office:value="534.332">
            <text:p>534,332</text:p>
          </table:table-cell>
          <table:table-cell table:formula="of:=[.D83]/(LOG([.B83])*[.B83])" office:value-type="float" office:value="21.6950806973747">
            <text:p>21,6950806974</text:p>
          </table:table-cell>
          <table:table-cell table:number-columns-repeated="11"/>
        </table:table-row>
        <table:table-row table:style-name="ro2">
          <table:table-cell table:formula="of:=[.B84]-1" office:value-type="float" office:value="4100">
            <text:p>4100</text:p>
          </table:table-cell>
          <table:table-cell office:value-type="float" office:value="4101">
            <text:p>4101</text:p>
          </table:table-cell>
          <table:table-cell office:value-type="float" office:value="0">
            <text:p>0</text:p>
          </table:table-cell>
          <table:table-cell office:value-type="float" office:value="234843">
            <text:p>234843</text:p>
          </table:table-cell>
          <table:table-cell office:value-type="float" office:value="476396">
            <text:p>476396</text:p>
          </table:table-cell>
          <table:table-cell office:value-type="float" office:value="599978">
            <text:p>599978</text:p>
          </table:table-cell>
          <table:table-cell table:formula="of:=[.D84]/1000" office:value-type="float" office:value="234.843">
            <text:p>234,843</text:p>
          </table:table-cell>
          <table:table-cell table:formula="of:=[.E84]/1000" office:value-type="float" office:value="476.396">
            <text:p>476,396</text:p>
          </table:table-cell>
          <table:table-cell table:formula="of:=[.F84]/1000" office:value-type="float" office:value="599.978">
            <text:p>599,978</text:p>
          </table:table-cell>
          <table:table-cell table:formula="of:=[.D84]/(LOG([.B84])*[.B84])" office:value-type="float" office:value="15.8501413319967">
            <text:p>15,850141332</text:p>
          </table:table-cell>
          <table:table-cell table:number-columns-repeated="11"/>
        </table:table-row>
        <table:table-row table:style-name="ro2">
          <table:table-cell table:formula="of:=[.B85]-1" office:value-type="float" office:value="4150">
            <text:p>4150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260709">
            <text:p>260709</text:p>
          </table:table-cell>
          <table:table-cell office:value-type="float" office:value="515971">
            <text:p>515971</text:p>
          </table:table-cell>
          <table:table-cell office:value-type="float" office:value="493777">
            <text:p>493777</text:p>
          </table:table-cell>
          <table:table-cell table:formula="of:=[.D85]/1000" office:value-type="float" office:value="260.709">
            <text:p>260,709</text:p>
          </table:table-cell>
          <table:table-cell table:formula="of:=[.E85]/1000" office:value-type="float" office:value="515.971">
            <text:p>515,971</text:p>
          </table:table-cell>
          <table:table-cell table:formula="of:=[.F85]/1000" office:value-type="float" office:value="493.777">
            <text:p>493,777</text:p>
          </table:table-cell>
          <table:table-cell table:formula="of:=[.D85]/(LOG([.B85])*[.B85])" office:value-type="float" office:value="17.3586679060577">
            <text:p>17,3586679061</text:p>
          </table:table-cell>
          <table:table-cell table:number-columns-repeated="11"/>
        </table:table-row>
        <table:table-row table:style-name="ro2">
          <table:table-cell table:formula="of:=[.B86]-1" office:value-type="float" office:value="4200">
            <text:p>4200</text:p>
          </table:table-cell>
          <table:table-cell office:value-type="float" office:value="4201">
            <text:p>4201</text:p>
          </table:table-cell>
          <table:table-cell office:value-type="float" office:value="0">
            <text:p>0</text:p>
          </table:table-cell>
          <table:table-cell office:value-type="float" office:value="258612">
            <text:p>258612</text:p>
          </table:table-cell>
          <table:table-cell office:value-type="float" office:value="500045">
            <text:p>500045</text:p>
          </table:table-cell>
          <table:table-cell office:value-type="float" office:value="557935">
            <text:p>557935</text:p>
          </table:table-cell>
          <table:table-cell table:formula="of:=[.D86]/1000" office:value-type="float" office:value="258.612">
            <text:p>258,612</text:p>
          </table:table-cell>
          <table:table-cell table:formula="of:=[.E86]/1000" office:value-type="float" office:value="500.045">
            <text:p>500,045</text:p>
          </table:table-cell>
          <table:table-cell table:formula="of:=[.F86]/1000" office:value-type="float" office:value="557.935">
            <text:p>557,935</text:p>
          </table:table-cell>
          <table:table-cell table:formula="of:=[.D86]/(LOG([.B86])*[.B86])" office:value-type="float" office:value="16.989687195924">
            <text:p>16,9896871959</text:p>
          </table:table-cell>
          <table:table-cell table:number-columns-repeated="11"/>
        </table:table-row>
        <table:table-row table:style-name="ro2">
          <table:table-cell table:formula="of:=[.B87]-1" office:value-type="float" office:value="4250">
            <text:p>4250</text:p>
          </table:table-cell>
          <table:table-cell office:value-type="float" office:value="4251">
            <text:p>4251</text:p>
          </table:table-cell>
          <table:table-cell office:value-type="float" office:value="0">
            <text:p>0</text:p>
          </table:table-cell>
          <table:table-cell office:value-type="float" office:value="244882">
            <text:p>244882</text:p>
          </table:table-cell>
          <table:table-cell office:value-type="float" office:value="525734">
            <text:p>525734</text:p>
          </table:table-cell>
          <table:table-cell office:value-type="float" office:value="504174">
            <text:p>504174</text:p>
          </table:table-cell>
          <table:table-cell table:formula="of:=[.D87]/1000" office:value-type="float" office:value="244.882">
            <text:p>244,882</text:p>
          </table:table-cell>
          <table:table-cell table:formula="of:=[.E87]/1000" office:value-type="float" office:value="525.734">
            <text:p>525,734</text:p>
          </table:table-cell>
          <table:table-cell table:formula="of:=[.F87]/1000" office:value-type="float" office:value="504.174">
            <text:p>504,174</text:p>
          </table:table-cell>
          <table:table-cell table:formula="of:=[.D87]/(LOG([.B87])*[.B87])" office:value-type="float" office:value="15.8759490265983">
            <text:p>15,8759490266</text:p>
          </table:table-cell>
          <table:table-cell table:number-columns-repeated="11"/>
        </table:table-row>
        <table:table-row table:style-name="ro2">
          <table:table-cell table:formula="of:=[.B88]-1" office:value-type="float" office:value="4300">
            <text:p>4300</text:p>
          </table:table-cell>
          <table:table-cell office:value-type="float" office:value="4301">
            <text:p>4301</text:p>
          </table:table-cell>
          <table:table-cell office:value-type="float" office:value="0">
            <text:p>0</text:p>
          </table:table-cell>
          <table:table-cell office:value-type="float" office:value="269773">
            <text:p>269773</text:p>
          </table:table-cell>
          <table:table-cell office:value-type="float" office:value="599124">
            <text:p>599124</text:p>
          </table:table-cell>
          <table:table-cell office:value-type="float" office:value="531255">
            <text:p>531255</text:p>
          </table:table-cell>
          <table:table-cell table:formula="of:=[.D88]/1000" office:value-type="float" office:value="269.773">
            <text:p>269,773</text:p>
          </table:table-cell>
          <table:table-cell table:formula="of:=[.E88]/1000" office:value-type="float" office:value="599.124">
            <text:p>599,124</text:p>
          </table:table-cell>
          <table:table-cell table:formula="of:=[.F88]/1000" office:value-type="float" office:value="531.255">
            <text:p>531,255</text:p>
          </table:table-cell>
          <table:table-cell table:formula="of:=[.D88]/(LOG([.B88])*[.B88])" office:value-type="float" office:value="17.2621773574839">
            <text:p>17,2621773575</text:p>
          </table:table-cell>
          <table:table-cell table:number-columns-repeated="11"/>
        </table:table-row>
        <table:table-row table:style-name="ro2">
          <table:table-cell table:formula="of:=[.B89]-1" office:value-type="float" office:value="4350">
            <text:p>4350</text:p>
          </table:table-cell>
          <table:table-cell office:value-type="float" office:value="4351">
            <text:p>4351</text:p>
          </table:table-cell>
          <table:table-cell office:value-type="float" office:value="0">
            <text:p>0</text:p>
          </table:table-cell>
          <table:table-cell office:value-type="float" office:value="249657">
            <text:p>249657</text:p>
          </table:table-cell>
          <table:table-cell office:value-type="float" office:value="518048">
            <text:p>518048</text:p>
          </table:table-cell>
          <table:table-cell office:value-type="float" office:value="623217">
            <text:p>623217</text:p>
          </table:table-cell>
          <table:table-cell table:formula="of:=[.D89]/1000" office:value-type="float" office:value="249.657">
            <text:p>249,657</text:p>
          </table:table-cell>
          <table:table-cell table:formula="of:=[.E89]/1000" office:value-type="float" office:value="518.048">
            <text:p>518,048</text:p>
          </table:table-cell>
          <table:table-cell table:formula="of:=[.F89]/1000" office:value-type="float" office:value="623.217">
            <text:p>623,217</text:p>
          </table:table-cell>
          <table:table-cell table:formula="of:=[.D89]/(LOG([.B89])*[.B89])" office:value-type="float" office:value="15.7696353871218">
            <text:p>15,7696353871</text:p>
          </table:table-cell>
          <table:table-cell table:number-columns-repeated="11"/>
        </table:table-row>
        <table:table-row table:style-name="ro2">
          <table:table-cell table:formula="of:=[.B90]-1" office:value-type="float" office:value="4400">
            <text:p>4400</text:p>
          </table:table-cell>
          <table:table-cell office:value-type="float" office:value="4401">
            <text:p>4401</text:p>
          </table:table-cell>
          <table:table-cell office:value-type="float" office:value="0">
            <text:p>0</text:p>
          </table:table-cell>
          <table:table-cell office:value-type="float" office:value="278660">
            <text:p>278660</text:p>
          </table:table-cell>
          <table:table-cell office:value-type="float" office:value="549479">
            <text:p>549479</text:p>
          </table:table-cell>
          <table:table-cell office:value-type="float" office:value="552323">
            <text:p>552323</text:p>
          </table:table-cell>
          <table:table-cell table:formula="of:=[.D90]/1000" office:value-type="float" office:value="278.66">
            <text:p>278,66</text:p>
          </table:table-cell>
          <table:table-cell table:formula="of:=[.E90]/1000" office:value-type="float" office:value="549.479">
            <text:p>549,479</text:p>
          </table:table-cell>
          <table:table-cell table:formula="of:=[.F90]/1000" office:value-type="float" office:value="552.323">
            <text:p>552,323</text:p>
          </table:table-cell>
          <table:table-cell table:formula="of:=[.D90]/(LOG([.B90])*[.B90])" office:value-type="float" office:value="17.3779429607104">
            <text:p>17,3779429607</text:p>
          </table:table-cell>
          <table:table-cell table:number-columns-repeated="11"/>
        </table:table-row>
        <table:table-row table:style-name="ro2">
          <table:table-cell table:formula="of:=[.B91]-1" office:value-type="float" office:value="4450">
            <text:p>4450</text:p>
          </table:table-cell>
          <table:table-cell office:value-type="float" office:value="4451">
            <text:p>4451</text:p>
          </table:table-cell>
          <table:table-cell office:value-type="float" office:value="0">
            <text:p>0</text:p>
          </table:table-cell>
          <table:table-cell office:value-type="float" office:value="250510">
            <text:p>250510</text:p>
          </table:table-cell>
          <table:table-cell office:value-type="float" office:value="560128">
            <text:p>560128</text:p>
          </table:table-cell>
          <table:table-cell office:value-type="float" office:value="567080">
            <text:p>567080</text:p>
          </table:table-cell>
          <table:table-cell table:formula="of:=[.D91]/1000" office:value-type="float" office:value="250.51">
            <text:p>250,51</text:p>
          </table:table-cell>
          <table:table-cell table:formula="of:=[.E91]/1000" office:value-type="float" office:value="560.128">
            <text:p>560,128</text:p>
          </table:table-cell>
          <table:table-cell table:formula="of:=[.F91]/1000" office:value-type="float" office:value="567.08">
            <text:p>567,08</text:p>
          </table:table-cell>
          <table:table-cell table:formula="of:=[.D91]/(LOG([.B91])*[.B91])" office:value-type="float" office:value="15.4261720157848">
            <text:p>15,4261720158</text:p>
          </table:table-cell>
          <table:table-cell table:number-columns-repeated="11"/>
        </table:table-row>
        <table:table-row table:style-name="ro2">
          <table:table-cell table:formula="of:=[.B92]-1" office:value-type="float" office:value="4500">
            <text:p>4500</text:p>
          </table:table-cell>
          <table:table-cell office:value-type="float" office:value="4501">
            <text:p>4501</text:p>
          </table:table-cell>
          <table:table-cell office:value-type="float" office:value="0">
            <text:p>0</text:p>
          </table:table-cell>
          <table:table-cell office:value-type="float" office:value="283688">
            <text:p>283688</text:p>
          </table:table-cell>
          <table:table-cell office:value-type="float" office:value="536272">
            <text:p>536272</text:p>
          </table:table-cell>
          <table:table-cell office:value-type="float" office:value="543092">
            <text:p>543092</text:p>
          </table:table-cell>
          <table:table-cell table:formula="of:=[.D92]/1000" office:value-type="float" office:value="283.688">
            <text:p>283,688</text:p>
          </table:table-cell>
          <table:table-cell table:formula="of:=[.E92]/1000" office:value-type="float" office:value="536.272">
            <text:p>536,272</text:p>
          </table:table-cell>
          <table:table-cell table:formula="of:=[.F92]/1000" office:value-type="float" office:value="543.092">
            <text:p>543,092</text:p>
          </table:table-cell>
          <table:table-cell table:formula="of:=[.D92]/(LOG([.B92])*[.B92])" office:value-type="float" office:value="17.2522421134079">
            <text:p>17,2522421134</text:p>
          </table:table-cell>
          <table:table-cell table:number-columns-repeated="11"/>
        </table:table-row>
        <table:table-row table:style-name="ro2">
          <table:table-cell table:formula="of:=[.B93]-1" office:value-type="float" office:value="4550">
            <text:p>4550</text:p>
          </table:table-cell>
          <table:table-cell office:value-type="float" office:value="4551">
            <text:p>4551</text:p>
          </table:table-cell>
          <table:table-cell office:value-type="float" office:value="0">
            <text:p>0</text:p>
          </table:table-cell>
          <table:table-cell office:value-type="float" office:value="279843">
            <text:p>279843</text:p>
          </table:table-cell>
          <table:table-cell office:value-type="float" office:value="559534">
            <text:p>559534</text:p>
          </table:table-cell>
          <table:table-cell office:value-type="float" office:value="571230">
            <text:p>571230</text:p>
          </table:table-cell>
          <table:table-cell table:formula="of:=[.D93]/1000" office:value-type="float" office:value="279.843">
            <text:p>279,843</text:p>
          </table:table-cell>
          <table:table-cell table:formula="of:=[.E93]/1000" office:value-type="float" office:value="559.534">
            <text:p>559,534</text:p>
          </table:table-cell>
          <table:table-cell table:formula="of:=[.F93]/1000" office:value-type="float" office:value="571.23">
            <text:p>571,23</text:p>
          </table:table-cell>
          <table:table-cell table:formula="of:=[.D93]/(LOG([.B93])*[.B93])" office:value-type="float" office:value="16.8093618984371">
            <text:p>16,8093618984</text:p>
          </table:table-cell>
          <table:table-cell table:number-columns-repeated="11"/>
        </table:table-row>
        <table:table-row table:style-name="ro2">
          <table:table-cell table:formula="of:=[.B94]-1" office:value-type="float" office:value="4600">
            <text:p>4600</text:p>
          </table:table-cell>
          <table:table-cell office:value-type="float" office:value="4601">
            <text:p>4601</text:p>
          </table:table-cell>
          <table:table-cell office:value-type="float" office:value="0">
            <text:p>0</text:p>
          </table:table-cell>
          <table:table-cell office:value-type="float" office:value="270220">
            <text:p>270220</text:p>
          </table:table-cell>
          <table:table-cell office:value-type="float" office:value="573292">
            <text:p>573292</text:p>
          </table:table-cell>
          <table:table-cell office:value-type="float" office:value="580668">
            <text:p>580668</text:p>
          </table:table-cell>
          <table:table-cell table:formula="of:=[.D94]/1000" office:value-type="float" office:value="270.22">
            <text:p>270,22</text:p>
          </table:table-cell>
          <table:table-cell table:formula="of:=[.E94]/1000" office:value-type="float" office:value="573.292">
            <text:p>573,292</text:p>
          </table:table-cell>
          <table:table-cell table:formula="of:=[.F94]/1000" office:value-type="float" office:value="580.668">
            <text:p>580,668</text:p>
          </table:table-cell>
          <table:table-cell table:formula="of:=[.D94]/(LOG([.B94])*[.B94])" office:value-type="float" office:value="16.0341468819543">
            <text:p>16,034146882</text:p>
          </table:table-cell>
          <table:table-cell table:number-columns-repeated="11"/>
        </table:table-row>
        <table:table-row table:style-name="ro2">
          <table:table-cell table:formula="of:=[.B95]-1" office:value-type="float" office:value="4650">
            <text:p>4650</text:p>
          </table:table-cell>
          <table:table-cell office:value-type="float" office:value="4651">
            <text:p>4651</text:p>
          </table:table-cell>
          <table:table-cell office:value-type="float" office:value="0">
            <text:p>0</text:p>
          </table:table-cell>
          <table:table-cell office:value-type="float" office:value="268666">
            <text:p>268666</text:p>
          </table:table-cell>
          <table:table-cell office:value-type="float" office:value="557431">
            <text:p>557431</text:p>
          </table:table-cell>
          <table:table-cell office:value-type="float" office:value="585352">
            <text:p>585352</text:p>
          </table:table-cell>
          <table:table-cell table:formula="of:=[.D95]/1000" office:value-type="float" office:value="268.666">
            <text:p>268,666</text:p>
          </table:table-cell>
          <table:table-cell table:formula="of:=[.E95]/1000" office:value-type="float" office:value="557.431">
            <text:p>557,431</text:p>
          </table:table-cell>
          <table:table-cell table:formula="of:=[.F95]/1000" office:value-type="float" office:value="585.352">
            <text:p>585,352</text:p>
          </table:table-cell>
          <table:table-cell table:formula="of:=[.D95]/(LOG([.B95])*[.B95])" office:value-type="float" office:value="15.7503699844475">
            <text:p>15,7503699844</text:p>
          </table:table-cell>
          <table:table-cell table:number-columns-repeated="11"/>
        </table:table-row>
        <table:table-row table:style-name="ro2">
          <table:table-cell table:formula="of:=[.B96]-1" office:value-type="float" office:value="4700">
            <text:p>4700</text:p>
          </table:table-cell>
          <table:table-cell office:value-type="float" office:value="4701">
            <text:p>4701</text:p>
          </table:table-cell>
          <table:table-cell office:value-type="float" office:value="0">
            <text:p>0</text:p>
          </table:table-cell>
          <table:table-cell office:value-type="float" office:value="255969">
            <text:p>255969</text:p>
          </table:table-cell>
          <table:table-cell office:value-type="float" office:value="560411">
            <text:p>560411</text:p>
          </table:table-cell>
          <table:table-cell office:value-type="float" office:value="566566">
            <text:p>566566</text:p>
          </table:table-cell>
          <table:table-cell table:formula="of:=[.D96]/1000" office:value-type="float" office:value="255.969">
            <text:p>255,969</text:p>
          </table:table-cell>
          <table:table-cell table:formula="of:=[.E96]/1000" office:value-type="float" office:value="560.411">
            <text:p>560,411</text:p>
          </table:table-cell>
          <table:table-cell table:formula="of:=[.F96]/1000" office:value-type="float" office:value="566.566">
            <text:p>566,566</text:p>
          </table:table-cell>
          <table:table-cell table:formula="of:=[.D96]/(LOG([.B96])*[.B96])" office:value-type="float" office:value="14.8276370643016">
            <text:p>14,8276370643</text:p>
          </table:table-cell>
          <table:table-cell table:number-columns-repeated="11"/>
        </table:table-row>
        <table:table-row table:style-name="ro2">
          <table:table-cell table:formula="of:=[.B97]-1" office:value-type="float" office:value="4750">
            <text:p>4750</text:p>
          </table:table-cell>
          <table:table-cell office:value-type="float" office:value="4751">
            <text:p>4751</text:p>
          </table:table-cell>
          <table:table-cell office:value-type="float" office:value="0">
            <text:p>0</text:p>
          </table:table-cell>
          <table:table-cell office:value-type="float" office:value="255231">
            <text:p>255231</text:p>
          </table:table-cell>
          <table:table-cell office:value-type="float" office:value="587751">
            <text:p>587751</text:p>
          </table:table-cell>
          <table:table-cell office:value-type="float" office:value="568860">
            <text:p>568860</text:p>
          </table:table-cell>
          <table:table-cell table:formula="of:=[.D97]/1000" office:value-type="float" office:value="255.231">
            <text:p>255,231</text:p>
          </table:table-cell>
          <table:table-cell table:formula="of:=[.E97]/1000" office:value-type="float" office:value="587.751">
            <text:p>587,751</text:p>
          </table:table-cell>
          <table:table-cell table:formula="of:=[.F97]/1000" office:value-type="float" office:value="568.86">
            <text:p>568,86</text:p>
          </table:table-cell>
          <table:table-cell table:formula="of:=[.D97]/(LOG([.B97])*[.B97])" office:value-type="float" office:value="14.6110071338227">
            <text:p>14,6110071338</text:p>
          </table:table-cell>
          <table:table-cell table:number-columns-repeated="11"/>
        </table:table-row>
        <table:table-row table:style-name="ro2">
          <table:table-cell table:formula="of:=[.B98]-1" office:value-type="float" office:value="4800">
            <text:p>4800</text:p>
          </table:table-cell>
          <table:table-cell office:value-type="float" office:value="4801">
            <text:p>4801</text:p>
          </table:table-cell>
          <table:table-cell office:value-type="float" office:value="0">
            <text:p>0</text:p>
          </table:table-cell>
          <table:table-cell office:value-type="float" office:value="262549">
            <text:p>262549</text:p>
          </table:table-cell>
          <table:table-cell office:value-type="float" office:value="594981">
            <text:p>594981</text:p>
          </table:table-cell>
          <table:table-cell office:value-type="float" office:value="595392">
            <text:p>595392</text:p>
          </table:table-cell>
          <table:table-cell table:formula="of:=[.D98]/1000" office:value-type="float" office:value="262.549">
            <text:p>262,549</text:p>
          </table:table-cell>
          <table:table-cell table:formula="of:=[.E98]/1000" office:value-type="float" office:value="594.981">
            <text:p>594,981</text:p>
          </table:table-cell>
          <table:table-cell table:formula="of:=[.F98]/1000" office:value-type="float" office:value="595.392">
            <text:p>595,392</text:p>
          </table:table-cell>
          <table:table-cell table:formula="of:=[.D98]/(LOG([.B98])*[.B98])" office:value-type="float" office:value="14.8550360898738">
            <text:p>14,8550360899</text:p>
          </table:table-cell>
          <table:table-cell table:number-columns-repeated="11"/>
        </table:table-row>
        <table:table-row table:style-name="ro2">
          <table:table-cell table:formula="of:=[.B99]-1" office:value-type="float" office:value="4850">
            <text:p>4850</text:p>
          </table:table-cell>
          <table:table-cell office:value-type="float" office:value="4851">
            <text:p>4851</text:p>
          </table:table-cell>
          <table:table-cell office:value-type="float" office:value="0">
            <text:p>0</text:p>
          </table:table-cell>
          <table:table-cell office:value-type="float" office:value="286057">
            <text:p>286057</text:p>
          </table:table-cell>
          <table:table-cell office:value-type="float" office:value="607174">
            <text:p>607174</text:p>
          </table:table-cell>
          <table:table-cell office:value-type="float" office:value="607136">
            <text:p>607136</text:p>
          </table:table-cell>
          <table:table-cell table:formula="of:=[.D99]/1000" office:value-type="float" office:value="286.057">
            <text:p>286,057</text:p>
          </table:table-cell>
          <table:table-cell table:formula="of:=[.E99]/1000" office:value-type="float" office:value="607.174">
            <text:p>607,174</text:p>
          </table:table-cell>
          <table:table-cell table:formula="of:=[.F99]/1000" office:value-type="float" office:value="607.136">
            <text:p>607,136</text:p>
          </table:table-cell>
          <table:table-cell table:formula="of:=[.D99]/(LOG([.B99])*[.B99])" office:value-type="float" office:value="15.9987427152001">
            <text:p>15,9987427152</text:p>
          </table:table-cell>
          <table:table-cell table:number-columns-repeated="11"/>
        </table:table-row>
        <table:table-row table:style-name="ro2">
          <table:table-cell table:formula="of:=[.B100]-1" office:value-type="float" office:value="4900">
            <text:p>4900</text:p>
          </table:table-cell>
          <table:table-cell office:value-type="float" office:value="4901">
            <text:p>4901</text:p>
          </table:table-cell>
          <table:table-cell office:value-type="float" office:value="0">
            <text:p>0</text:p>
          </table:table-cell>
          <table:table-cell office:value-type="float" office:value="281092">
            <text:p>281092</text:p>
          </table:table-cell>
          <table:table-cell office:value-type="float" office:value="605660">
            <text:p>605660</text:p>
          </table:table-cell>
          <table:table-cell office:value-type="float" office:value="614604">
            <text:p>614604</text:p>
          </table:table-cell>
          <table:table-cell table:formula="of:=[.D100]/1000" office:value-type="float" office:value="281.092">
            <text:p>281,092</text:p>
          </table:table-cell>
          <table:table-cell table:formula="of:=[.E100]/1000" office:value-type="float" office:value="605.66">
            <text:p>605,66</text:p>
          </table:table-cell>
          <table:table-cell table:formula="of:=[.F100]/1000" office:value-type="float" office:value="614.604">
            <text:p>614,604</text:p>
          </table:table-cell>
          <table:table-cell table:formula="of:=[.D100]/(LOG([.B100])*[.B100])" office:value-type="float" office:value="15.5418928373707">
            <text:p>15,5418928374</text:p>
          </table:table-cell>
          <table:table-cell table:number-columns-repeated="11"/>
        </table:table-row>
        <table:table-row table:style-name="ro2">
          <table:table-cell table:formula="of:=[.B101]-1" office:value-type="float" office:value="4950">
            <text:p>4950</text:p>
          </table:table-cell>
          <table:table-cell office:value-type="float" office:value="4951">
            <text:p>4951</text:p>
          </table:table-cell>
          <table:table-cell office:value-type="float" office:value="0">
            <text:p>0</text:p>
          </table:table-cell>
          <table:table-cell office:value-type="float" office:value="319877">
            <text:p>319877</text:p>
          </table:table-cell>
          <table:table-cell office:value-type="float" office:value="591162">
            <text:p>591162</text:p>
          </table:table-cell>
          <table:table-cell office:value-type="float" office:value="642789">
            <text:p>642789</text:p>
          </table:table-cell>
          <table:table-cell table:formula="of:=[.D101]/1000" office:value-type="float" office:value="319.877">
            <text:p>319,877</text:p>
          </table:table-cell>
          <table:table-cell table:formula="of:=[.E101]/1000" office:value-type="float" office:value="591.162">
            <text:p>591,162</text:p>
          </table:table-cell>
          <table:table-cell table:formula="of:=[.F101]/1000" office:value-type="float" office:value="642.789">
            <text:p>642,789</text:p>
          </table:table-cell>
          <table:table-cell table:formula="of:=[.D101]/(LOG([.B101])*[.B101])" office:value-type="float" office:value="17.4868562055657">
            <text:p>17,4868562056</text:p>
          </table:table-cell>
          <table:table-cell table:number-columns-repeated="11"/>
        </table:table-row>
        <table:table-row table:style-name="ro2">
          <table:table-cell table:formula="of:=[.B102]-1" office:value-type="float" office:value="5000">
            <text:p>5000</text:p>
          </table:table-cell>
          <table:table-cell office:value-type="float" office:value="5001">
            <text:p>5001</text:p>
          </table:table-cell>
          <table:table-cell office:value-type="float" office:value="0">
            <text:p>0</text:p>
          </table:table-cell>
          <table:table-cell office:value-type="float" office:value="290934">
            <text:p>290934</text:p>
          </table:table-cell>
          <table:table-cell office:value-type="float" office:value="596238">
            <text:p>596238</text:p>
          </table:table-cell>
          <table:table-cell office:value-type="float" office:value="625712">
            <text:p>625712</text:p>
          </table:table-cell>
          <table:table-cell table:formula="of:=[.D102]/1000" office:value-type="float" office:value="290.934">
            <text:p>290,934</text:p>
          </table:table-cell>
          <table:table-cell table:formula="of:=[.E102]/1000" office:value-type="float" office:value="596.238">
            <text:p>596,238</text:p>
          </table:table-cell>
          <table:table-cell table:formula="of:=[.F102]/1000" office:value-type="float" office:value="625.712">
            <text:p>625,712</text:p>
          </table:table-cell>
          <table:table-cell table:formula="of:=[.D102]/(LOG([.B102])*[.B102])" office:value-type="float" office:value="15.7270264433717">
            <text:p>15,7270264434</text:p>
          </table:table-cell>
          <table:table-cell table:number-columns-repeated="11"/>
        </table:table-row>
        <table:table-row table:style-name="ro2">
          <table:table-cell table:formula="of:=[.B103]-1" office:value-type="float" office:value="5050">
            <text:p>5050</text:p>
          </table:table-cell>
          <table:table-cell office:value-type="float" office:value="5051">
            <text:p>5051</text:p>
          </table:table-cell>
          <table:table-cell office:value-type="float" office:value="0">
            <text:p>0</text:p>
          </table:table-cell>
          <table:table-cell office:value-type="float" office:value="298005">
            <text:p>298005</text:p>
          </table:table-cell>
          <table:table-cell office:value-type="float" office:value="605620">
            <text:p>605620</text:p>
          </table:table-cell>
          <table:table-cell office:value-type="float" office:value="631044">
            <text:p>631044</text:p>
          </table:table-cell>
          <table:table-cell table:formula="of:=[.D103]/1000" office:value-type="float" office:value="298.005">
            <text:p>298,005</text:p>
          </table:table-cell>
          <table:table-cell table:formula="of:=[.E103]/1000" office:value-type="float" office:value="605.62">
            <text:p>605,62</text:p>
          </table:table-cell>
          <table:table-cell table:formula="of:=[.F103]/1000" office:value-type="float" office:value="631.044">
            <text:p>631,044</text:p>
          </table:table-cell>
          <table:table-cell table:formula="of:=[.D103]/(LOG([.B103])*[.B103])" office:value-type="float" office:value="15.9311898860873">
            <text:p>15,9311898861</text:p>
          </table:table-cell>
          <table:table-cell table:number-columns-repeated="11"/>
        </table:table-row>
        <table:table-row table:style-name="ro2">
          <table:table-cell table:formula="of:=[.B104]-1" office:value-type="float" office:value="5100">
            <text:p>5100</text:p>
          </table:table-cell>
          <table:table-cell office:value-type="float" office:value="5101">
            <text:p>5101</text:p>
          </table:table-cell>
          <table:table-cell office:value-type="float" office:value="0">
            <text:p>0</text:p>
          </table:table-cell>
          <table:table-cell office:value-type="float" office:value="298832">
            <text:p>298832</text:p>
          </table:table-cell>
          <table:table-cell office:value-type="float" office:value="635938">
            <text:p>635938</text:p>
          </table:table-cell>
          <table:table-cell office:value-type="float" office:value="637283">
            <text:p>637283</text:p>
          </table:table-cell>
          <table:table-cell table:formula="of:=[.D104]/1000" office:value-type="float" office:value="298.832">
            <text:p>298,832</text:p>
          </table:table-cell>
          <table:table-cell table:formula="of:=[.E104]/1000" office:value-type="float" office:value="635.938">
            <text:p>635,938</text:p>
          </table:table-cell>
          <table:table-cell table:formula="of:=[.F104]/1000" office:value-type="float" office:value="637.283">
            <text:p>637,283</text:p>
          </table:table-cell>
          <table:table-cell table:formula="of:=[.D104]/(LOG([.B104])*[.B104])" office:value-type="float" office:value="15.8005579873817">
            <text:p>15,8005579874</text:p>
          </table:table-cell>
          <table:table-cell table:number-columns-repeated="11"/>
        </table:table-row>
        <table:table-row table:style-name="ro2">
          <table:table-cell table:formula="of:=[.B105]-1" office:value-type="float" office:value="5150">
            <text:p>5150</text:p>
          </table:table-cell>
          <table:table-cell office:value-type="float" office:value="5151">
            <text:p>5151</text:p>
          </table:table-cell>
          <table:table-cell office:value-type="float" office:value="0">
            <text:p>0</text:p>
          </table:table-cell>
          <table:table-cell office:value-type="float" office:value="320317">
            <text:p>320317</text:p>
          </table:table-cell>
          <table:table-cell office:value-type="float" office:value="624048">
            <text:p>624048</text:p>
          </table:table-cell>
          <table:table-cell office:value-type="float" office:value="658863">
            <text:p>658863</text:p>
          </table:table-cell>
          <table:table-cell table:formula="of:=[.D105]/1000" office:value-type="float" office:value="320.317">
            <text:p>320,317</text:p>
          </table:table-cell>
          <table:table-cell table:formula="of:=[.E105]/1000" office:value-type="float" office:value="624.048">
            <text:p>624,048</text:p>
          </table:table-cell>
          <table:table-cell table:formula="of:=[.F105]/1000" office:value-type="float" office:value="658.863">
            <text:p>658,863</text:p>
          </table:table-cell>
          <table:table-cell table:formula="of:=[.D105]/(LOG([.B105])*[.B105])" office:value-type="float" office:value="16.7530220259348">
            <text:p>16,7530220259</text:p>
          </table:table-cell>
          <table:table-cell table:number-columns-repeated="11"/>
        </table:table-row>
        <table:table-row table:style-name="ro2">
          <table:table-cell table:formula="of:=[.B106]-1" office:value-type="float" office:value="5200">
            <text:p>5200</text:p>
          </table:table-cell>
          <table:table-cell office:value-type="float" office:value="5201">
            <text:p>5201</text:p>
          </table:table-cell>
          <table:table-cell office:value-type="float" office:value="0">
            <text:p>0</text:p>
          </table:table-cell>
          <table:table-cell office:value-type="float" office:value="296041">
            <text:p>296041</text:p>
          </table:table-cell>
          <table:table-cell office:value-type="float" office:value="614017">
            <text:p>614017</text:p>
          </table:table-cell>
          <table:table-cell office:value-type="float" office:value="653301">
            <text:p>653301</text:p>
          </table:table-cell>
          <table:table-cell table:formula="of:=[.D106]/1000" office:value-type="float" office:value="296.041">
            <text:p>296,041</text:p>
          </table:table-cell>
          <table:table-cell table:formula="of:=[.E106]/1000" office:value-type="float" office:value="614.017">
            <text:p>614,017</text:p>
          </table:table-cell>
          <table:table-cell table:formula="of:=[.F106]/1000" office:value-type="float" office:value="653.301">
            <text:p>653,301</text:p>
          </table:table-cell>
          <table:table-cell table:formula="of:=[.D106]/(LOG([.B106])*[.B106])" office:value-type="float" office:value="15.3171918799039">
            <text:p>15,3171918799</text:p>
          </table:table-cell>
          <table:table-cell table:number-columns-repeated="11"/>
        </table:table-row>
        <table:table-row table:style-name="ro2">
          <table:table-cell table:formula="of:=[.B107]-1" office:value-type="float" office:value="5250">
            <text:p>5250</text:p>
          </table:table-cell>
          <table:table-cell office:value-type="float" office:value="5251">
            <text:p>5251</text:p>
          </table:table-cell>
          <table:table-cell office:value-type="float" office:value="0">
            <text:p>0</text:p>
          </table:table-cell>
          <table:table-cell office:value-type="float" office:value="334879">
            <text:p>334879</text:p>
          </table:table-cell>
          <table:table-cell office:value-type="float" office:value="649034">
            <text:p>649034</text:p>
          </table:table-cell>
          <table:table-cell office:value-type="float" office:value="662199">
            <text:p>662199</text:p>
          </table:table-cell>
          <table:table-cell table:formula="of:=[.D107]/1000" office:value-type="float" office:value="334.879">
            <text:p>334,879</text:p>
          </table:table-cell>
          <table:table-cell table:formula="of:=[.E107]/1000" office:value-type="float" office:value="649.034">
            <text:p>649,034</text:p>
          </table:table-cell>
          <table:table-cell table:formula="of:=[.F107]/1000" office:value-type="float" office:value="662.199">
            <text:p>662,199</text:p>
          </table:table-cell>
          <table:table-cell table:formula="of:=[.D107]/(LOG([.B107])*[.B107])" office:value-type="float" office:value="17.1425214773149">
            <text:p>17,1425214773</text:p>
          </table:table-cell>
          <table:table-cell table:number-columns-repeated="11"/>
        </table:table-row>
        <table:table-row table:style-name="ro2">
          <table:table-cell table:formula="of:=[.B108]-1" office:value-type="float" office:value="5300">
            <text:p>5300</text:p>
          </table:table-cell>
          <table:table-cell office:value-type="float" office:value="5301">
            <text:p>5301</text:p>
          </table:table-cell>
          <table:table-cell office:value-type="float" office:value="0">
            <text:p>0</text:p>
          </table:table-cell>
          <table:table-cell office:value-type="float" office:value="309888">
            <text:p>309888</text:p>
          </table:table-cell>
          <table:table-cell office:value-type="float" office:value="643069">
            <text:p>643069</text:p>
          </table:table-cell>
          <table:table-cell office:value-type="float" office:value="647658">
            <text:p>647658</text:p>
          </table:table-cell>
          <table:table-cell table:formula="of:=[.D108]/1000" office:value-type="float" office:value="309.888">
            <text:p>309,888</text:p>
          </table:table-cell>
          <table:table-cell table:formula="of:=[.E108]/1000" office:value-type="float" office:value="643.069">
            <text:p>643,069</text:p>
          </table:table-cell>
          <table:table-cell table:formula="of:=[.F108]/1000" office:value-type="float" office:value="647.658">
            <text:p>647,658</text:p>
          </table:table-cell>
          <table:table-cell table:formula="of:=[.D108]/(LOG([.B108])*[.B108])" office:value-type="float" office:value="15.69623735087">
            <text:p>15,6962373509</text:p>
          </table:table-cell>
          <table:table-cell table:number-columns-repeated="11"/>
        </table:table-row>
        <table:table-row table:style-name="ro2">
          <table:table-cell table:formula="of:=[.B109]-1" office:value-type="float" office:value="5350">
            <text:p>5350</text:p>
          </table:table-cell>
          <table:table-cell office:value-type="float" office:value="5351">
            <text:p>5351</text:p>
          </table:table-cell>
          <table:table-cell office:value-type="float" office:value="0">
            <text:p>0</text:p>
          </table:table-cell>
          <table:table-cell office:value-type="float" office:value="303907">
            <text:p>303907</text:p>
          </table:table-cell>
          <table:table-cell office:value-type="float" office:value="644892">
            <text:p>644892</text:p>
          </table:table-cell>
          <table:table-cell office:value-type="float" office:value="647277">
            <text:p>647277</text:p>
          </table:table-cell>
          <table:table-cell table:formula="of:=[.D109]/1000" office:value-type="float" office:value="303.907">
            <text:p>303,907</text:p>
          </table:table-cell>
          <table:table-cell table:formula="of:=[.E109]/1000" office:value-type="float" office:value="644.892">
            <text:p>644,892</text:p>
          </table:table-cell>
          <table:table-cell table:formula="of:=[.F109]/1000" office:value-type="float" office:value="647.277">
            <text:p>647,277</text:p>
          </table:table-cell>
          <table:table-cell table:formula="of:=[.D109]/(LOG([.B109])*[.B109])" office:value-type="float" office:value="15.2327804277894">
            <text:p>15,2327804278</text:p>
          </table:table-cell>
          <table:table-cell table:number-columns-repeated="11"/>
        </table:table-row>
        <table:table-row table:style-name="ro2">
          <table:table-cell table:formula="of:=[.B110]-1" office:value-type="float" office:value="5400">
            <text:p>5400</text:p>
          </table:table-cell>
          <table:table-cell office:value-type="float" office:value="5401">
            <text:p>5401</text:p>
          </table:table-cell>
          <table:table-cell office:value-type="float" office:value="0">
            <text:p>0</text:p>
          </table:table-cell>
          <table:table-cell office:value-type="float" office:value="288465">
            <text:p>288465</text:p>
          </table:table-cell>
          <table:table-cell office:value-type="float" office:value="661528">
            <text:p>661528</text:p>
          </table:table-cell>
          <table:table-cell office:value-type="float" office:value="660388">
            <text:p>660388</text:p>
          </table:table-cell>
          <table:table-cell table:formula="of:=[.D110]/1000" office:value-type="float" office:value="288.465">
            <text:p>288,465</text:p>
          </table:table-cell>
          <table:table-cell table:formula="of:=[.E110]/1000" office:value-type="float" office:value="661.528">
            <text:p>661,528</text:p>
          </table:table-cell>
          <table:table-cell table:formula="of:=[.F110]/1000" office:value-type="float" office:value="660.388">
            <text:p>660,388</text:p>
          </table:table-cell>
          <table:table-cell table:formula="of:=[.D110]/(LOG([.B110])*[.B110])" office:value-type="float" office:value="14.3094235216492">
            <text:p>14,3094235216</text:p>
          </table:table-cell>
          <table:table-cell table:number-columns-repeated="11"/>
        </table:table-row>
        <table:table-row table:style-name="ro2">
          <table:table-cell table:formula="of:=[.B111]-1" office:value-type="float" office:value="5450">
            <text:p>5450</text:p>
          </table:table-cell>
          <table:table-cell office:value-type="float" office:value="5451">
            <text:p>5451</text:p>
          </table:table-cell>
          <table:table-cell office:value-type="float" office:value="0">
            <text:p>0</text:p>
          </table:table-cell>
          <table:table-cell office:value-type="float" office:value="315832">
            <text:p>315832</text:p>
          </table:table-cell>
          <table:table-cell office:value-type="float" office:value="687588">
            <text:p>687588</text:p>
          </table:table-cell>
          <table:table-cell office:value-type="float" office:value="693330">
            <text:p>693330</text:p>
          </table:table-cell>
          <table:table-cell table:formula="of:=[.D111]/1000" office:value-type="float" office:value="315.832">
            <text:p>315,832</text:p>
          </table:table-cell>
          <table:table-cell table:formula="of:=[.E111]/1000" office:value-type="float" office:value="687.588">
            <text:p>687,588</text:p>
          </table:table-cell>
          <table:table-cell table:formula="of:=[.F111]/1000" office:value-type="float" office:value="693.33">
            <text:p>693,33</text:p>
          </table:table-cell>
          <table:table-cell table:formula="of:=[.D111]/(LOG([.B111])*[.B111])" office:value-type="float" office:value="15.5066409197046">
            <text:p>15,5066409197</text:p>
          </table:table-cell>
          <table:table-cell table:number-columns-repeated="11"/>
        </table:table-row>
        <table:table-row table:style-name="ro2">
          <table:table-cell table:formula="of:=[.B112]-1" office:value-type="float" office:value="5500">
            <text:p>5500</text:p>
          </table:table-cell>
          <table:table-cell office:value-type="float" office:value="5501">
            <text:p>5501</text:p>
          </table:table-cell>
          <table:table-cell office:value-type="float" office:value="0">
            <text:p>0</text:p>
          </table:table-cell>
          <table:table-cell office:value-type="float" office:value="323168">
            <text:p>323168</text:p>
          </table:table-cell>
          <table:table-cell office:value-type="float" office:value="687896">
            <text:p>687896</text:p>
          </table:table-cell>
          <table:table-cell office:value-type="float" office:value="706784">
            <text:p>706784</text:p>
          </table:table-cell>
          <table:table-cell table:formula="of:=[.D112]/1000" office:value-type="float" office:value="323.168">
            <text:p>323,168</text:p>
          </table:table-cell>
          <table:table-cell table:formula="of:=[.E112]/1000" office:value-type="float" office:value="687.896">
            <text:p>687,896</text:p>
          </table:table-cell>
          <table:table-cell table:formula="of:=[.F112]/1000" office:value-type="float" office:value="706.784">
            <text:p>706,784</text:p>
          </table:table-cell>
          <table:table-cell table:formula="of:=[.D112]/(LOG([.B112])*[.B112])" office:value-type="float" office:value="15.7059359456982">
            <text:p>15,7059359457</text:p>
          </table:table-cell>
          <table:table-cell table:number-columns-repeated="11"/>
        </table:table-row>
        <table:table-row table:style-name="ro2">
          <table:table-cell table:formula="of:=[.B113]-1" office:value-type="float" office:value="5550">
            <text:p>5550</text:p>
          </table:table-cell>
          <table:table-cell office:value-type="float" office:value="5551">
            <text:p>5551</text:p>
          </table:table-cell>
          <table:table-cell office:value-type="float" office:value="0">
            <text:p>0</text:p>
          </table:table-cell>
          <table:table-cell office:value-type="float" office:value="296222">
            <text:p>296222</text:p>
          </table:table-cell>
          <table:table-cell office:value-type="float" office:value="701756">
            <text:p>701756</text:p>
          </table:table-cell>
          <table:table-cell office:value-type="float" office:value="681894">
            <text:p>681894</text:p>
          </table:table-cell>
          <table:table-cell table:formula="of:=[.D113]/1000" office:value-type="float" office:value="296.222">
            <text:p>296,222</text:p>
          </table:table-cell>
          <table:table-cell table:formula="of:=[.E113]/1000" office:value-type="float" office:value="701.756">
            <text:p>701,756</text:p>
          </table:table-cell>
          <table:table-cell table:formula="of:=[.F113]/1000" office:value-type="float" office:value="681.894">
            <text:p>681,894</text:p>
          </table:table-cell>
          <table:table-cell table:formula="of:=[.D113]/(LOG([.B113])*[.B113])" office:value-type="float" office:value="14.2517167794257">
            <text:p>14,2517167794</text:p>
          </table:table-cell>
          <table:table-cell table:number-columns-repeated="11"/>
        </table:table-row>
        <table:table-row table:style-name="ro2">
          <table:table-cell table:formula="of:=[.B114]-1" office:value-type="float" office:value="5600">
            <text:p>5600</text:p>
          </table:table-cell>
          <table:table-cell office:value-type="float" office:value="5601">
            <text:p>5601</text:p>
          </table:table-cell>
          <table:table-cell office:value-type="float" office:value="0">
            <text:p>0</text:p>
          </table:table-cell>
          <table:table-cell office:value-type="float" office:value="326261">
            <text:p>326261</text:p>
          </table:table-cell>
          <table:table-cell office:value-type="float" office:value="680989">
            <text:p>680989</text:p>
          </table:table-cell>
          <table:table-cell office:value-type="float" office:value="691452">
            <text:p>691452</text:p>
          </table:table-cell>
          <table:table-cell table:formula="of:=[.D114]/1000" office:value-type="float" office:value="326.261">
            <text:p>326,261</text:p>
          </table:table-cell>
          <table:table-cell table:formula="of:=[.E114]/1000" office:value-type="float" office:value="680.989">
            <text:p>680,989</text:p>
          </table:table-cell>
          <table:table-cell table:formula="of:=[.F114]/1000" office:value-type="float" office:value="691.452">
            <text:p>691,452</text:p>
          </table:table-cell>
          <table:table-cell table:formula="of:=[.D114]/(LOG([.B114])*[.B114])" office:value-type="float" office:value="15.5406520307682">
            <text:p>15,5406520308</text:p>
          </table:table-cell>
          <table:table-cell table:number-columns-repeated="11"/>
        </table:table-row>
        <table:table-row table:style-name="ro2">
          <table:table-cell table:formula="of:=[.B115]-1" office:value-type="float" office:value="5650">
            <text:p>5650</text:p>
          </table:table-cell>
          <table:table-cell office:value-type="float" office:value="5651">
            <text:p>5651</text:p>
          </table:table-cell>
          <table:table-cell office:value-type="float" office:value="0">
            <text:p>0</text:p>
          </table:table-cell>
          <table:table-cell office:value-type="float" office:value="326166">
            <text:p>326166</text:p>
          </table:table-cell>
          <table:table-cell office:value-type="float" office:value="714949">
            <text:p>714949</text:p>
          </table:table-cell>
          <table:table-cell office:value-type="float" office:value="725183">
            <text:p>725183</text:p>
          </table:table-cell>
          <table:table-cell table:formula="of:=[.D115]/1000" office:value-type="float" office:value="326.166">
            <text:p>326,166</text:p>
          </table:table-cell>
          <table:table-cell table:formula="of:=[.E115]/1000" office:value-type="float" office:value="714.949">
            <text:p>714,949</text:p>
          </table:table-cell>
          <table:table-cell table:formula="of:=[.F115]/1000" office:value-type="float" office:value="725.183">
            <text:p>725,183</text:p>
          </table:table-cell>
          <table:table-cell table:formula="of:=[.D115]/(LOG([.B115])*[.B115])" office:value-type="float" office:value="15.3828231264529">
            <text:p>15,3828231265</text:p>
          </table:table-cell>
          <table:table-cell table:number-columns-repeated="11"/>
        </table:table-row>
        <table:table-row table:style-name="ro2">
          <table:table-cell table:formula="of:=[.B116]-1" office:value-type="float" office:value="5700">
            <text:p>5700</text:p>
          </table:table-cell>
          <table:table-cell office:value-type="float" office:value="5701">
            <text:p>5701</text:p>
          </table:table-cell>
          <table:table-cell office:value-type="float" office:value="0">
            <text:p>0</text:p>
          </table:table-cell>
          <table:table-cell office:value-type="float" office:value="331463">
            <text:p>331463</text:p>
          </table:table-cell>
          <table:table-cell office:value-type="float" office:value="723011">
            <text:p>723011</text:p>
          </table:table-cell>
          <table:table-cell office:value-type="float" office:value="704786">
            <text:p>704786</text:p>
          </table:table-cell>
          <table:table-cell table:formula="of:=[.D116]/1000" office:value-type="float" office:value="331.463">
            <text:p>331,463</text:p>
          </table:table-cell>
          <table:table-cell table:formula="of:=[.E116]/1000" office:value-type="float" office:value="723.011">
            <text:p>723,011</text:p>
          </table:table-cell>
          <table:table-cell table:formula="of:=[.F116]/1000" office:value-type="float" office:value="704.786">
            <text:p>704,786</text:p>
          </table:table-cell>
          <table:table-cell table:formula="of:=[.D116]/(LOG([.B116])*[.B116])" office:value-type="float" office:value="15.4797553703265">
            <text:p>15,4797553703</text:p>
          </table:table-cell>
          <table:table-cell table:number-columns-repeated="11"/>
        </table:table-row>
        <table:table-row table:style-name="ro2">
          <table:table-cell table:formula="of:=[.B117]-1" office:value-type="float" office:value="5750">
            <text:p>5750</text:p>
          </table:table-cell>
          <table:table-cell office:value-type="float" office:value="5751">
            <text:p>5751</text:p>
          </table:table-cell>
          <table:table-cell office:value-type="float" office:value="0">
            <text:p>0</text:p>
          </table:table-cell>
          <table:table-cell office:value-type="float" office:value="307124">
            <text:p>307124</text:p>
          </table:table-cell>
          <table:table-cell office:value-type="float" office:value="699896">
            <text:p>699896</text:p>
          </table:table-cell>
          <table:table-cell office:value-type="float" office:value="726493">
            <text:p>726493</text:p>
          </table:table-cell>
          <table:table-cell table:formula="of:=[.D117]/1000" office:value-type="float" office:value="307.124">
            <text:p>307,124</text:p>
          </table:table-cell>
          <table:table-cell table:formula="of:=[.E117]/1000" office:value-type="float" office:value="699.896">
            <text:p>699,896</text:p>
          </table:table-cell>
          <table:table-cell table:formula="of:=[.F117]/1000" office:value-type="float" office:value="726.493">
            <text:p>726,493</text:p>
          </table:table-cell>
          <table:table-cell table:formula="of:=[.D117]/(LOG([.B117])*[.B117])" office:value-type="float" office:value="14.2040497886066">
            <text:p>14,2040497886</text:p>
          </table:table-cell>
          <table:table-cell table:number-columns-repeated="11"/>
        </table:table-row>
        <table:table-row table:style-name="ro2">
          <table:table-cell table:formula="of:=[.B118]-1" office:value-type="float" office:value="5800">
            <text:p>5800</text:p>
          </table:table-cell>
          <table:table-cell office:value-type="float" office:value="5801">
            <text:p>5801</text:p>
          </table:table-cell>
          <table:table-cell office:value-type="float" office:value="0">
            <text:p>0</text:p>
          </table:table-cell>
          <table:table-cell office:value-type="float" office:value="360171">
            <text:p>360171</text:p>
          </table:table-cell>
          <table:table-cell office:value-type="float" office:value="739713">
            <text:p>739713</text:p>
          </table:table-cell>
          <table:table-cell office:value-type="float" office:value="830227">
            <text:p>830227</text:p>
          </table:table-cell>
          <table:table-cell table:formula="of:=[.D118]/1000" office:value-type="float" office:value="360.171">
            <text:p>360,171</text:p>
          </table:table-cell>
          <table:table-cell table:formula="of:=[.E118]/1000" office:value-type="float" office:value="739.713">
            <text:p>739,713</text:p>
          </table:table-cell>
          <table:table-cell table:formula="of:=[.F118]/1000" office:value-type="float" office:value="830.227">
            <text:p>830,227</text:p>
          </table:table-cell>
          <table:table-cell table:formula="of:=[.D118]/(LOG([.B118])*[.B118])" office:value-type="float" office:value="16.4973286089918">
            <text:p>16,497328609</text:p>
          </table:table-cell>
          <table:table-cell table:number-columns-repeated="11"/>
        </table:table-row>
        <table:table-row table:style-name="ro2">
          <table:table-cell table:formula="of:=[.B119]-1" office:value-type="float" office:value="5850">
            <text:p>5850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364020">
            <text:p>364020</text:p>
          </table:table-cell>
          <table:table-cell office:value-type="float" office:value="711181">
            <text:p>711181</text:p>
          </table:table-cell>
          <table:table-cell office:value-type="float" office:value="751958">
            <text:p>751958</text:p>
          </table:table-cell>
          <table:table-cell table:formula="of:=[.D119]/1000" office:value-type="float" office:value="364.02">
            <text:p>364,02</text:p>
          </table:table-cell>
          <table:table-cell table:formula="of:=[.E119]/1000" office:value-type="float" office:value="711.181">
            <text:p>711,181</text:p>
          </table:table-cell>
          <table:table-cell table:formula="of:=[.F119]/1000" office:value-type="float" office:value="751.958">
            <text:p>751,958</text:p>
          </table:table-cell>
          <table:table-cell table:formula="of:=[.D119]/(LOG([.B119])*[.B119])" office:value-type="float" office:value="16.5147878843622">
            <text:p>16,5147878844</text:p>
          </table:table-cell>
          <table:table-cell table:number-columns-repeated="11"/>
        </table:table-row>
        <table:table-row table:style-name="ro2">
          <table:table-cell table:formula="of:=[.B120]-1" office:value-type="float" office:value="5900">
            <text:p>5900</text:p>
          </table:table-cell>
          <table:table-cell office:value-type="float" office:value="5901">
            <text:p>5901</text:p>
          </table:table-cell>
          <table:table-cell office:value-type="float" office:value="0">
            <text:p>0</text:p>
          </table:table-cell>
          <table:table-cell office:value-type="float" office:value="355746">
            <text:p>355746</text:p>
          </table:table-cell>
          <table:table-cell office:value-type="float" office:value="722375">
            <text:p>722375</text:p>
          </table:table-cell>
          <table:table-cell office:value-type="float" office:value="753823">
            <text:p>753823</text:p>
          </table:table-cell>
          <table:table-cell table:formula="of:=[.D120]/1000" office:value-type="float" office:value="355.746">
            <text:p>355,746</text:p>
          </table:table-cell>
          <table:table-cell table:formula="of:=[.E120]/1000" office:value-type="float" office:value="722.375">
            <text:p>722,375</text:p>
          </table:table-cell>
          <table:table-cell table:formula="of:=[.F120]/1000" office:value-type="float" office:value="753.823">
            <text:p>753,823</text:p>
          </table:table-cell>
          <table:table-cell table:formula="of:=[.D120]/(LOG([.B120])*[.B120])" office:value-type="float" office:value="15.9869805046488">
            <text:p>15,9869805046</text:p>
          </table:table-cell>
          <table:table-cell table:number-columns-repeated="11"/>
        </table:table-row>
        <table:table-row table:style-name="ro2">
          <table:table-cell table:formula="of:=[.B121]-1" office:value-type="float" office:value="5950">
            <text:p>5950</text:p>
          </table:table-cell>
          <table:table-cell office:value-type="float" office:value="5951">
            <text:p>5951</text:p>
          </table:table-cell>
          <table:table-cell office:value-type="float" office:value="0">
            <text:p>0</text:p>
          </table:table-cell>
          <table:table-cell office:value-type="float" office:value="343667">
            <text:p>343667</text:p>
          </table:table-cell>
          <table:table-cell office:value-type="float" office:value="755275">
            <text:p>755275</text:p>
          </table:table-cell>
          <table:table-cell office:value-type="float" office:value="848804">
            <text:p>848804</text:p>
          </table:table-cell>
          <table:table-cell table:formula="of:=[.D121]/1000" office:value-type="float" office:value="343.667">
            <text:p>343,667</text:p>
          </table:table-cell>
          <table:table-cell table:formula="of:=[.E121]/1000" office:value-type="float" office:value="755.275">
            <text:p>755,275</text:p>
          </table:table-cell>
          <table:table-cell table:formula="of:=[.F121]/1000" office:value-type="float" office:value="848.804">
            <text:p>848,804</text:p>
          </table:table-cell>
          <table:table-cell table:formula="of:=[.D121]/(LOG([.B121])*[.B121])" office:value-type="float" office:value="15.2995304481345">
            <text:p>15,2995304481</text:p>
          </table:table-cell>
          <table:table-cell table:number-columns-repeated="11"/>
        </table:table-row>
        <table:table-row table:style-name="ro2">
          <table:table-cell table:formula="of:=[.B122]-1" office:value-type="float" office:value="6000">
            <text:p>6000</text:p>
          </table:table-cell>
          <table:table-cell office:value-type="float" office:value="6001">
            <text:p>6001</text:p>
          </table:table-cell>
          <table:table-cell office:value-type="float" office:value="0">
            <text:p>0</text:p>
          </table:table-cell>
          <table:table-cell office:value-type="float" office:value="358802">
            <text:p>358802</text:p>
          </table:table-cell>
          <table:table-cell office:value-type="float" office:value="737995">
            <text:p>737995</text:p>
          </table:table-cell>
          <table:table-cell office:value-type="float" office:value="747249">
            <text:p>747249</text:p>
          </table:table-cell>
          <table:table-cell table:formula="of:=[.D122]/1000" office:value-type="float" office:value="358.802">
            <text:p>358,802</text:p>
          </table:table-cell>
          <table:table-cell table:formula="of:=[.E122]/1000" office:value-type="float" office:value="737.995">
            <text:p>737,995</text:p>
          </table:table-cell>
          <table:table-cell table:formula="of:=[.F122]/1000" office:value-type="float" office:value="747.249">
            <text:p>747,249</text:p>
          </table:table-cell>
          <table:table-cell table:formula="of:=[.D122]/(LOG([.B122])*[.B122])" office:value-type="float" office:value="15.8249945419803">
            <text:p>15,824994542</text:p>
          </table:table-cell>
          <table:table-cell table:number-columns-repeated="11"/>
        </table:table-row>
        <table:table-row table:style-name="ro2">
          <table:table-cell table:formula="of:=[.B123]-1" office:value-type="float" office:value="6050">
            <text:p>6050</text:p>
          </table:table-cell>
          <table:table-cell office:value-type="float" office:value="6051">
            <text:p>6051</text:p>
          </table:table-cell>
          <table:table-cell office:value-type="float" office:value="0">
            <text:p>0</text:p>
          </table:table-cell>
          <table:table-cell office:value-type="float" office:value="325104">
            <text:p>325104</text:p>
          </table:table-cell>
          <table:table-cell office:value-type="float" office:value="750803">
            <text:p>750803</text:p>
          </table:table-cell>
          <table:table-cell office:value-type="float" office:value="776412">
            <text:p>776412</text:p>
          </table:table-cell>
          <table:table-cell table:formula="of:=[.D123]/1000" office:value-type="float" office:value="325.104">
            <text:p>325,104</text:p>
          </table:table-cell>
          <table:table-cell table:formula="of:=[.E123]/1000" office:value-type="float" office:value="750.803">
            <text:p>750,803</text:p>
          </table:table-cell>
          <table:table-cell table:formula="of:=[.F123]/1000" office:value-type="float" office:value="776.412">
            <text:p>776,412</text:p>
          </table:table-cell>
          <table:table-cell table:formula="of:=[.D123]/(LOG([.B123])*[.B123])" office:value-type="float" office:value="14.2067089864355">
            <text:p>14,2067089864</text:p>
          </table:table-cell>
          <table:table-cell table:number-columns-repeated="11"/>
        </table:table-row>
        <table:table-row table:style-name="ro2">
          <table:table-cell table:formula="of:=[.B124]-1" office:value-type="float" office:value="6100">
            <text:p>6100</text:p>
          </table:table-cell>
          <table:table-cell office:value-type="float" office:value="6101">
            <text:p>6101</text:p>
          </table:table-cell>
          <table:table-cell office:value-type="float" office:value="0">
            <text:p>0</text:p>
          </table:table-cell>
          <table:table-cell office:value-type="float" office:value="352307">
            <text:p>352307</text:p>
          </table:table-cell>
          <table:table-cell office:value-type="float" office:value="785317">
            <text:p>785317</text:p>
          </table:table-cell>
          <table:table-cell office:value-type="float" office:value="782037">
            <text:p>782037</text:p>
          </table:table-cell>
          <table:table-cell table:formula="of:=[.D124]/1000" office:value-type="float" office:value="352.307">
            <text:p>352,307</text:p>
          </table:table-cell>
          <table:table-cell table:formula="of:=[.E124]/1000" office:value-type="float" office:value="785.317">
            <text:p>785,317</text:p>
          </table:table-cell>
          <table:table-cell table:formula="of:=[.F124]/1000" office:value-type="float" office:value="782.037">
            <text:p>782,037</text:p>
          </table:table-cell>
          <table:table-cell table:formula="of:=[.D124]/(LOG([.B124])*[.B124])" office:value-type="float" office:value="15.2548644117688">
            <text:p>15,2548644118</text:p>
          </table:table-cell>
          <table:table-cell table:number-columns-repeated="11"/>
        </table:table-row>
        <table:table-row table:style-name="ro2">
          <table:table-cell table:formula="of:=[.B125]-1" office:value-type="float" office:value="6150">
            <text:p>6150</text:p>
          </table:table-cell>
          <table:table-cell office:value-type="float" office:value="6151">
            <text:p>6151</text:p>
          </table:table-cell>
          <table:table-cell office:value-type="float" office:value="0">
            <text:p>0</text:p>
          </table:table-cell>
          <table:table-cell office:value-type="float" office:value="358767">
            <text:p>358767</text:p>
          </table:table-cell>
          <table:table-cell office:value-type="float" office:value="765230">
            <text:p>765230</text:p>
          </table:table-cell>
          <table:table-cell office:value-type="float" office:value="777851">
            <text:p>777851</text:p>
          </table:table-cell>
          <table:table-cell table:formula="of:=[.D125]/1000" office:value-type="float" office:value="358.767">
            <text:p>358,767</text:p>
          </table:table-cell>
          <table:table-cell table:formula="of:=[.E125]/1000" office:value-type="float" office:value="765.23">
            <text:p>765,23</text:p>
          </table:table-cell>
          <table:table-cell table:formula="of:=[.F125]/1000" office:value-type="float" office:value="777.851">
            <text:p>777,851</text:p>
          </table:table-cell>
          <table:table-cell table:formula="of:=[.D125]/(LOG([.B125])*[.B125])" office:value-type="float" office:value="15.3938899527566">
            <text:p>15,3938899528</text:p>
          </table:table-cell>
          <table:table-cell table:number-columns-repeated="11"/>
        </table:table-row>
        <table:table-row table:style-name="ro2">
          <table:table-cell table:formula="of:=[.B126]-1" office:value-type="float" office:value="6200">
            <text:p>6200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424080">
            <text:p>424080</text:p>
          </table:table-cell>
          <table:table-cell office:value-type="float" office:value="804853">
            <text:p>804853</text:p>
          </table:table-cell>
          <table:table-cell office:value-type="float" office:value="811273">
            <text:p>811273</text:p>
          </table:table-cell>
          <table:table-cell table:formula="of:=[.D126]/1000" office:value-type="float" office:value="424.08">
            <text:p>424,08</text:p>
          </table:table-cell>
          <table:table-cell table:formula="of:=[.E126]/1000" office:value-type="float" office:value="804.853">
            <text:p>804,853</text:p>
          </table:table-cell>
          <table:table-cell table:formula="of:=[.F126]/1000" office:value-type="float" office:value="811.273">
            <text:p>811,273</text:p>
          </table:table-cell>
          <table:table-cell table:formula="of:=[.D126]/(LOG([.B126])*[.B126])" office:value-type="float" office:value="18.0328700368337">
            <text:p>18,0328700368</text:p>
          </table:table-cell>
          <table:table-cell table:number-columns-repeated="11"/>
        </table:table-row>
        <table:table-row table:style-name="ro2">
          <table:table-cell table:formula="of:=[.B127]-1" office:value-type="float" office:value="6250">
            <text:p>6250</text:p>
          </table:table-cell>
          <table:table-cell office:value-type="float" office:value="6251">
            <text:p>6251</text:p>
          </table:table-cell>
          <table:table-cell office:value-type="float" office:value="0">
            <text:p>0</text:p>
          </table:table-cell>
          <table:table-cell office:value-type="float" office:value="429571">
            <text:p>429571</text:p>
          </table:table-cell>
          <table:table-cell office:value-type="float" office:value="813528">
            <text:p>813528</text:p>
          </table:table-cell>
          <table:table-cell office:value-type="float" office:value="790612">
            <text:p>790612</text:p>
          </table:table-cell>
          <table:table-cell table:formula="of:=[.D127]/1000" office:value-type="float" office:value="429.571">
            <text:p>429,571</text:p>
          </table:table-cell>
          <table:table-cell table:formula="of:=[.E127]/1000" office:value-type="float" office:value="813.528">
            <text:p>813,528</text:p>
          </table:table-cell>
          <table:table-cell table:formula="of:=[.F127]/1000" office:value-type="float" office:value="790.612">
            <text:p>790,612</text:p>
          </table:table-cell>
          <table:table-cell table:formula="of:=[.D127]/(LOG([.B127])*[.B127])" office:value-type="float" office:value="18.1036035283147">
            <text:p>18,1036035283</text:p>
          </table:table-cell>
          <table:table-cell table:number-columns-repeated="11"/>
        </table:table-row>
        <table:table-row table:style-name="ro2">
          <table:table-cell table:formula="of:=[.B128]-1" office:value-type="float" office:value="6300">
            <text:p>6300</text:p>
          </table:table-cell>
          <table:table-cell office:value-type="float" office:value="6301">
            <text:p>6301</text:p>
          </table:table-cell>
          <table:table-cell office:value-type="float" office:value="0">
            <text:p>0</text:p>
          </table:table-cell>
          <table:table-cell office:value-type="float" office:value="379991">
            <text:p>379991</text:p>
          </table:table-cell>
          <table:table-cell office:value-type="float" office:value="793597">
            <text:p>793597</text:p>
          </table:table-cell>
          <table:table-cell office:value-type="float" office:value="800115">
            <text:p>800115</text:p>
          </table:table-cell>
          <table:table-cell table:formula="of:=[.D128]/1000" office:value-type="float" office:value="379.991">
            <text:p>379,991</text:p>
          </table:table-cell>
          <table:table-cell table:formula="of:=[.E128]/1000" office:value-type="float" office:value="793.597">
            <text:p>793,597</text:p>
          </table:table-cell>
          <table:table-cell table:formula="of:=[.F128]/1000" office:value-type="float" office:value="800.115">
            <text:p>800,115</text:p>
          </table:table-cell>
          <table:table-cell table:formula="of:=[.D128]/(LOG([.B128])*[.B128])" office:value-type="float" office:value="15.8725874680622">
            <text:p>15,8725874681</text:p>
          </table:table-cell>
          <table:table-cell table:number-columns-repeated="11"/>
        </table:table-row>
        <table:table-row table:style-name="ro2">
          <table:table-cell table:formula="of:=[.B129]-1" office:value-type="float" office:value="6350">
            <text:p>6350</text:p>
          </table:table-cell>
          <table:table-cell office:value-type="float" office:value="6351">
            <text:p>6351</text:p>
          </table:table-cell>
          <table:table-cell office:value-type="float" office:value="0">
            <text:p>0</text:p>
          </table:table-cell>
          <table:table-cell office:value-type="float" office:value="443917">
            <text:p>443917</text:p>
          </table:table-cell>
          <table:table-cell office:value-type="float" office:value="805199">
            <text:p>805199</text:p>
          </table:table-cell>
          <table:table-cell office:value-type="float" office:value="809312">
            <text:p>809312</text:p>
          </table:table-cell>
          <table:table-cell table:formula="of:=[.D129]/1000" office:value-type="float" office:value="443.917">
            <text:p>443,917</text:p>
          </table:table-cell>
          <table:table-cell table:formula="of:=[.E129]/1000" office:value-type="float" office:value="805.199">
            <text:p>805,199</text:p>
          </table:table-cell>
          <table:table-cell table:formula="of:=[.F129]/1000" office:value-type="float" office:value="809.312">
            <text:p>809,312</text:p>
          </table:table-cell>
          <table:table-cell table:formula="of:=[.D129]/(LOG([.B129])*[.B129])" office:value-type="float" office:value="18.3802481076103">
            <text:p>18,3802481076</text:p>
          </table:table-cell>
          <table:table-cell table:number-columns-repeated="11"/>
        </table:table-row>
        <table:table-row table:style-name="ro2">
          <table:table-cell table:formula="of:=[.B130]-1" office:value-type="float" office:value="6400">
            <text:p>6400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373251">
            <text:p>373251</text:p>
          </table:table-cell>
          <table:table-cell office:value-type="float" office:value="828287">
            <text:p>828287</text:p>
          </table:table-cell>
          <table:table-cell office:value-type="float" office:value="811964">
            <text:p>811964</text:p>
          </table:table-cell>
          <table:table-cell table:formula="of:=[.D130]/1000" office:value-type="float" office:value="373.251">
            <text:p>373,251</text:p>
          </table:table-cell>
          <table:table-cell table:formula="of:=[.E130]/1000" office:value-type="float" office:value="828.287">
            <text:p>828,287</text:p>
          </table:table-cell>
          <table:table-cell table:formula="of:=[.F130]/1000" office:value-type="float" office:value="811.964">
            <text:p>811,964</text:p>
          </table:table-cell>
          <table:table-cell table:formula="of:=[.D130]/(LOG([.B130])*[.B130])" office:value-type="float" office:value="15.3199056518963">
            <text:p>15,3199056519</text:p>
          </table:table-cell>
          <table:table-cell table:number-columns-repeated="11"/>
        </table:table-row>
        <table:table-row table:style-name="ro2">
          <table:table-cell table:formula="of:=[.B131]-1" office:value-type="float" office:value="6450">
            <text:p>6450</text:p>
          </table:table-cell>
          <table:table-cell office:value-type="float" office:value="6451">
            <text:p>6451</text:p>
          </table:table-cell>
          <table:table-cell office:value-type="float" office:value="0">
            <text:p>0</text:p>
          </table:table-cell>
          <table:table-cell office:value-type="float" office:value="372400">
            <text:p>372400</text:p>
          </table:table-cell>
          <table:table-cell office:value-type="float" office:value="808902">
            <text:p>808902</text:p>
          </table:table-cell>
          <table:table-cell office:value-type="float" office:value="850267">
            <text:p>850267</text:p>
          </table:table-cell>
          <table:table-cell table:formula="of:=[.D131]/1000" office:value-type="float" office:value="372.4">
            <text:p>372,4</text:p>
          </table:table-cell>
          <table:table-cell table:formula="of:=[.E131]/1000" office:value-type="float" office:value="808.902">
            <text:p>808,902</text:p>
          </table:table-cell>
          <table:table-cell table:formula="of:=[.F131]/1000" office:value-type="float" office:value="850.267">
            <text:p>850,267</text:p>
          </table:table-cell>
          <table:table-cell table:formula="of:=[.D131]/(LOG([.B131])*[.B131])" office:value-type="float" office:value="15.1530539541451">
            <text:p>15,1530539541</text:p>
          </table:table-cell>
          <table:table-cell table:number-columns-repeated="11"/>
        </table:table-row>
        <table:table-row table:style-name="ro2">
          <table:table-cell table:formula="of:=[.B132]-1" office:value-type="float" office:value="6500">
            <text:p>6500</text:p>
          </table:table-cell>
          <table:table-cell office:value-type="float" office:value="6501">
            <text:p>6501</text:p>
          </table:table-cell>
          <table:table-cell office:value-type="float" office:value="0">
            <text:p>0</text:p>
          </table:table-cell>
          <table:table-cell office:value-type="float" office:value="373113">
            <text:p>373113</text:p>
          </table:table-cell>
          <table:table-cell office:value-type="float" office:value="816567">
            <text:p>816567</text:p>
          </table:table-cell>
          <table:table-cell office:value-type="float" office:value="848769">
            <text:p>848769</text:p>
          </table:table-cell>
          <table:table-cell table:formula="of:=[.D132]/1000" office:value-type="float" office:value="373.113">
            <text:p>373,113</text:p>
          </table:table-cell>
          <table:table-cell table:formula="of:=[.E132]/1000" office:value-type="float" office:value="816.567">
            <text:p>816,567</text:p>
          </table:table-cell>
          <table:table-cell table:formula="of:=[.F132]/1000" office:value-type="float" office:value="848.769">
            <text:p>848,769</text:p>
          </table:table-cell>
          <table:table-cell table:formula="of:=[.D132]/(LOG([.B132])*[.B132])" office:value-type="float" office:value="15.0520505699638">
            <text:p>15,05205057</text:p>
          </table:table-cell>
          <table:table-cell table:number-columns-repeated="11"/>
        </table:table-row>
        <table:table-row table:style-name="ro2">
          <table:table-cell table:formula="of:=[.B133]-1" office:value-type="float" office:value="6550">
            <text:p>6550</text:p>
          </table:table-cell>
          <table:table-cell office:value-type="float" office:value="6551">
            <text:p>6551</text:p>
          </table:table-cell>
          <table:table-cell office:value-type="float" office:value="0">
            <text:p>0</text:p>
          </table:table-cell>
          <table:table-cell office:value-type="float" office:value="369465">
            <text:p>369465</text:p>
          </table:table-cell>
          <table:table-cell office:value-type="float" office:value="828595">
            <text:p>828595</text:p>
          </table:table-cell>
          <table:table-cell office:value-type="float" office:value="864394">
            <text:p>864394</text:p>
          </table:table-cell>
          <table:table-cell table:formula="of:=[.D133]/1000" office:value-type="float" office:value="369.465">
            <text:p>369,465</text:p>
          </table:table-cell>
          <table:table-cell table:formula="of:=[.E133]/1000" office:value-type="float" office:value="828.595">
            <text:p>828,595</text:p>
          </table:table-cell>
          <table:table-cell table:formula="of:=[.F133]/1000" office:value-type="float" office:value="864.394">
            <text:p>864,394</text:p>
          </table:table-cell>
          <table:table-cell table:formula="of:=[.D133]/(LOG([.B133])*[.B133])" office:value-type="float" office:value="14.7782269479687">
            <text:p>14,778226948</text:p>
          </table:table-cell>
          <table:table-cell table:number-columns-repeated="11"/>
        </table:table-row>
        <table:table-row table:style-name="ro2">
          <table:table-cell table:formula="of:=[.B134]-1" office:value-type="float" office:value="6600">
            <text:p>6600</text:p>
          </table:table-cell>
          <table:table-cell office:value-type="float" office:value="6601">
            <text:p>6601</text:p>
          </table:table-cell>
          <table:table-cell office:value-type="float" office:value="0">
            <text:p>0</text:p>
          </table:table-cell>
          <table:table-cell office:value-type="float" office:value="357803">
            <text:p>357803</text:p>
          </table:table-cell>
          <table:table-cell office:value-type="float" office:value="836487">
            <text:p>836487</text:p>
          </table:table-cell>
          <table:table-cell office:value-type="float" office:value="859763">
            <text:p>859763</text:p>
          </table:table-cell>
          <table:table-cell table:formula="of:=[.D134]/1000" office:value-type="float" office:value="357.803">
            <text:p>357,803</text:p>
          </table:table-cell>
          <table:table-cell table:formula="of:=[.E134]/1000" office:value-type="float" office:value="836.487">
            <text:p>836,487</text:p>
          </table:table-cell>
          <table:table-cell table:formula="of:=[.F134]/1000" office:value-type="float" office:value="859.763">
            <text:p>859,763</text:p>
          </table:table-cell>
          <table:table-cell table:formula="of:=[.D134]/(LOG([.B134])*[.B134])" office:value-type="float" office:value="14.1910736352268">
            <text:p>14,1910736352</text:p>
          </table:table-cell>
          <table:table-cell table:number-columns-repeated="11"/>
        </table:table-row>
        <table:table-row table:style-name="ro2">
          <table:table-cell table:formula="of:=[.B135]-1" office:value-type="float" office:value="6650">
            <text:p>6650</text:p>
          </table:table-cell>
          <table:table-cell office:value-type="float" office:value="6651">
            <text:p>6651</text:p>
          </table:table-cell>
          <table:table-cell office:value-type="float" office:value="0">
            <text:p>0</text:p>
          </table:table-cell>
          <table:table-cell office:value-type="float" office:value="361016">
            <text:p>361016</text:p>
          </table:table-cell>
          <table:table-cell office:value-type="float" office:value="866063">
            <text:p>866063</text:p>
          </table:table-cell>
          <table:table-cell office:value-type="float" office:value="873302">
            <text:p>873302</text:p>
          </table:table-cell>
          <table:table-cell table:formula="of:=[.D135]/1000" office:value-type="float" office:value="361.016">
            <text:p>361,016</text:p>
          </table:table-cell>
          <table:table-cell table:formula="of:=[.E135]/1000" office:value-type="float" office:value="866.063">
            <text:p>866,063</text:p>
          </table:table-cell>
          <table:table-cell table:formula="of:=[.F135]/1000" office:value-type="float" office:value="873.302">
            <text:p>873,302</text:p>
          </table:table-cell>
          <table:table-cell table:formula="of:=[.D135]/(LOG([.B135])*[.B135])" office:value-type="float" office:value="14.1986824726323">
            <text:p>14,1986824726</text:p>
          </table:table-cell>
          <table:table-cell table:number-columns-repeated="11"/>
        </table:table-row>
        <table:table-row table:style-name="ro2">
          <table:table-cell table:formula="of:=[.B136]-1" office:value-type="float" office:value="6700">
            <text:p>6700</text:p>
          </table:table-cell>
          <table:table-cell office:value-type="float" office:value="6701">
            <text:p>6701</text:p>
          </table:table-cell>
          <table:table-cell office:value-type="float" office:value="0">
            <text:p>0</text:p>
          </table:table-cell>
          <table:table-cell office:value-type="float" office:value="389356">
            <text:p>389356</text:p>
          </table:table-cell>
          <table:table-cell office:value-type="float" office:value="866974">
            <text:p>866974</text:p>
          </table:table-cell>
          <table:table-cell office:value-type="float" office:value="874716">
            <text:p>874716</text:p>
          </table:table-cell>
          <table:table-cell table:formula="of:=[.D136]/1000" office:value-type="float" office:value="389.356">
            <text:p>389,356</text:p>
          </table:table-cell>
          <table:table-cell table:formula="of:=[.E136]/1000" office:value-type="float" office:value="866.974">
            <text:p>866,974</text:p>
          </table:table-cell>
          <table:table-cell table:formula="of:=[.F136]/1000" office:value-type="float" office:value="874.716">
            <text:p>874,716</text:p>
          </table:table-cell>
          <table:table-cell table:formula="of:=[.D136]/(LOG([.B136])*[.B136])" office:value-type="float" office:value="15.1861064570935">
            <text:p>15,1861064571</text:p>
          </table:table-cell>
          <table:table-cell table:number-columns-repeated="11"/>
        </table:table-row>
        <table:table-row table:style-name="ro2">
          <table:table-cell table:formula="of:=[.B137]-1" office:value-type="float" office:value="6750">
            <text:p>6750</text:p>
          </table:table-cell>
          <table:table-cell office:value-type="float" office:value="6751">
            <text:p>6751</text:p>
          </table:table-cell>
          <table:table-cell office:value-type="float" office:value="0">
            <text:p>0</text:p>
          </table:table-cell>
          <table:table-cell office:value-type="float" office:value="387448">
            <text:p>387448</text:p>
          </table:table-cell>
          <table:table-cell office:value-type="float" office:value="877404">
            <text:p>877404</text:p>
          </table:table-cell>
          <table:table-cell office:value-type="float" office:value="875501">
            <text:p>875501</text:p>
          </table:table-cell>
          <table:table-cell table:formula="of:=[.D137]/1000" office:value-type="float" office:value="387.448">
            <text:p>387,448</text:p>
          </table:table-cell>
          <table:table-cell table:formula="of:=[.E137]/1000" office:value-type="float" office:value="877.404">
            <text:p>877,404</text:p>
          </table:table-cell>
          <table:table-cell table:formula="of:=[.F137]/1000" office:value-type="float" office:value="875.501">
            <text:p>875,501</text:p>
          </table:table-cell>
          <table:table-cell table:formula="of:=[.D137]/(LOG([.B137])*[.B137])" office:value-type="float" office:value="14.987120507893">
            <text:p>14,9871205079</text:p>
          </table:table-cell>
          <table:table-cell table:number-columns-repeated="11"/>
        </table:table-row>
        <table:table-row table:style-name="ro2">
          <table:table-cell table:formula="of:=[.B138]-1" office:value-type="float" office:value="6800">
            <text:p>6800</text:p>
          </table:table-cell>
          <table:table-cell office:value-type="float" office:value="6801">
            <text:p>6801</text:p>
          </table:table-cell>
          <table:table-cell office:value-type="float" office:value="0">
            <text:p>0</text:p>
          </table:table-cell>
          <table:table-cell office:value-type="float" office:value="392369">
            <text:p>392369</text:p>
          </table:table-cell>
          <table:table-cell office:value-type="float" office:value="882410">
            <text:p>882410</text:p>
          </table:table-cell>
          <table:table-cell office:value-type="float" office:value="888986">
            <text:p>888986</text:p>
          </table:table-cell>
          <table:table-cell table:formula="of:=[.D138]/1000" office:value-type="float" office:value="392.369">
            <text:p>392,369</text:p>
          </table:table-cell>
          <table:table-cell table:formula="of:=[.E138]/1000" office:value-type="float" office:value="882.41">
            <text:p>882,41</text:p>
          </table:table-cell>
          <table:table-cell table:formula="of:=[.F138]/1000" office:value-type="float" office:value="888.986">
            <text:p>888,986</text:p>
          </table:table-cell>
          <table:table-cell table:formula="of:=[.D138]/(LOG([.B138])*[.B138])" office:value-type="float" office:value="15.0532925733303">
            <text:p>15,0532925733</text:p>
          </table:table-cell>
          <table:table-cell table:number-columns-repeated="11"/>
        </table:table-row>
        <table:table-row table:style-name="ro2">
          <table:table-cell table:formula="of:=[.B139]-1" office:value-type="float" office:value="6850">
            <text:p>6850</text:p>
          </table:table-cell>
          <table:table-cell office:value-type="float" office:value="6851">
            <text:p>6851</text:p>
          </table:table-cell>
          <table:table-cell office:value-type="float" office:value="0">
            <text:p>0</text:p>
          </table:table-cell>
          <table:table-cell office:value-type="float" office:value="392450">
            <text:p>392450</text:p>
          </table:table-cell>
          <table:table-cell office:value-type="float" office:value="890265">
            <text:p>890265</text:p>
          </table:table-cell>
          <table:table-cell office:value-type="float" office:value="908953">
            <text:p>908953</text:p>
          </table:table-cell>
          <table:table-cell table:formula="of:=[.D139]/1000" office:value-type="float" office:value="392.45">
            <text:p>392,45</text:p>
          </table:table-cell>
          <table:table-cell table:formula="of:=[.E139]/1000" office:value-type="float" office:value="890.265">
            <text:p>890,265</text:p>
          </table:table-cell>
          <table:table-cell table:formula="of:=[.F139]/1000" office:value-type="float" office:value="908.953">
            <text:p>908,953</text:p>
          </table:table-cell>
          <table:table-cell table:formula="of:=[.D139]/(LOG([.B139])*[.B139])" office:value-type="float" office:value="14.9341195283755">
            <text:p>14,9341195284</text:p>
          </table:table-cell>
          <table:table-cell table:number-columns-repeated="11"/>
        </table:table-row>
        <table:table-row table:style-name="ro2">
          <table:table-cell table:formula="of:=[.B140]-1" office:value-type="float" office:value="6900">
            <text:p>6900</text:p>
          </table:table-cell>
          <table:table-cell office:value-type="float" office:value="6901">
            <text:p>6901</text:p>
          </table:table-cell>
          <table:table-cell office:value-type="float" office:value="0">
            <text:p>0</text:p>
          </table:table-cell>
          <table:table-cell office:value-type="float" office:value="401419">
            <text:p>401419</text:p>
          </table:table-cell>
          <table:table-cell office:value-type="float" office:value="875324">
            <text:p>875324</text:p>
          </table:table-cell>
          <table:table-cell office:value-type="float" office:value="874929">
            <text:p>874929</text:p>
          </table:table-cell>
          <table:table-cell table:formula="of:=[.D140]/1000" office:value-type="float" office:value="401.419">
            <text:p>401,419</text:p>
          </table:table-cell>
          <table:table-cell table:formula="of:=[.E140]/1000" office:value-type="float" office:value="875.324">
            <text:p>875,324</text:p>
          </table:table-cell>
          <table:table-cell table:formula="of:=[.F140]/1000" office:value-type="float" office:value="874.929">
            <text:p>874,929</text:p>
          </table:table-cell>
          <table:table-cell table:formula="of:=[.D140]/(LOG([.B140])*[.B140])" office:value-type="float" office:value="15.1522712873341">
            <text:p>15,1522712873</text:p>
          </table:table-cell>
          <table:table-cell table:number-columns-repeated="11"/>
        </table:table-row>
        <table:table-row table:style-name="ro2">
          <table:table-cell table:formula="of:=[.B141]-1" office:value-type="float" office:value="6950">
            <text:p>6950</text:p>
          </table:table-cell>
          <table:table-cell office:value-type="float" office:value="6951">
            <text:p>6951</text:p>
          </table:table-cell>
          <table:table-cell office:value-type="float" office:value="0">
            <text:p>0</text:p>
          </table:table-cell>
          <table:table-cell office:value-type="float" office:value="373651">
            <text:p>373651</text:p>
          </table:table-cell>
          <table:table-cell office:value-type="float" office:value="879121">
            <text:p>879121</text:p>
          </table:table-cell>
          <table:table-cell office:value-type="float" office:value="882236">
            <text:p>882236</text:p>
          </table:table-cell>
          <table:table-cell table:formula="of:=[.D141]/1000" office:value-type="float" office:value="373.651">
            <text:p>373,651</text:p>
          </table:table-cell>
          <table:table-cell table:formula="of:=[.E141]/1000" office:value-type="float" office:value="879.121">
            <text:p>879,121</text:p>
          </table:table-cell>
          <table:table-cell table:formula="of:=[.F141]/1000" office:value-type="float" office:value="882.236">
            <text:p>882,236</text:p>
          </table:table-cell>
          <table:table-cell table:formula="of:=[.D141]/(LOG([.B141])*[.B141])" office:value-type="float" office:value="13.9912383279205">
            <text:p>13,9912383279</text:p>
          </table:table-cell>
          <table:table-cell table:number-columns-repeated="11"/>
        </table:table-row>
        <table:table-row table:style-name="ro2">
          <table:table-cell table:formula="of:=[.B142]-1" office:value-type="float" office:value="7000">
            <text:p>7000</text:p>
          </table:table-cell>
          <table:table-cell office:value-type="float" office:value="7001">
            <text:p>7001</text:p>
          </table:table-cell>
          <table:table-cell office:value-type="float" office:value="0">
            <text:p>0</text:p>
          </table:table-cell>
          <table:table-cell office:value-type="float" office:value="373904">
            <text:p>373904</text:p>
          </table:table-cell>
          <table:table-cell office:value-type="float" office:value="869303">
            <text:p>869303</text:p>
          </table:table-cell>
          <table:table-cell office:value-type="float" office:value="896070">
            <text:p>896070</text:p>
          </table:table-cell>
          <table:table-cell table:formula="of:=[.D142]/1000" office:value-type="float" office:value="373.904">
            <text:p>373,904</text:p>
          </table:table-cell>
          <table:table-cell table:formula="of:=[.E142]/1000" office:value-type="float" office:value="869.303">
            <text:p>869,303</text:p>
          </table:table-cell>
          <table:table-cell table:formula="of:=[.F142]/1000" office:value-type="float" office:value="896.07">
            <text:p>896,07</text:p>
          </table:table-cell>
          <table:table-cell table:formula="of:=[.D142]/(LOG([.B142])*[.B142])" office:value-type="float" office:value="13.8894679182086">
            <text:p>13,8894679182</text:p>
          </table:table-cell>
          <table:table-cell table:number-columns-repeated="11"/>
        </table:table-row>
        <table:table-row table:style-name="ro2">
          <table:table-cell table:formula="of:=[.B143]-1" office:value-type="float" office:value="7050">
            <text:p>7050</text:p>
          </table:table-cell>
          <table:table-cell office:value-type="float" office:value="7051">
            <text:p>7051</text:p>
          </table:table-cell>
          <table:table-cell office:value-type="float" office:value="0">
            <text:p>0</text:p>
          </table:table-cell>
          <table:table-cell office:value-type="float" office:value="380882">
            <text:p>380882</text:p>
          </table:table-cell>
          <table:table-cell office:value-type="float" office:value="889662">
            <text:p>889662</text:p>
          </table:table-cell>
          <table:table-cell office:value-type="float" office:value="913825">
            <text:p>913825</text:p>
          </table:table-cell>
          <table:table-cell table:formula="of:=[.D143]/1000" office:value-type="float" office:value="380.882">
            <text:p>380,882</text:p>
          </table:table-cell>
          <table:table-cell table:formula="of:=[.E143]/1000" office:value-type="float" office:value="889.662">
            <text:p>889,662</text:p>
          </table:table-cell>
          <table:table-cell table:formula="of:=[.F143]/1000" office:value-type="float" office:value="913.825">
            <text:p>913,825</text:p>
          </table:table-cell>
          <table:table-cell table:formula="of:=[.D143]/(LOG([.B143])*[.B143])" office:value-type="float" office:value="14.0370670880118">
            <text:p>14,037067088</text:p>
          </table:table-cell>
          <table:table-cell table:number-columns-repeated="11"/>
        </table:table-row>
        <table:table-row table:style-name="ro2">
          <table:table-cell table:formula="of:=[.B144]-1" office:value-type="float" office:value="7100">
            <text:p>7100</text:p>
          </table:table-cell>
          <table:table-cell office:value-type="float" office:value="7101">
            <text:p>7101</text:p>
          </table:table-cell>
          <table:table-cell office:value-type="float" office:value="0">
            <text:p>0</text:p>
          </table:table-cell>
          <table:table-cell office:value-type="float" office:value="383646">
            <text:p>383646</text:p>
          </table:table-cell>
          <table:table-cell office:value-type="float" office:value="891996">
            <text:p>891996</text:p>
          </table:table-cell>
          <table:table-cell office:value-type="float" office:value="921220">
            <text:p>921220</text:p>
          </table:table-cell>
          <table:table-cell table:formula="of:=[.D144]/1000" office:value-type="float" office:value="383.646">
            <text:p>383,646</text:p>
          </table:table-cell>
          <table:table-cell table:formula="of:=[.E144]/1000" office:value-type="float" office:value="891.996">
            <text:p>891,996</text:p>
          </table:table-cell>
          <table:table-cell table:formula="of:=[.F144]/1000" office:value-type="float" office:value="921.22">
            <text:p>921,22</text:p>
          </table:table-cell>
          <table:table-cell table:formula="of:=[.D144]/(LOG([.B144])*[.B144])" office:value-type="float" office:value="14.0281891096936">
            <text:p>14,0281891097</text:p>
          </table:table-cell>
          <table:table-cell table:number-columns-repeated="11"/>
        </table:table-row>
        <table:table-row table:style-name="ro2">
          <table:table-cell table:formula="of:=[.B145]-1" office:value-type="float" office:value="7150">
            <text:p>7150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387520">
            <text:p>387520</text:p>
          </table:table-cell>
          <table:table-cell office:value-type="float" office:value="923404">
            <text:p>923404</text:p>
          </table:table-cell>
          <table:table-cell office:value-type="float" office:value="923836">
            <text:p>923836</text:p>
          </table:table-cell>
          <table:table-cell table:formula="of:=[.D145]/1000" office:value-type="float" office:value="387.52">
            <text:p>387,52</text:p>
          </table:table-cell>
          <table:table-cell table:formula="of:=[.E145]/1000" office:value-type="float" office:value="923.404">
            <text:p>923,404</text:p>
          </table:table-cell>
          <table:table-cell table:formula="of:=[.F145]/1000" office:value-type="float" office:value="923.836">
            <text:p>923,836</text:p>
          </table:table-cell>
          <table:table-cell table:formula="of:=[.D145]/(LOG([.B145])*[.B145])" office:value-type="float" office:value="14.059643348783">
            <text:p>14,0596433488</text:p>
          </table:table-cell>
          <table:table-cell table:number-columns-repeated="11"/>
        </table:table-row>
        <table:table-row table:style-name="ro2">
          <table:table-cell table:formula="of:=[.B146]-1" office:value-type="float" office:value="7200">
            <text:p>7200</text:p>
          </table:table-cell>
          <table:table-cell office:value-type="float" office:value="7201">
            <text:p>7201</text:p>
          </table:table-cell>
          <table:table-cell office:value-type="float" office:value="0">
            <text:p>0</text:p>
          </table:table-cell>
          <table:table-cell office:value-type="float" office:value="384431">
            <text:p>384431</text:p>
          </table:table-cell>
          <table:table-cell office:value-type="float" office:value="913384">
            <text:p>913384</text:p>
          </table:table-cell>
          <table:table-cell office:value-type="float" office:value="911687">
            <text:p>911687</text:p>
          </table:table-cell>
          <table:table-cell table:formula="of:=[.D146]/1000" office:value-type="float" office:value="384.431">
            <text:p>384,431</text:p>
          </table:table-cell>
          <table:table-cell table:formula="of:=[.E146]/1000" office:value-type="float" office:value="913.384">
            <text:p>913,384</text:p>
          </table:table-cell>
          <table:table-cell table:formula="of:=[.F146]/1000" office:value-type="float" office:value="911.687">
            <text:p>911,687</text:p>
          </table:table-cell>
          <table:table-cell table:formula="of:=[.D146]/(LOG([.B146])*[.B146])" office:value-type="float" office:value="13.8398608515234">
            <text:p>13,8398608515</text:p>
          </table:table-cell>
          <table:table-cell table:number-columns-repeated="11"/>
        </table:table-row>
        <table:table-row table:style-name="ro2">
          <table:table-cell table:formula="of:=[.B147]-1" office:value-type="float" office:value="7250">
            <text:p>7250</text:p>
          </table:table-cell>
          <table:table-cell office:value-type="float" office:value="7251">
            <text:p>7251</text:p>
          </table:table-cell>
          <table:table-cell office:value-type="float" office:value="0">
            <text:p>0</text:p>
          </table:table-cell>
          <table:table-cell office:value-type="float" office:value="388677">
            <text:p>388677</text:p>
          </table:table-cell>
          <table:table-cell office:value-type="float" office:value="934812">
            <text:p>934812</text:p>
          </table:table-cell>
          <table:table-cell office:value-type="float" office:value="924224">
            <text:p>924224</text:p>
          </table:table-cell>
          <table:table-cell table:formula="of:=[.D147]/1000" office:value-type="float" office:value="388.677">
            <text:p>388,677</text:p>
          </table:table-cell>
          <table:table-cell table:formula="of:=[.E147]/1000" office:value-type="float" office:value="934.812">
            <text:p>934,812</text:p>
          </table:table-cell>
          <table:table-cell table:formula="of:=[.F147]/1000" office:value-type="float" office:value="924.224">
            <text:p>924,224</text:p>
          </table:table-cell>
          <table:table-cell table:formula="of:=[.D147]/(LOG([.B147])*[.B147])" office:value-type="float" office:value="13.8854150422911">
            <text:p>13,8854150423</text:p>
          </table:table-cell>
          <table:table-cell table:number-columns-repeated="11"/>
        </table:table-row>
        <table:table-row table:style-name="ro2">
          <table:table-cell table:formula="of:=[.B148]-1" office:value-type="float" office:value="7300">
            <text:p>7300</text:p>
          </table:table-cell>
          <table:table-cell office:value-type="float" office:value="7301">
            <text:p>7301</text:p>
          </table:table-cell>
          <table:table-cell office:value-type="float" office:value="0">
            <text:p>0</text:p>
          </table:table-cell>
          <table:table-cell office:value-type="float" office:value="393482">
            <text:p>393482</text:p>
          </table:table-cell>
          <table:table-cell office:value-type="float" office:value="917717">
            <text:p>917717</text:p>
          </table:table-cell>
          <table:table-cell office:value-type="float" office:value="957141">
            <text:p>957141</text:p>
          </table:table-cell>
          <table:table-cell table:formula="of:=[.D148]/1000" office:value-type="float" office:value="393.482">
            <text:p>393,482</text:p>
          </table:table-cell>
          <table:table-cell table:formula="of:=[.E148]/1000" office:value-type="float" office:value="917.717">
            <text:p>917,717</text:p>
          </table:table-cell>
          <table:table-cell table:formula="of:=[.F148]/1000" office:value-type="float" office:value="957.141">
            <text:p>957,141</text:p>
          </table:table-cell>
          <table:table-cell table:formula="of:=[.D148]/(LOG([.B148])*[.B148])" office:value-type="float" office:value="13.9500200082137">
            <text:p>13,9500200082</text:p>
          </table:table-cell>
          <table:table-cell table:number-columns-repeated="11"/>
        </table:table-row>
        <table:table-row table:style-name="ro2">
          <table:table-cell table:formula="of:=[.B149]-1" office:value-type="float" office:value="7350">
            <text:p>735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398181">
            <text:p>398181</text:p>
          </table:table-cell>
          <table:table-cell office:value-type="float" office:value="955672">
            <text:p>955672</text:p>
          </table:table-cell>
          <table:table-cell office:value-type="float" office:value="930075">
            <text:p>930075</text:p>
          </table:table-cell>
          <table:table-cell table:formula="of:=[.D149]/1000" office:value-type="float" office:value="398.181">
            <text:p>398,181</text:p>
          </table:table-cell>
          <table:table-cell table:formula="of:=[.E149]/1000" office:value-type="float" office:value="955.672">
            <text:p>955,672</text:p>
          </table:table-cell>
          <table:table-cell table:formula="of:=[.F149]/1000" office:value-type="float" office:value="930.075">
            <text:p>930,075</text:p>
          </table:table-cell>
          <table:table-cell table:formula="of:=[.D149]/(LOG([.B149])*[.B149])" office:value-type="float" office:value="14.0098455087012">
            <text:p>14,0098455087</text:p>
          </table:table-cell>
          <table:table-cell table:number-columns-repeated="11"/>
        </table:table-row>
        <table:table-row table:style-name="ro2">
          <table:table-cell table:formula="of:=[.B150]-1" office:value-type="float" office:value="7400">
            <text:p>7400</text:p>
          </table:table-cell>
          <table:table-cell office:value-type="float" office:value="7401">
            <text:p>7401</text:p>
          </table:table-cell>
          <table:table-cell office:value-type="float" office:value="0">
            <text:p>0</text:p>
          </table:table-cell>
          <table:table-cell office:value-type="float" office:value="399030">
            <text:p>399030</text:p>
          </table:table-cell>
          <table:table-cell office:value-type="float" office:value="957927">
            <text:p>957927</text:p>
          </table:table-cell>
          <table:table-cell office:value-type="float" office:value="939168">
            <text:p>939168</text:p>
          </table:table-cell>
          <table:table-cell table:formula="of:=[.D150]/1000" office:value-type="float" office:value="399.03">
            <text:p>399,03</text:p>
          </table:table-cell>
          <table:table-cell table:formula="of:=[.E150]/1000" office:value-type="float" office:value="957.927">
            <text:p>957,927</text:p>
          </table:table-cell>
          <table:table-cell table:formula="of:=[.F150]/1000" office:value-type="float" office:value="939.168">
            <text:p>939,168</text:p>
          </table:table-cell>
          <table:table-cell table:formula="of:=[.D150]/(LOG([.B150])*[.B150])" office:value-type="float" office:value="13.9342570437877">
            <text:p>13,9342570438</text:p>
          </table:table-cell>
          <table:table-cell table:number-columns-repeated="11"/>
        </table:table-row>
        <table:table-row table:style-name="ro2">
          <table:table-cell table:formula="of:=[.B151]-1" office:value-type="float" office:value="7450">
            <text:p>7450</text:p>
          </table:table-cell>
          <table:table-cell office:value-type="float" office:value="7451">
            <text:p>7451</text:p>
          </table:table-cell>
          <table:table-cell office:value-type="float" office:value="0">
            <text:p>0</text:p>
          </table:table-cell>
          <table:table-cell office:value-type="float" office:value="400210">
            <text:p>400210</text:p>
          </table:table-cell>
          <table:table-cell office:value-type="float" office:value="930812">
            <text:p>930812</text:p>
          </table:table-cell>
          <table:table-cell office:value-type="float" office:value="964947">
            <text:p>964947</text:p>
          </table:table-cell>
          <table:table-cell table:formula="of:=[.D151]/1000" office:value-type="float" office:value="400.21">
            <text:p>400,21</text:p>
          </table:table-cell>
          <table:table-cell table:formula="of:=[.E151]/1000" office:value-type="float" office:value="930.812">
            <text:p>930,812</text:p>
          </table:table-cell>
          <table:table-cell table:formula="of:=[.F151]/1000" office:value-type="float" office:value="964.947">
            <text:p>964,947</text:p>
          </table:table-cell>
          <table:table-cell table:formula="of:=[.D151]/(LOG([.B151])*[.B151])" office:value-type="float" office:value="13.8711976078305">
            <text:p>13,8711976078</text:p>
          </table:table-cell>
          <table:table-cell table:number-columns-repeated="11"/>
        </table:table-row>
        <table:table-row table:style-name="ro2">
          <table:table-cell table:formula="of:=[.B152]-1" office:value-type="float" office:value="7500">
            <text:p>7500</text:p>
          </table:table-cell>
          <table:table-cell office:value-type="float" office:value="7501">
            <text:p>7501</text:p>
          </table:table-cell>
          <table:table-cell office:value-type="float" office:value="0">
            <text:p>0</text:p>
          </table:table-cell>
          <table:table-cell office:value-type="float" office:value="401435">
            <text:p>401435</text:p>
          </table:table-cell>
          <table:table-cell office:value-type="float" office:value="964890">
            <text:p>964890</text:p>
          </table:table-cell>
          <table:table-cell office:value-type="float" office:value="957103">
            <text:p>957103</text:p>
          </table:table-cell>
          <table:table-cell table:formula="of:=[.D152]/1000" office:value-type="float" office:value="401.435">
            <text:p>401,435</text:p>
          </table:table-cell>
          <table:table-cell table:formula="of:=[.E152]/1000" office:value-type="float" office:value="964.89">
            <text:p>964,89</text:p>
          </table:table-cell>
          <table:table-cell table:formula="of:=[.F152]/1000" office:value-type="float" office:value="957.103">
            <text:p>957,103</text:p>
          </table:table-cell>
          <table:table-cell table:formula="of:=[.D152]/(LOG([.B152])*[.B152])" office:value-type="float" office:value="13.810551033591">
            <text:p>13,8105510336</text:p>
          </table:table-cell>
          <table:table-cell table:number-columns-repeated="11"/>
        </table:table-row>
        <table:table-row table:style-name="ro2">
          <table:table-cell table:formula="of:=[.B153]-1" office:value-type="float" office:value="7550">
            <text:p>7550</text:p>
          </table:table-cell>
          <table:table-cell office:value-type="float" office:value="7551">
            <text:p>7551</text:p>
          </table:table-cell>
          <table:table-cell office:value-type="float" office:value="0">
            <text:p>0</text:p>
          </table:table-cell>
          <table:table-cell office:value-type="float" office:value="407478">
            <text:p>407478</text:p>
          </table:table-cell>
          <table:table-cell office:value-type="float" office:value="946071">
            <text:p>946071</text:p>
          </table:table-cell>
          <table:table-cell office:value-type="float" office:value="987067">
            <text:p>987067</text:p>
          </table:table-cell>
          <table:table-cell table:formula="of:=[.D153]/1000" office:value-type="float" office:value="407.478">
            <text:p>407,478</text:p>
          </table:table-cell>
          <table:table-cell table:formula="of:=[.E153]/1000" office:value-type="float" office:value="946.071">
            <text:p>946,071</text:p>
          </table:table-cell>
          <table:table-cell table:formula="of:=[.F153]/1000" office:value-type="float" office:value="987.067">
            <text:p>987,067</text:p>
          </table:table-cell>
          <table:table-cell table:formula="of:=[.D153]/(LOG([.B153])*[.B153])" office:value-type="float" office:value="13.915262079657">
            <text:p>13,9152620797</text:p>
          </table:table-cell>
          <table:table-cell table:number-columns-repeated="11"/>
        </table:table-row>
        <table:table-row table:style-name="ro2">
          <table:table-cell table:formula="of:=[.B154]-1" office:value-type="float" office:value="7600">
            <text:p>7600</text:p>
          </table:table-cell>
          <table:table-cell office:value-type="float" office:value="7601">
            <text:p>7601</text:p>
          </table:table-cell>
          <table:table-cell office:value-type="float" office:value="0">
            <text:p>0</text:p>
          </table:table-cell>
          <table:table-cell office:value-type="float" office:value="406976">
            <text:p>406976</text:p>
          </table:table-cell>
          <table:table-cell office:value-type="float" office:value="974007">
            <text:p>974007</text:p>
          </table:table-cell>
          <table:table-cell office:value-type="float" office:value="964243">
            <text:p>964243</text:p>
          </table:table-cell>
          <table:table-cell table:formula="of:=[.D154]/1000" office:value-type="float" office:value="406.976">
            <text:p>406,976</text:p>
          </table:table-cell>
          <table:table-cell table:formula="of:=[.E154]/1000" office:value-type="float" office:value="974.007">
            <text:p>974,007</text:p>
          </table:table-cell>
          <table:table-cell table:formula="of:=[.F154]/1000" office:value-type="float" office:value="964.243">
            <text:p>964,243</text:p>
          </table:table-cell>
          <table:table-cell table:formula="of:=[.D154]/(LOG([.B154])*[.B154])" office:value-type="float" office:value="13.7964988575833">
            <text:p>13,7964988576</text:p>
          </table:table-cell>
          <table:table-cell table:number-columns-repeated="11"/>
        </table:table-row>
        <table:table-row table:style-name="ro2">
          <table:table-cell table:formula="of:=[.B155]-1" office:value-type="float" office:value="7650">
            <text:p>7650</text:p>
          </table:table-cell>
          <table:table-cell office:value-type="float" office:value="7651">
            <text:p>7651</text:p>
          </table:table-cell>
          <table:table-cell office:value-type="float" office:value="0">
            <text:p>0</text:p>
          </table:table-cell>
          <table:table-cell office:value-type="float" office:value="434164">
            <text:p>434164</text:p>
          </table:table-cell>
          <table:table-cell office:value-type="float" office:value="978359">
            <text:p>978359</text:p>
          </table:table-cell>
          <table:table-cell office:value-type="float" office:value="1001172">
            <text:p>1001172</text:p>
          </table:table-cell>
          <table:table-cell table:formula="of:=[.D155]/1000" office:value-type="float" office:value="434.164">
            <text:p>434,164</text:p>
          </table:table-cell>
          <table:table-cell table:formula="of:=[.E155]/1000" office:value-type="float" office:value="978.359">
            <text:p>978,359</text:p>
          </table:table-cell>
          <table:table-cell table:formula="of:=[.F155]/1000" office:value-type="float" office:value="1001.172">
            <text:p>1001,172</text:p>
          </table:table-cell>
          <table:table-cell table:formula="of:=[.D155]/(LOG([.B155])*[.B155])" office:value-type="float" office:value="14.6112676866632">
            <text:p>14,6112676867</text:p>
          </table:table-cell>
          <table:table-cell table:number-columns-repeated="11"/>
        </table:table-row>
        <table:table-row table:style-name="ro2">
          <table:table-cell table:formula="of:=[.B156]-1" office:value-type="float" office:value="7700">
            <text:p>7700</text:p>
          </table:table-cell>
          <table:table-cell office:value-type="float" office:value="7701">
            <text:p>7701</text:p>
          </table:table-cell>
          <table:table-cell office:value-type="float" office:value="0">
            <text:p>0</text:p>
          </table:table-cell>
          <table:table-cell office:value-type="float" office:value="438146">
            <text:p>438146</text:p>
          </table:table-cell>
          <table:table-cell office:value-type="float" office:value="958881">
            <text:p>958881</text:p>
          </table:table-cell>
          <table:table-cell office:value-type="float" office:value="979364">
            <text:p>979364</text:p>
          </table:table-cell>
          <table:table-cell table:formula="of:=[.D156]/1000" office:value-type="float" office:value="438.146">
            <text:p>438,146</text:p>
          </table:table-cell>
          <table:table-cell table:formula="of:=[.E156]/1000" office:value-type="float" office:value="958.881">
            <text:p>958,881</text:p>
          </table:table-cell>
          <table:table-cell table:formula="of:=[.F156]/1000" office:value-type="float" office:value="979.364">
            <text:p>979,364</text:p>
          </table:table-cell>
          <table:table-cell table:formula="of:=[.D156]/(LOG([.B156])*[.B156])" office:value-type="float" office:value="14.6388779539064">
            <text:p>14,6388779539</text:p>
          </table:table-cell>
          <table:table-cell table:number-columns-repeated="11"/>
        </table:table-row>
        <table:table-row table:style-name="ro2">
          <table:table-cell table:formula="of:=[.B157]-1" office:value-type="float" office:value="7750">
            <text:p>7750</text:p>
          </table:table-cell>
          <table:table-cell office:value-type="float" office:value="7751">
            <text:p>7751</text:p>
          </table:table-cell>
          <table:table-cell office:value-type="float" office:value="0">
            <text:p>0</text:p>
          </table:table-cell>
          <table:table-cell office:value-type="float" office:value="410706">
            <text:p>410706</text:p>
          </table:table-cell>
          <table:table-cell office:value-type="float" office:value="998019">
            <text:p>998019</text:p>
          </table:table-cell>
          <table:table-cell office:value-type="float" office:value="1161736">
            <text:p>1161736</text:p>
          </table:table-cell>
          <table:table-cell table:formula="of:=[.D157]/1000" office:value-type="float" office:value="410.706">
            <text:p>410,706</text:p>
          </table:table-cell>
          <table:table-cell table:formula="of:=[.E157]/1000" office:value-type="float" office:value="998.019">
            <text:p>998,019</text:p>
          </table:table-cell>
          <table:table-cell table:formula="of:=[.F157]/1000" office:value-type="float" office:value="1161.736">
            <text:p>1161,736</text:p>
          </table:table-cell>
          <table:table-cell table:formula="of:=[.D157]/(LOG([.B157])*[.B157])" office:value-type="float" office:value="13.6237109235748">
            <text:p>13,6237109236</text:p>
          </table:table-cell>
          <table:table-cell table:number-columns-repeated="11"/>
        </table:table-row>
        <table:table-row table:style-name="ro2">
          <table:table-cell table:formula="of:=[.B158]-1" office:value-type="float" office:value="7800">
            <text:p>7800</text:p>
          </table:table-cell>
          <table:table-cell office:value-type="float" office:value="7801">
            <text:p>7801</text:p>
          </table:table-cell>
          <table:table-cell office:value-type="float" office:value="0">
            <text:p>0</text:p>
          </table:table-cell>
          <table:table-cell office:value-type="float" office:value="442608">
            <text:p>442608</text:p>
          </table:table-cell>
          <table:table-cell office:value-type="float" office:value="981132">
            <text:p>981132</text:p>
          </table:table-cell>
          <table:table-cell office:value-type="float" office:value="996540">
            <text:p>996540</text:p>
          </table:table-cell>
          <table:table-cell table:formula="of:=[.D158]/1000" office:value-type="float" office:value="442.608">
            <text:p>442,608</text:p>
          </table:table-cell>
          <table:table-cell table:formula="of:=[.E158]/1000" office:value-type="float" office:value="981.132">
            <text:p>981,132</text:p>
          </table:table-cell>
          <table:table-cell table:formula="of:=[.F158]/1000" office:value-type="float" office:value="996.54">
            <text:p>996,54</text:p>
          </table:table-cell>
          <table:table-cell table:formula="of:=[.D158]/(LOG([.B158])*[.B158])" office:value-type="float" office:value="14.577376852233">
            <text:p>14,5773768522</text:p>
          </table:table-cell>
          <table:table-cell table:number-columns-repeated="11"/>
        </table:table-row>
        <table:table-row table:style-name="ro2">
          <table:table-cell table:formula="of:=[.B159]-1" office:value-type="float" office:value="7850">
            <text:p>7850</text:p>
          </table:table-cell>
          <table:table-cell office:value-type="float" office:value="7851">
            <text:p>7851</text:p>
          </table:table-cell>
          <table:table-cell office:value-type="float" office:value="0">
            <text:p>0</text:p>
          </table:table-cell>
          <table:table-cell office:value-type="float" office:value="546272">
            <text:p>546272</text:p>
          </table:table-cell>
          <table:table-cell office:value-type="float" office:value="1018160">
            <text:p>1018160</text:p>
          </table:table-cell>
          <table:table-cell office:value-type="float" office:value="1032613">
            <text:p>1032613</text:p>
          </table:table-cell>
          <table:table-cell table:formula="of:=[.D159]/1000" office:value-type="float" office:value="546.272">
            <text:p>546,272</text:p>
          </table:table-cell>
          <table:table-cell table:formula="of:=[.E159]/1000" office:value-type="float" office:value="1018.16">
            <text:p>1018,16</text:p>
          </table:table-cell>
          <table:table-cell table:formula="of:=[.F159]/1000" office:value-type="float" office:value="1032.613">
            <text:p>1032,613</text:p>
          </table:table-cell>
          <table:table-cell table:formula="of:=[.D159]/(LOG([.B159])*[.B159])" office:value-type="float" office:value="17.8642532342768">
            <text:p>17,8642532343</text:p>
          </table:table-cell>
          <table:table-cell table:number-columns-repeated="11"/>
        </table:table-row>
        <table:table-row table:style-name="ro2">
          <table:table-cell table:formula="of:=[.B160]-1" office:value-type="float" office:value="7900">
            <text:p>7900</text:p>
          </table:table-cell>
          <table:table-cell office:value-type="float" office:value="7901">
            <text:p>7901</text:p>
          </table:table-cell>
          <table:table-cell office:value-type="float" office:value="0">
            <text:p>0</text:p>
          </table:table-cell>
          <table:table-cell office:value-type="float" office:value="448173">
            <text:p>448173</text:p>
          </table:table-cell>
          <table:table-cell office:value-type="float" office:value="995402">
            <text:p>995402</text:p>
          </table:table-cell>
          <table:table-cell office:value-type="float" office:value="1033042">
            <text:p>1033042</text:p>
          </table:table-cell>
          <table:table-cell table:formula="of:=[.D160]/1000" office:value-type="float" office:value="448.173">
            <text:p>448,173</text:p>
          </table:table-cell>
          <table:table-cell table:formula="of:=[.E160]/1000" office:value-type="float" office:value="995.402">
            <text:p>995,402</text:p>
          </table:table-cell>
          <table:table-cell table:formula="of:=[.F160]/1000" office:value-type="float" office:value="1033.042">
            <text:p>1033,042</text:p>
          </table:table-cell>
          <table:table-cell table:formula="of:=[.D160]/(LOG([.B160])*[.B160])" office:value-type="float" office:value="14.5531570801382">
            <text:p>14,5531570801</text:p>
          </table:table-cell>
          <table:table-cell table:number-columns-repeated="11"/>
        </table:table-row>
        <table:table-row table:style-name="ro2">
          <table:table-cell table:formula="of:=[.B161]-1" office:value-type="float" office:value="7950">
            <text:p>7950</text:p>
          </table:table-cell>
          <table:table-cell office:value-type="float" office:value="7951">
            <text:p>7951</text:p>
          </table:table-cell>
          <table:table-cell office:value-type="float" office:value="0">
            <text:p>0</text:p>
          </table:table-cell>
          <table:table-cell office:value-type="float" office:value="450093">
            <text:p>450093</text:p>
          </table:table-cell>
          <table:table-cell office:value-type="float" office:value="1002426">
            <text:p>1002426</text:p>
          </table:table-cell>
          <table:table-cell office:value-type="float" office:value="1020554">
            <text:p>1020554</text:p>
          </table:table-cell>
          <table:table-cell table:formula="of:=[.D161]/1000" office:value-type="float" office:value="450.093">
            <text:p>450,093</text:p>
          </table:table-cell>
          <table:table-cell table:formula="of:=[.E161]/1000" office:value-type="float" office:value="1002.426">
            <text:p>1002,426</text:p>
          </table:table-cell>
          <table:table-cell table:formula="of:=[.F161]/1000" office:value-type="float" office:value="1020.554">
            <text:p>1020,554</text:p>
          </table:table-cell>
          <table:table-cell table:formula="of:=[.D161]/(LOG([.B161])*[.B161])" office:value-type="float" office:value="14.5133923275387">
            <text:p>14,5133923275</text:p>
          </table:table-cell>
          <table:table-cell table:number-columns-repeated="11"/>
        </table:table-row>
        <table:table-row table:style-name="ro2">
          <table:table-cell table:formula="of:=[.B162]-1" office:value-type="float" office:value="8000">
            <text:p>8000</text:p>
          </table:table-cell>
          <table:table-cell office:value-type="float" office:value="8001">
            <text:p>8001</text:p>
          </table:table-cell>
          <table:table-cell office:value-type="float" office:value="0">
            <text:p>0</text:p>
          </table:table-cell>
          <table:table-cell office:value-type="float" office:value="426091">
            <text:p>426091</text:p>
          </table:table-cell>
          <table:table-cell office:value-type="float" office:value="1040381">
            <text:p>1040381</text:p>
          </table:table-cell>
          <table:table-cell office:value-type="float" office:value="1026581">
            <text:p>1026581</text:p>
          </table:table-cell>
          <table:table-cell table:formula="of:=[.D162]/1000" office:value-type="float" office:value="426.091">
            <text:p>426,091</text:p>
          </table:table-cell>
          <table:table-cell table:formula="of:=[.E162]/1000" office:value-type="float" office:value="1040.381">
            <text:p>1040,381</text:p>
          </table:table-cell>
          <table:table-cell table:formula="of:=[.F162]/1000" office:value-type="float" office:value="1026.581">
            <text:p>1026,581</text:p>
          </table:table-cell>
          <table:table-cell table:formula="of:=[.D162]/(LOG([.B162])*[.B162])" office:value-type="float" office:value="13.6440557844515">
            <text:p>13,6440557845</text:p>
          </table:table-cell>
          <table:table-cell table:number-columns-repeated="11"/>
        </table:table-row>
        <table:table-row table:style-name="ro2">
          <table:table-cell table:formula="of:=[.B163]-1" office:value-type="float" office:value="8050">
            <text:p>8050</text:p>
          </table:table-cell>
          <table:table-cell office:value-type="float" office:value="8051">
            <text:p>8051</text:p>
          </table:table-cell>
          <table:table-cell office:value-type="float" office:value="0">
            <text:p>0</text:p>
          </table:table-cell>
          <table:table-cell office:value-type="float" office:value="432350">
            <text:p>432350</text:p>
          </table:table-cell>
          <table:table-cell office:value-type="float" office:value="1017265">
            <text:p>1017265</text:p>
          </table:table-cell>
          <table:table-cell office:value-type="float" office:value="1061143">
            <text:p>1061143</text:p>
          </table:table-cell>
          <table:table-cell table:formula="of:=[.D163]/1000" office:value-type="float" office:value="432.35">
            <text:p>432,35</text:p>
          </table:table-cell>
          <table:table-cell table:formula="of:=[.E163]/1000" office:value-type="float" office:value="1017.265">
            <text:p>1017,265</text:p>
          </table:table-cell>
          <table:table-cell table:formula="of:=[.F163]/1000" office:value-type="float" office:value="1061.143">
            <text:p>1061,143</text:p>
          </table:table-cell>
          <table:table-cell table:formula="of:=[.D163]/(LOG([.B163])*[.B163])" office:value-type="float" office:value="13.7489678138799">
            <text:p>13,7489678139</text:p>
          </table:table-cell>
          <table:table-cell table:number-columns-repeated="11"/>
        </table:table-row>
        <table:table-row table:style-name="ro2">
          <table:table-cell table:formula="of:=[.B164]-1" office:value-type="float" office:value="8100">
            <text:p>8100</text:p>
          </table:table-cell>
          <table:table-cell office:value-type="float" office:value="8101">
            <text:p>8101</text:p>
          </table:table-cell>
          <table:table-cell office:value-type="float" office:value="0">
            <text:p>0</text:p>
          </table:table-cell>
          <table:table-cell office:value-type="float" office:value="432188">
            <text:p>432188</text:p>
          </table:table-cell>
          <table:table-cell office:value-type="float" office:value="1023970">
            <text:p>1023970</text:p>
          </table:table-cell>
          <table:table-cell office:value-type="float" office:value="1040529">
            <text:p>1040529</text:p>
          </table:table-cell>
          <table:table-cell table:formula="of:=[.D164]/1000" office:value-type="float" office:value="432.188">
            <text:p>432,188</text:p>
          </table:table-cell>
          <table:table-cell table:formula="of:=[.E164]/1000" office:value-type="float" office:value="1023.97">
            <text:p>1023,97</text:p>
          </table:table-cell>
          <table:table-cell table:formula="of:=[.F164]/1000" office:value-type="float" office:value="1040.529">
            <text:p>1040,529</text:p>
          </table:table-cell>
          <table:table-cell table:formula="of:=[.D164]/(LOG([.B164])*[.B164])" office:value-type="float" office:value="13.6495917825458">
            <text:p>13,6495917825</text:p>
          </table:table-cell>
          <table:table-cell table:number-columns-repeated="11"/>
        </table:table-row>
        <table:table-row table:style-name="ro2">
          <table:table-cell table:formula="of:=[.B165]-1" office:value-type="float" office:value="8150">
            <text:p>8150</text:p>
          </table:table-cell>
          <table:table-cell office:value-type="float" office:value="8151">
            <text:p>8151</text:p>
          </table:table-cell>
          <table:table-cell office:value-type="float" office:value="0">
            <text:p>0</text:p>
          </table:table-cell>
          <table:table-cell office:value-type="float" office:value="459525">
            <text:p>459525</text:p>
          </table:table-cell>
          <table:table-cell office:value-type="float" office:value="1068058">
            <text:p>1068058</text:p>
          </table:table-cell>
          <table:table-cell office:value-type="float" office:value="1062641">
            <text:p>1062641</text:p>
          </table:table-cell>
          <table:table-cell table:formula="of:=[.D165]/1000" office:value-type="float" office:value="459.525">
            <text:p>459,525</text:p>
          </table:table-cell>
          <table:table-cell table:formula="of:=[.E165]/1000" office:value-type="float" office:value="1068.058">
            <text:p>1068,058</text:p>
          </table:table-cell>
          <table:table-cell table:formula="of:=[.F165]/1000" office:value-type="float" office:value="1062.641">
            <text:p>1062,641</text:p>
          </table:table-cell>
          <table:table-cell table:formula="of:=[.D165]/(LOG([.B165])*[.B165])" office:value-type="float" office:value="14.4140829423285">
            <text:p>14,4140829423</text:p>
          </table:table-cell>
          <table:table-cell table:number-columns-repeated="11"/>
        </table:table-row>
        <table:table-row table:style-name="ro2">
          <table:table-cell table:formula="of:=[.B166]-1" office:value-type="float" office:value="8200">
            <text:p>8200</text:p>
          </table:table-cell>
          <table:table-cell office:value-type="float" office:value="8201">
            <text:p>8201</text:p>
          </table:table-cell>
          <table:table-cell office:value-type="float" office:value="0">
            <text:p>0</text:p>
          </table:table-cell>
          <table:table-cell office:value-type="float" office:value="474122">
            <text:p>474122</text:p>
          </table:table-cell>
          <table:table-cell office:value-type="float" office:value="1076511">
            <text:p>1076511</text:p>
          </table:table-cell>
          <table:table-cell office:value-type="float" office:value="1099721">
            <text:p>1099721</text:p>
          </table:table-cell>
          <table:table-cell table:formula="of:=[.D166]/1000" office:value-type="float" office:value="474.122">
            <text:p>474,122</text:p>
          </table:table-cell>
          <table:table-cell table:formula="of:=[.E166]/1000" office:value-type="float" office:value="1076.511">
            <text:p>1076,511</text:p>
          </table:table-cell>
          <table:table-cell table:formula="of:=[.F166]/1000" office:value-type="float" office:value="1099.721">
            <text:p>1099,721</text:p>
          </table:table-cell>
          <table:table-cell table:formula="of:=[.D166]/(LOG([.B166])*[.B166])" office:value-type="float" office:value="14.7712501590159">
            <text:p>14,771250159</text:p>
          </table:table-cell>
          <table:table-cell table:number-columns-repeated="11"/>
        </table:table-row>
        <table:table-row table:style-name="ro2">
          <table:table-cell table:formula="of:=[.B167]-1" office:value-type="float" office:value="8250">
            <text:p>8250</text:p>
          </table:table-cell>
          <table:table-cell office:value-type="float" office:value="8251">
            <text:p>8251</text:p>
          </table:table-cell>
          <table:table-cell office:value-type="float" office:value="0">
            <text:p>0</text:p>
          </table:table-cell>
          <table:table-cell office:value-type="float" office:value="455680">
            <text:p>455680</text:p>
          </table:table-cell>
          <table:table-cell office:value-type="float" office:value="1106543">
            <text:p>1106543</text:p>
          </table:table-cell>
          <table:table-cell office:value-type="float" office:value="1108544">
            <text:p>1108544</text:p>
          </table:table-cell>
          <table:table-cell table:formula="of:=[.D167]/1000" office:value-type="float" office:value="455.68">
            <text:p>455,68</text:p>
          </table:table-cell>
          <table:table-cell table:formula="of:=[.E167]/1000" office:value-type="float" office:value="1106.543">
            <text:p>1106,543</text:p>
          </table:table-cell>
          <table:table-cell table:formula="of:=[.F167]/1000" office:value-type="float" office:value="1108.544">
            <text:p>1108,544</text:p>
          </table:table-cell>
          <table:table-cell table:formula="of:=[.D167]/(LOG([.B167])*[.B167])" office:value-type="float" office:value="14.1011495714301">
            <text:p>14,1011495714</text:p>
          </table:table-cell>
          <table:table-cell table:number-columns-repeated="11"/>
        </table:table-row>
        <table:table-row table:style-name="ro2">
          <table:table-cell table:formula="of:=[.B168]-1" office:value-type="float" office:value="8300">
            <text:p>8300</text:p>
          </table:table-cell>
          <table:table-cell office:value-type="float" office:value="8301">
            <text:p>8301</text:p>
          </table:table-cell>
          <table:table-cell office:value-type="float" office:value="0">
            <text:p>0</text:p>
          </table:table-cell>
          <table:table-cell office:value-type="float" office:value="484132">
            <text:p>484132</text:p>
          </table:table-cell>
          <table:table-cell office:value-type="float" office:value="1118549">
            <text:p>1118549</text:p>
          </table:table-cell>
          <table:table-cell office:value-type="float" office:value="1107544">
            <text:p>1107544</text:p>
          </table:table-cell>
          <table:table-cell table:formula="of:=[.D168]/1000" office:value-type="float" office:value="484.132">
            <text:p>484,132</text:p>
          </table:table-cell>
          <table:table-cell table:formula="of:=[.E168]/1000" office:value-type="float" office:value="1118.549">
            <text:p>1118,549</text:p>
          </table:table-cell>
          <table:table-cell table:formula="of:=[.F168]/1000" office:value-type="float" office:value="1107.544">
            <text:p>1107,544</text:p>
          </table:table-cell>
          <table:table-cell table:formula="of:=[.D168]/(LOG([.B168])*[.B168])" office:value-type="float" office:value="14.8813955406043">
            <text:p>14,8813955406</text:p>
          </table:table-cell>
          <table:table-cell table:number-columns-repeated="11"/>
        </table:table-row>
        <table:table-row table:style-name="ro2">
          <table:table-cell table:formula="of:=[.B169]-1" office:value-type="float" office:value="8350">
            <text:p>8350</text:p>
          </table:table-cell>
          <table:table-cell office:value-type="float" office:value="8351">
            <text:p>8351</text:p>
          </table:table-cell>
          <table:table-cell office:value-type="float" office:value="0">
            <text:p>0</text:p>
          </table:table-cell>
          <table:table-cell office:value-type="float" office:value="462127">
            <text:p>462127</text:p>
          </table:table-cell>
          <table:table-cell office:value-type="float" office:value="1122202">
            <text:p>1122202</text:p>
          </table:table-cell>
          <table:table-cell office:value-type="float" office:value="1103911">
            <text:p>1103911</text:p>
          </table:table-cell>
          <table:table-cell table:formula="of:=[.D169]/1000" office:value-type="float" office:value="462.127">
            <text:p>462,127</text:p>
          </table:table-cell>
          <table:table-cell table:formula="of:=[.E169]/1000" office:value-type="float" office:value="1122.202">
            <text:p>1122,202</text:p>
          </table:table-cell>
          <table:table-cell table:formula="of:=[.F169]/1000" office:value-type="float" office:value="1103.911">
            <text:p>1103,911</text:p>
          </table:table-cell>
          <table:table-cell table:formula="of:=[.D169]/(LOG([.B169])*[.B169])" office:value-type="float" office:value="14.1105593430524">
            <text:p>14,1105593431</text:p>
          </table:table-cell>
          <table:table-cell table:number-columns-repeated="11"/>
        </table:table-row>
        <table:table-row table:style-name="ro2">
          <table:table-cell table:formula="of:=[.B170]-1" office:value-type="float" office:value="8400">
            <text:p>8400</text:p>
          </table:table-cell>
          <table:table-cell office:value-type="float" office:value="8401">
            <text:p>8401</text:p>
          </table:table-cell>
          <table:table-cell office:value-type="float" office:value="0">
            <text:p>0</text:p>
          </table:table-cell>
          <table:table-cell office:value-type="float" office:value="486209">
            <text:p>486209</text:p>
          </table:table-cell>
          <table:table-cell office:value-type="float" office:value="1122113">
            <text:p>1122113</text:p>
          </table:table-cell>
          <table:table-cell office:value-type="float" office:value="1116214">
            <text:p>1116214</text:p>
          </table:table-cell>
          <table:table-cell table:formula="of:=[.D170]/1000" office:value-type="float" office:value="486.209">
            <text:p>486,209</text:p>
          </table:table-cell>
          <table:table-cell table:formula="of:=[.E170]/1000" office:value-type="float" office:value="1122.113">
            <text:p>1122,113</text:p>
          </table:table-cell>
          <table:table-cell table:formula="of:=[.F170]/1000" office:value-type="float" office:value="1116.214">
            <text:p>1116,214</text:p>
          </table:table-cell>
          <table:table-cell table:formula="of:=[.D170]/(LOG([.B170])*[.B170])" office:value-type="float" office:value="14.7477708017347">
            <text:p>14,7477708017</text:p>
          </table:table-cell>
          <table:table-cell table:number-columns-repeated="11"/>
        </table:table-row>
        <table:table-row table:style-name="ro2">
          <table:table-cell table:formula="of:=[.B171]-1" office:value-type="float" office:value="8450">
            <text:p>8450</text:p>
          </table:table-cell>
          <table:table-cell office:value-type="float" office:value="8451">
            <text:p>8451</text:p>
          </table:table-cell>
          <table:table-cell office:value-type="float" office:value="0">
            <text:p>0</text:p>
          </table:table-cell>
          <table:table-cell office:value-type="float" office:value="487748">
            <text:p>487748</text:p>
          </table:table-cell>
          <table:table-cell office:value-type="float" office:value="1107937">
            <text:p>1107937</text:p>
          </table:table-cell>
          <table:table-cell office:value-type="float" office:value="1150146">
            <text:p>1150146</text:p>
          </table:table-cell>
          <table:table-cell table:formula="of:=[.D171]/1000" office:value-type="float" office:value="487.748">
            <text:p>487,748</text:p>
          </table:table-cell>
          <table:table-cell table:formula="of:=[.E171]/1000" office:value-type="float" office:value="1107.937">
            <text:p>1107,937</text:p>
          </table:table-cell>
          <table:table-cell table:formula="of:=[.F171]/1000" office:value-type="float" office:value="1150.146">
            <text:p>1150,146</text:p>
          </table:table-cell>
          <table:table-cell table:formula="of:=[.D171]/(LOG([.B171])*[.B171])" office:value-type="float" office:value="14.6972694936937">
            <text:p>14,6972694937</text:p>
          </table:table-cell>
          <table:table-cell table:number-columns-repeated="11"/>
        </table:table-row>
        <table:table-row table:style-name="ro2">
          <table:table-cell table:formula="of:=[.B172]-1" office:value-type="float" office:value="8500">
            <text:p>8500</text:p>
          </table:table-cell>
          <table:table-cell office:value-type="float" office:value="8501">
            <text:p>8501</text:p>
          </table:table-cell>
          <table:table-cell office:value-type="float" office:value="0">
            <text:p>0</text:p>
          </table:table-cell>
          <table:table-cell office:value-type="float" office:value="468473">
            <text:p>468473</text:p>
          </table:table-cell>
          <table:table-cell office:value-type="float" office:value="1108595">
            <text:p>1108595</text:p>
          </table:table-cell>
          <table:table-cell office:value-type="float" office:value="1152988">
            <text:p>1152988</text:p>
          </table:table-cell>
          <table:table-cell table:formula="of:=[.D172]/1000" office:value-type="float" office:value="468.473">
            <text:p>468,473</text:p>
          </table:table-cell>
          <table:table-cell table:formula="of:=[.E172]/1000" office:value-type="float" office:value="1108.595">
            <text:p>1108,595</text:p>
          </table:table-cell>
          <table:table-cell table:formula="of:=[.F172]/1000" office:value-type="float" office:value="1152.988">
            <text:p>1152,988</text:p>
          </table:table-cell>
          <table:table-cell table:formula="of:=[.D172]/(LOG([.B172])*[.B172])" office:value-type="float" office:value="14.0242798822067">
            <text:p>14,0242798822</text:p>
          </table:table-cell>
          <table:table-cell table:number-columns-repeated="11"/>
        </table:table-row>
        <table:table-row table:style-name="ro2">
          <table:table-cell table:formula="of:=[.B173]-1" office:value-type="float" office:value="8550">
            <text:p>8550</text:p>
          </table:table-cell>
          <table:table-cell office:value-type="float" office:value="8551">
            <text:p>8551</text:p>
          </table:table-cell>
          <table:table-cell office:value-type="float" office:value="0">
            <text:p>0</text:p>
          </table:table-cell>
          <table:table-cell office:value-type="float" office:value="498552">
            <text:p>498552</text:p>
          </table:table-cell>
          <table:table-cell office:value-type="float" office:value="1123292">
            <text:p>1123292</text:p>
          </table:table-cell>
          <table:table-cell office:value-type="float" office:value="1161258">
            <text:p>1161258</text:p>
          </table:table-cell>
          <table:table-cell table:formula="of:=[.D173]/1000" office:value-type="float" office:value="498.552">
            <text:p>498,552</text:p>
          </table:table-cell>
          <table:table-cell table:formula="of:=[.E173]/1000" office:value-type="float" office:value="1123.292">
            <text:p>1123,292</text:p>
          </table:table-cell>
          <table:table-cell table:formula="of:=[.F173]/1000" office:value-type="float" office:value="1161.258">
            <text:p>1161,258</text:p>
          </table:table-cell>
          <table:table-cell table:formula="of:=[.D173]/(LOG([.B173])*[.B173])" office:value-type="float" office:value="14.8278498592382">
            <text:p>14,8278498592</text:p>
          </table:table-cell>
          <table:table-cell table:number-columns-repeated="11"/>
        </table:table-row>
        <table:table-row table:style-name="ro2">
          <table:table-cell table:formula="of:=[.B174]-1" office:value-type="float" office:value="8600">
            <text:p>8600</text:p>
          </table:table-cell>
          <table:table-cell office:value-type="float" office:value="8601">
            <text:p>8601</text:p>
          </table:table-cell>
          <table:table-cell office:value-type="float" office:value="0">
            <text:p>0</text:p>
          </table:table-cell>
          <table:table-cell office:value-type="float" office:value="499573">
            <text:p>499573</text:p>
          </table:table-cell>
          <table:table-cell office:value-type="float" office:value="1132225">
            <text:p>1132225</text:p>
          </table:table-cell>
          <table:table-cell office:value-type="float" office:value="1144106">
            <text:p>1144106</text:p>
          </table:table-cell>
          <table:table-cell table:formula="of:=[.D174]/1000" office:value-type="float" office:value="499.573">
            <text:p>499,573</text:p>
          </table:table-cell>
          <table:table-cell table:formula="of:=[.E174]/1000" office:value-type="float" office:value="1132.225">
            <text:p>1132,225</text:p>
          </table:table-cell>
          <table:table-cell table:formula="of:=[.F174]/1000" office:value-type="float" office:value="1144.106">
            <text:p>1144,106</text:p>
          </table:table-cell>
          <table:table-cell table:formula="of:=[.D174]/(LOG([.B174])*[.B174])" office:value-type="float" office:value="14.7623350582722">
            <text:p>14,7623350583</text:p>
          </table:table-cell>
          <table:table-cell table:number-columns-repeated="11"/>
        </table:table-row>
        <table:table-row table:style-name="ro2">
          <table:table-cell table:formula="of:=[.B175]-1" office:value-type="float" office:value="8650">
            <text:p>8650</text:p>
          </table:table-cell>
          <table:table-cell office:value-type="float" office:value="8651">
            <text:p>8651</text:p>
          </table:table-cell>
          <table:table-cell office:value-type="float" office:value="0">
            <text:p>0</text:p>
          </table:table-cell>
          <table:table-cell office:value-type="float" office:value="479974">
            <text:p>479974</text:p>
          </table:table-cell>
          <table:table-cell office:value-type="float" office:value="1140577">
            <text:p>1140577</text:p>
          </table:table-cell>
          <table:table-cell office:value-type="float" office:value="1175080">
            <text:p>1175080</text:p>
          </table:table-cell>
          <table:table-cell table:formula="of:=[.D175]/1000" office:value-type="float" office:value="479.974">
            <text:p>479,974</text:p>
          </table:table-cell>
          <table:table-cell table:formula="of:=[.E175]/1000" office:value-type="float" office:value="1140.577">
            <text:p>1140,577</text:p>
          </table:table-cell>
          <table:table-cell table:formula="of:=[.F175]/1000" office:value-type="float" office:value="1175.08">
            <text:p>1175,08</text:p>
          </table:table-cell>
          <table:table-cell table:formula="of:=[.D175]/(LOG([.B175])*[.B175])" office:value-type="float" office:value="14.0921958658593">
            <text:p>14,0921958659</text:p>
          </table:table-cell>
          <table:table-cell table:number-columns-repeated="11"/>
        </table:table-row>
        <table:table-row table:style-name="ro2">
          <table:table-cell table:formula="of:=[.B176]-1" office:value-type="float" office:value="8700">
            <text:p>8700</text:p>
          </table:table-cell>
          <table:table-cell office:value-type="float" office:value="8701">
            <text:p>8701</text:p>
          </table:table-cell>
          <table:table-cell office:value-type="float" office:value="0">
            <text:p>0</text:p>
          </table:table-cell>
          <table:table-cell office:value-type="float" office:value="508981">
            <text:p>508981</text:p>
          </table:table-cell>
          <table:table-cell office:value-type="float" office:value="1208578">
            <text:p>1208578</text:p>
          </table:table-cell>
          <table:table-cell office:value-type="float" office:value="1179577">
            <text:p>1179577</text:p>
          </table:table-cell>
          <table:table-cell table:formula="of:=[.D176]/1000" office:value-type="float" office:value="508.981">
            <text:p>508,981</text:p>
          </table:table-cell>
          <table:table-cell table:formula="of:=[.E176]/1000" office:value-type="float" office:value="1208.578">
            <text:p>1208,578</text:p>
          </table:table-cell>
          <table:table-cell table:formula="of:=[.F176]/1000" office:value-type="float" office:value="1179.577">
            <text:p>1179,577</text:p>
          </table:table-cell>
          <table:table-cell table:formula="of:=[.D176]/(LOG([.B176])*[.B176])" office:value-type="float" office:value="14.8485372230944">
            <text:p>14,8485372231</text:p>
          </table:table-cell>
          <table:table-cell table:number-columns-repeated="11"/>
        </table:table-row>
        <table:table-row table:style-name="ro2">
          <table:table-cell table:formula="of:=[.B177]-1" office:value-type="float" office:value="8750">
            <text:p>8750</text:p>
          </table:table-cell>
          <table:table-cell office:value-type="float" office:value="8751">
            <text:p>8751</text:p>
          </table:table-cell>
          <table:table-cell office:value-type="float" office:value="0">
            <text:p>0</text:p>
          </table:table-cell>
          <table:table-cell office:value-type="float" office:value="484769">
            <text:p>484769</text:p>
          </table:table-cell>
          <table:table-cell office:value-type="float" office:value="1176623">
            <text:p>1176623</text:p>
          </table:table-cell>
          <table:table-cell office:value-type="float" office:value="1166314">
            <text:p>1166314</text:p>
          </table:table-cell>
          <table:table-cell table:formula="of:=[.D177]/1000" office:value-type="float" office:value="484.769">
            <text:p>484,769</text:p>
          </table:table-cell>
          <table:table-cell table:formula="of:=[.E177]/1000" office:value-type="float" office:value="1176.623">
            <text:p>1176,623</text:p>
          </table:table-cell>
          <table:table-cell table:formula="of:=[.F177]/1000" office:value-type="float" office:value="1166.314">
            <text:p>1166,314</text:p>
          </table:table-cell>
          <table:table-cell table:formula="of:=[.D177]/(LOG([.B177])*[.B177])" office:value-type="float" office:value="14.0525189934291">
            <text:p>14,0525189934</text:p>
          </table:table-cell>
          <table:table-cell table:number-columns-repeated="11"/>
        </table:table-row>
        <table:table-row table:style-name="ro2">
          <table:table-cell table:formula="of:=[.B178]-1" office:value-type="float" office:value="8800">
            <text:p>8800</text:p>
          </table:table-cell>
          <table:table-cell office:value-type="float" office:value="8801">
            <text:p>8801</text:p>
          </table:table-cell>
          <table:table-cell office:value-type="float" office:value="0">
            <text:p>0</text:p>
          </table:table-cell>
          <table:table-cell office:value-type="float" office:value="509598">
            <text:p>509598</text:p>
          </table:table-cell>
          <table:table-cell office:value-type="float" office:value="1159933">
            <text:p>1159933</text:p>
          </table:table-cell>
          <table:table-cell office:value-type="float" office:value="1170682">
            <text:p>1170682</text:p>
          </table:table-cell>
          <table:table-cell table:formula="of:=[.D178]/1000" office:value-type="float" office:value="509.598">
            <text:p>509,598</text:p>
          </table:table-cell>
          <table:table-cell table:formula="of:=[.E178]/1000" office:value-type="float" office:value="1159.933">
            <text:p>1159,933</text:p>
          </table:table-cell>
          <table:table-cell table:formula="of:=[.F178]/1000" office:value-type="float" office:value="1170.682">
            <text:p>1170,682</text:p>
          </table:table-cell>
          <table:table-cell table:formula="of:=[.D178]/(LOG([.B178])*[.B178])" office:value-type="float" office:value="14.6791263255663">
            <text:p>14,6791263256</text:p>
          </table:table-cell>
          <table:table-cell table:number-columns-repeated="11"/>
        </table:table-row>
        <table:table-row table:style-name="ro2">
          <table:table-cell table:formula="of:=[.B179]-1" office:value-type="float" office:value="8850">
            <text:p>8850</text:p>
          </table:table-cell>
          <table:table-cell office:value-type="float" office:value="8851">
            <text:p>8851</text:p>
          </table:table-cell>
          <table:table-cell office:value-type="float" office:value="0">
            <text:p>0</text:p>
          </table:table-cell>
          <table:table-cell office:value-type="float" office:value="490659">
            <text:p>490659</text:p>
          </table:table-cell>
          <table:table-cell office:value-type="float" office:value="1195166">
            <text:p>1195166</text:p>
          </table:table-cell>
          <table:table-cell office:value-type="float" office:value="1204225">
            <text:p>1204225</text:p>
          </table:table-cell>
          <table:table-cell table:formula="of:=[.D179]/1000" office:value-type="float" office:value="490.659">
            <text:p>490,659</text:p>
          </table:table-cell>
          <table:table-cell table:formula="of:=[.E179]/1000" office:value-type="float" office:value="1195.166">
            <text:p>1195,166</text:p>
          </table:table-cell>
          <table:table-cell table:formula="of:=[.F179]/1000" office:value-type="float" office:value="1204.225">
            <text:p>1204,225</text:p>
          </table:table-cell>
          <table:table-cell table:formula="of:=[.D179]/(LOG([.B179])*[.B179])" office:value-type="float" office:value="14.0449806432186">
            <text:p>14,0449806432</text:p>
          </table:table-cell>
          <table:table-cell table:number-columns-repeated="11"/>
        </table:table-row>
        <table:table-row table:style-name="ro2">
          <table:table-cell table:formula="of:=[.B180]-1" office:value-type="float" office:value="8900">
            <text:p>8900</text:p>
          </table:table-cell>
          <table:table-cell office:value-type="float" office:value="8901">
            <text:p>8901</text:p>
          </table:table-cell>
          <table:table-cell office:value-type="float" office:value="0">
            <text:p>0</text:p>
          </table:table-cell>
          <table:table-cell office:value-type="float" office:value="533018">
            <text:p>533018</text:p>
          </table:table-cell>
          <table:table-cell office:value-type="float" office:value="1197036">
            <text:p>1197036</text:p>
          </table:table-cell>
          <table:table-cell office:value-type="float" office:value="1188943">
            <text:p>1188943</text:p>
          </table:table-cell>
          <table:table-cell table:formula="of:=[.D180]/1000" office:value-type="float" office:value="533.018">
            <text:p>533,018</text:p>
          </table:table-cell>
          <table:table-cell table:formula="of:=[.E180]/1000" office:value-type="float" office:value="1197.036">
            <text:p>1197,036</text:p>
          </table:table-cell>
          <table:table-cell table:formula="of:=[.F180]/1000" office:value-type="float" office:value="1188.943">
            <text:p>1188,943</text:p>
          </table:table-cell>
          <table:table-cell table:formula="of:=[.D180]/(LOG([.B180])*[.B180])" office:value-type="float" office:value="15.1623907898068">
            <text:p>15,1623907898</text:p>
          </table:table-cell>
          <table:table-cell table:number-columns-repeated="11"/>
        </table:table-row>
        <table:table-row table:style-name="ro2">
          <table:table-cell table:formula="of:=[.B181]-1" office:value-type="float" office:value="8950">
            <text:p>8950</text:p>
          </table:table-cell>
          <table:table-cell office:value-type="float" office:value="8951">
            <text:p>8951</text:p>
          </table:table-cell>
          <table:table-cell office:value-type="float" office:value="0">
            <text:p>0</text:p>
          </table:table-cell>
          <table:table-cell office:value-type="float" office:value="498539">
            <text:p>498539</text:p>
          </table:table-cell>
          <table:table-cell office:value-type="float" office:value="1176291">
            <text:p>1176291</text:p>
          </table:table-cell>
          <table:table-cell office:value-type="float" office:value="1217798">
            <text:p>1217798</text:p>
          </table:table-cell>
          <table:table-cell table:formula="of:=[.D181]/1000" office:value-type="float" office:value="498.539">
            <text:p>498,539</text:p>
          </table:table-cell>
          <table:table-cell table:formula="of:=[.E181]/1000" office:value-type="float" office:value="1176.291">
            <text:p>1176,291</text:p>
          </table:table-cell>
          <table:table-cell table:formula="of:=[.F181]/1000" office:value-type="float" office:value="1217.798">
            <text:p>1217,798</text:p>
          </table:table-cell>
          <table:table-cell table:formula="of:=[.D181]/(LOG([.B181])*[.B181])" office:value-type="float" office:value="14.0936914803803">
            <text:p>14,0936914804</text:p>
          </table:table-cell>
          <table:table-cell table:number-columns-repeated="11"/>
        </table:table-row>
        <table:table-row table:style-name="ro2">
          <table:table-cell table:formula="of:=[.B182]-1" office:value-type="float" office:value="9000">
            <text:p>9000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522266">
            <text:p>522266</text:p>
          </table:table-cell>
          <table:table-cell office:value-type="float" office:value="1210426">
            <text:p>1210426</text:p>
          </table:table-cell>
          <table:table-cell office:value-type="float" office:value="1208700">
            <text:p>1208700</text:p>
          </table:table-cell>
          <table:table-cell table:formula="of:=[.D182]/1000" office:value-type="float" office:value="522.266">
            <text:p>522,266</text:p>
          </table:table-cell>
          <table:table-cell table:formula="of:=[.E182]/1000" office:value-type="float" office:value="1210.426">
            <text:p>1210,426</text:p>
          </table:table-cell>
          <table:table-cell table:formula="of:=[.F182]/1000" office:value-type="float" office:value="1208.7">
            <text:p>1208,7</text:p>
          </table:table-cell>
          <table:table-cell table:formula="of:=[.D182]/(LOG([.B182])*[.B182])" office:value-type="float" office:value="14.6734552515642">
            <text:p>14,6734552516</text:p>
          </table:table-cell>
          <table:table-cell table:number-columns-repeated="11"/>
        </table:table-row>
        <table:table-row table:style-name="ro2">
          <table:table-cell table:formula="of:=[.B183]-1" office:value-type="float" office:value="9050">
            <text:p>9050</text:p>
          </table:table-cell>
          <table:table-cell office:value-type="float" office:value="9051">
            <text:p>9051</text:p>
          </table:table-cell>
          <table:table-cell office:value-type="float" office:value="0">
            <text:p>0</text:p>
          </table:table-cell>
          <table:table-cell office:value-type="float" office:value="523601">
            <text:p>523601</text:p>
          </table:table-cell>
          <table:table-cell office:value-type="float" office:value="1187927">
            <text:p>1187927</text:p>
          </table:table-cell>
          <table:table-cell office:value-type="float" office:value="1243123">
            <text:p>1243123</text:p>
          </table:table-cell>
          <table:table-cell table:formula="of:=[.D183]/1000" office:value-type="float" office:value="523.601">
            <text:p>523,601</text:p>
          </table:table-cell>
          <table:table-cell table:formula="of:=[.E183]/1000" office:value-type="float" office:value="1187.927">
            <text:p>1187,927</text:p>
          </table:table-cell>
          <table:table-cell table:formula="of:=[.F183]/1000" office:value-type="float" office:value="1243.123">
            <text:p>1243,123</text:p>
          </table:table-cell>
          <table:table-cell table:formula="of:=[.D183]/(LOG([.B183])*[.B183])" office:value-type="float" office:value="14.620800677145">
            <text:p>14,6208006771</text:p>
          </table:table-cell>
          <table:table-cell table:number-columns-repeated="11"/>
        </table:table-row>
        <table:table-row table:style-name="ro2">
          <table:table-cell table:formula="of:=[.B184]-1" office:value-type="float" office:value="9100">
            <text:p>9100</text:p>
          </table:table-cell>
          <table:table-cell office:value-type="float" office:value="9101">
            <text:p>9101</text:p>
          </table:table-cell>
          <table:table-cell office:value-type="float" office:value="0">
            <text:p>0</text:p>
          </table:table-cell>
          <table:table-cell office:value-type="float" office:value="529997">
            <text:p>529997</text:p>
          </table:table-cell>
          <table:table-cell office:value-type="float" office:value="1213618">
            <text:p>1213618</text:p>
          </table:table-cell>
          <table:table-cell office:value-type="float" office:value="1215101">
            <text:p>1215101</text:p>
          </table:table-cell>
          <table:table-cell table:formula="of:=[.D184]/1000" office:value-type="float" office:value="529.997">
            <text:p>529,997</text:p>
          </table:table-cell>
          <table:table-cell table:formula="of:=[.E184]/1000" office:value-type="float" office:value="1213.618">
            <text:p>1213,618</text:p>
          </table:table-cell>
          <table:table-cell table:formula="of:=[.F184]/1000" office:value-type="float" office:value="1215.101">
            <text:p>1215,101</text:p>
          </table:table-cell>
          <table:table-cell table:formula="of:=[.D184]/(LOG([.B184])*[.B184])" office:value-type="float" office:value="14.7091988675745">
            <text:p>14,7091988676</text:p>
          </table:table-cell>
          <table:table-cell table:number-columns-repeated="11"/>
        </table:table-row>
        <table:table-row table:style-name="ro2">
          <table:table-cell table:formula="of:=[.B185]-1" office:value-type="float" office:value="9150">
            <text:p>9150</text:p>
          </table:table-cell>
          <table:table-cell office:value-type="float" office:value="9151">
            <text:p>9151</text:p>
          </table:table-cell>
          <table:table-cell office:value-type="float" office:value="0">
            <text:p>0</text:p>
          </table:table-cell>
          <table:table-cell office:value-type="float" office:value="546555">
            <text:p>546555</text:p>
          </table:table-cell>
          <table:table-cell office:value-type="float" office:value="1226310">
            <text:p>1226310</text:p>
          </table:table-cell>
          <table:table-cell office:value-type="float" office:value="1227523">
            <text:p>1227523</text:p>
          </table:table-cell>
          <table:table-cell table:formula="of:=[.D185]/1000" office:value-type="float" office:value="546.555">
            <text:p>546,555</text:p>
          </table:table-cell>
          <table:table-cell table:formula="of:=[.E185]/1000" office:value-type="float" office:value="1226.31">
            <text:p>1226,31</text:p>
          </table:table-cell>
          <table:table-cell table:formula="of:=[.F185]/1000" office:value-type="float" office:value="1227.523">
            <text:p>1227,523</text:p>
          </table:table-cell>
          <table:table-cell table:formula="of:=[.D185]/(LOG([.B185])*[.B185])" office:value-type="float" office:value="15.0767975539088">
            <text:p>15,0767975539</text:p>
          </table:table-cell>
          <table:table-cell table:number-columns-repeated="11"/>
        </table:table-row>
        <table:table-row table:style-name="ro2">
          <table:table-cell table:formula="of:=[.B186]-1" office:value-type="float" office:value="9200">
            <text:p>9200</text:p>
          </table:table-cell>
          <table:table-cell office:value-type="float" office:value="9201">
            <text:p>9201</text:p>
          </table:table-cell>
          <table:table-cell office:value-type="float" office:value="0">
            <text:p>0</text:p>
          </table:table-cell>
          <table:table-cell office:value-type="float" office:value="531672">
            <text:p>531672</text:p>
          </table:table-cell>
          <table:table-cell office:value-type="float" office:value="1222925">
            <text:p>1222925</text:p>
          </table:table-cell>
          <table:table-cell office:value-type="float" office:value="1231809">
            <text:p>1231809</text:p>
          </table:table-cell>
          <table:table-cell table:formula="of:=[.D186]/1000" office:value-type="float" office:value="531.672">
            <text:p>531,672</text:p>
          </table:table-cell>
          <table:table-cell table:formula="of:=[.E186]/1000" office:value-type="float" office:value="1222.925">
            <text:p>1222,925</text:p>
          </table:table-cell>
          <table:table-cell table:formula="of:=[.F186]/1000" office:value-type="float" office:value="1231.809">
            <text:p>1231,809</text:p>
          </table:table-cell>
          <table:table-cell table:formula="of:=[.D186]/(LOG([.B186])*[.B186])" office:value-type="float" office:value="14.5778402604409">
            <text:p>14,5778402604</text:p>
          </table:table-cell>
          <table:table-cell table:number-columns-repeated="11"/>
        </table:table-row>
        <table:table-row table:style-name="ro2">
          <table:table-cell table:formula="of:=[.B187]-1" office:value-type="float" office:value="9250">
            <text:p>9250</text:p>
          </table:table-cell>
          <table:table-cell office:value-type="float" office:value="9251">
            <text:p>9251</text:p>
          </table:table-cell>
          <table:table-cell office:value-type="float" office:value="0">
            <text:p>0</text:p>
          </table:table-cell>
          <table:table-cell office:value-type="float" office:value="534033">
            <text:p>534033</text:p>
          </table:table-cell>
          <table:table-cell office:value-type="float" office:value="1210601">
            <text:p>1210601</text:p>
          </table:table-cell>
          <table:table-cell office:value-type="float" office:value="1274183">
            <text:p>1274183</text:p>
          </table:table-cell>
          <table:table-cell table:formula="of:=[.D187]/1000" office:value-type="float" office:value="534.033">
            <text:p>534,033</text:p>
          </table:table-cell>
          <table:table-cell table:formula="of:=[.E187]/1000" office:value-type="float" office:value="1210.601">
            <text:p>1210,601</text:p>
          </table:table-cell>
          <table:table-cell table:formula="of:=[.F187]/1000" office:value-type="float" office:value="1274.183">
            <text:p>1274,183</text:p>
          </table:table-cell>
          <table:table-cell table:formula="of:=[.D187]/(LOG([.B187])*[.B187])" office:value-type="float" office:value="14.5547933237791">
            <text:p>14,5547933238</text:p>
          </table:table-cell>
          <table:table-cell table:number-columns-repeated="11"/>
        </table:table-row>
        <table:table-row table:style-name="ro2">
          <table:table-cell table:formula="of:=[.B188]-1" office:value-type="float" office:value="9300">
            <text:p>9300</text:p>
          </table:table-cell>
          <table:table-cell office:value-type="float" office:value="9301">
            <text:p>9301</text:p>
          </table:table-cell>
          <table:table-cell office:value-type="float" office:value="0">
            <text:p>0</text:p>
          </table:table-cell>
          <table:table-cell office:value-type="float" office:value="543367">
            <text:p>543367</text:p>
          </table:table-cell>
          <table:table-cell office:value-type="float" office:value="1244566">
            <text:p>1244566</text:p>
          </table:table-cell>
          <table:table-cell office:value-type="float" office:value="1292760">
            <text:p>1292760</text:p>
          </table:table-cell>
          <table:table-cell table:formula="of:=[.D188]/1000" office:value-type="float" office:value="543.367">
            <text:p>543,367</text:p>
          </table:table-cell>
          <table:table-cell table:formula="of:=[.E188]/1000" office:value-type="float" office:value="1244.566">
            <text:p>1244,566</text:p>
          </table:table-cell>
          <table:table-cell table:formula="of:=[.F188]/1000" office:value-type="float" office:value="1292.76">
            <text:p>1292,76</text:p>
          </table:table-cell>
          <table:table-cell table:formula="of:=[.D188]/(LOG([.B188])*[.B188])" office:value-type="float" office:value="14.7208872364946">
            <text:p>14,7208872365</text:p>
          </table:table-cell>
          <table:table-cell table:number-columns-repeated="11"/>
        </table:table-row>
        <table:table-row table:style-name="ro2">
          <table:table-cell table:formula="of:=[.B189]-1" office:value-type="float" office:value="9350">
            <text:p>9350</text:p>
          </table:table-cell>
          <table:table-cell office:value-type="float" office:value="9351">
            <text:p>9351</text:p>
          </table:table-cell>
          <table:table-cell office:value-type="float" office:value="0">
            <text:p>0</text:p>
          </table:table-cell>
          <table:table-cell office:value-type="float" office:value="660267">
            <text:p>660267</text:p>
          </table:table-cell>
          <table:table-cell office:value-type="float" office:value="1220997">
            <text:p>1220997</text:p>
          </table:table-cell>
          <table:table-cell office:value-type="float" office:value="1282782">
            <text:p>1282782</text:p>
          </table:table-cell>
          <table:table-cell table:formula="of:=[.D189]/1000" office:value-type="float" office:value="660.267">
            <text:p>660,267</text:p>
          </table:table-cell>
          <table:table-cell table:formula="of:=[.E189]/1000" office:value-type="float" office:value="1220.997">
            <text:p>1220,997</text:p>
          </table:table-cell>
          <table:table-cell table:formula="of:=[.F189]/1000" office:value-type="float" office:value="1282.782">
            <text:p>1282,782</text:p>
          </table:table-cell>
          <table:table-cell table:formula="of:=[.D189]/(LOG([.B189])*[.B189])" office:value-type="float" office:value="17.7818593966365">
            <text:p>17,7818593966</text:p>
          </table:table-cell>
          <table:table-cell table:number-columns-repeated="11"/>
        </table:table-row>
        <table:table-row table:style-name="ro2">
          <table:table-cell table:formula="of:=[.B190]-1" office:value-type="float" office:value="9400">
            <text:p>9400</text:p>
          </table:table-cell>
          <table:table-cell office:value-type="float" office:value="9401">
            <text:p>9401</text:p>
          </table:table-cell>
          <table:table-cell office:value-type="float" office:value="0">
            <text:p>0</text:p>
          </table:table-cell>
          <table:table-cell office:value-type="float" office:value="541106">
            <text:p>541106</text:p>
          </table:table-cell>
          <table:table-cell office:value-type="float" office:value="1249895">
            <text:p>1249895</text:p>
          </table:table-cell>
          <table:table-cell office:value-type="float" office:value="1267551">
            <text:p>1267551</text:p>
          </table:table-cell>
          <table:table-cell table:formula="of:=[.D190]/1000" office:value-type="float" office:value="541.106">
            <text:p>541,106</text:p>
          </table:table-cell>
          <table:table-cell table:formula="of:=[.E190]/1000" office:value-type="float" office:value="1249.895">
            <text:p>1249,895</text:p>
          </table:table-cell>
          <table:table-cell table:formula="of:=[.F190]/1000" office:value-type="float" office:value="1267.551">
            <text:p>1267,551</text:p>
          </table:table-cell>
          <table:table-cell table:formula="of:=[.D190]/(LOG([.B190])*[.B190])" office:value-type="float" office:value="14.4867413543242">
            <text:p>14,4867413543</text:p>
          </table:table-cell>
          <table:table-cell table:number-columns-repeated="11"/>
        </table:table-row>
        <table:table-row table:style-name="ro2">
          <table:table-cell table:formula="of:=[.B191]-1" office:value-type="float" office:value="9450">
            <text:p>9450</text:p>
          </table:table-cell>
          <table:table-cell office:value-type="float" office:value="9451">
            <text:p>9451</text:p>
          </table:table-cell>
          <table:table-cell office:value-type="float" office:value="0">
            <text:p>0</text:p>
          </table:table-cell>
          <table:table-cell office:value-type="float" office:value="571044">
            <text:p>571044</text:p>
          </table:table-cell>
          <table:table-cell office:value-type="float" office:value="1258280">
            <text:p>1258280</text:p>
          </table:table-cell>
          <table:table-cell office:value-type="float" office:value="1274700">
            <text:p>1274700</text:p>
          </table:table-cell>
          <table:table-cell table:formula="of:=[.D191]/1000" office:value-type="float" office:value="571.044">
            <text:p>571,044</text:p>
          </table:table-cell>
          <table:table-cell table:formula="of:=[.E191]/1000" office:value-type="float" office:value="1258.28">
            <text:p>1258,28</text:p>
          </table:table-cell>
          <table:table-cell table:formula="of:=[.F191]/1000" office:value-type="float" office:value="1274.7">
            <text:p>1274,7</text:p>
          </table:table-cell>
          <table:table-cell table:formula="of:=[.D191]/(LOG([.B191])*[.B191])" office:value-type="float" office:value="15.1985613537373">
            <text:p>15,1985613537</text:p>
          </table:table-cell>
          <table:table-cell table:number-columns-repeated="11"/>
        </table:table-row>
        <table:table-row table:style-name="ro2">
          <table:table-cell table:formula="of:=[.B192]-1" office:value-type="float" office:value="9500">
            <text:p>9500</text:p>
          </table:table-cell>
          <table:table-cell office:value-type="float" office:value="9501">
            <text:p>9501</text:p>
          </table:table-cell>
          <table:table-cell office:value-type="float" office:value="0">
            <text:p>0</text:p>
          </table:table-cell>
          <table:table-cell office:value-type="float" office:value="522092">
            <text:p>522092</text:p>
          </table:table-cell>
          <table:table-cell office:value-type="float" office:value="1241551">
            <text:p>1241551</text:p>
          </table:table-cell>
          <table:table-cell office:value-type="float" office:value="1307067">
            <text:p>1307067</text:p>
          </table:table-cell>
          <table:table-cell table:formula="of:=[.D192]/1000" office:value-type="float" office:value="522.092">
            <text:p>522,092</text:p>
          </table:table-cell>
          <table:table-cell table:formula="of:=[.E192]/1000" office:value-type="float" office:value="1241.551">
            <text:p>1241,551</text:p>
          </table:table-cell>
          <table:table-cell table:formula="of:=[.F192]/1000" office:value-type="float" office:value="1307.067">
            <text:p>1307,067</text:p>
          </table:table-cell>
          <table:table-cell table:formula="of:=[.D192]/(LOG([.B192])*[.B192])" office:value-type="float" office:value="13.8145940332993">
            <text:p>13,8145940333</text:p>
          </table:table-cell>
          <table:table-cell table:number-columns-repeated="11"/>
        </table:table-row>
        <table:table-row table:style-name="ro2">
          <table:table-cell table:formula="of:=[.B193]-1" office:value-type="float" office:value="9550">
            <text:p>9550</text:p>
          </table:table-cell>
          <table:table-cell office:value-type="float" office:value="9551">
            <text:p>9551</text:p>
          </table:table-cell>
          <table:table-cell office:value-type="float" office:value="0">
            <text:p>0</text:p>
          </table:table-cell>
          <table:table-cell office:value-type="float" office:value="558116">
            <text:p>558116</text:p>
          </table:table-cell>
          <table:table-cell office:value-type="float" office:value="1247339">
            <text:p>1247339</text:p>
          </table:table-cell>
          <table:table-cell office:value-type="float" office:value="1317110">
            <text:p>1317110</text:p>
          </table:table-cell>
          <table:table-cell table:formula="of:=[.D193]/1000" office:value-type="float" office:value="558.116">
            <text:p>558,116</text:p>
          </table:table-cell>
          <table:table-cell table:formula="of:=[.E193]/1000" office:value-type="float" office:value="1247.339">
            <text:p>1247,339</text:p>
          </table:table-cell>
          <table:table-cell table:formula="of:=[.F193]/1000" office:value-type="float" office:value="1317.11">
            <text:p>1317,11</text:p>
          </table:table-cell>
          <table:table-cell table:formula="of:=[.D193]/(LOG([.B193])*[.B193])" office:value-type="float" office:value="14.6820678234971">
            <text:p>14,6820678235</text:p>
          </table:table-cell>
          <table:table-cell table:number-columns-repeated="11"/>
        </table:table-row>
        <table:table-row table:style-name="ro2">
          <table:table-cell table:formula="of:=[.B194]-1" office:value-type="float" office:value="9600">
            <text:p>9600</text:p>
          </table:table-cell>
          <table:table-cell office:value-type="float" office:value="9601">
            <text:p>9601</text:p>
          </table:table-cell>
          <table:table-cell office:value-type="float" office:value="0">
            <text:p>0</text:p>
          </table:table-cell>
          <table:table-cell office:value-type="float" office:value="547930">
            <text:p>547930</text:p>
          </table:table-cell>
          <table:table-cell office:value-type="float" office:value="1237921">
            <text:p>1237921</text:p>
          </table:table-cell>
          <table:table-cell office:value-type="float" office:value="1324851">
            <text:p>1324851</text:p>
          </table:table-cell>
          <table:table-cell table:formula="of:=[.D194]/1000" office:value-type="float" office:value="547.93">
            <text:p>547,93</text:p>
          </table:table-cell>
          <table:table-cell table:formula="of:=[.E194]/1000" office:value-type="float" office:value="1237.921">
            <text:p>1237,921</text:p>
          </table:table-cell>
          <table:table-cell table:formula="of:=[.F194]/1000" office:value-type="float" office:value="1324.851">
            <text:p>1324,851</text:p>
          </table:table-cell>
          <table:table-cell table:formula="of:=[.D194]/(LOG([.B194])*[.B194])" office:value-type="float" office:value="14.3308793510635">
            <text:p>14,3308793511</text:p>
          </table:table-cell>
          <table:table-cell table:number-columns-repeated="11"/>
        </table:table-row>
        <table:table-row table:style-name="ro2">
          <table:table-cell table:formula="of:=[.B195]-1" office:value-type="float" office:value="9650">
            <text:p>9650</text:p>
          </table:table-cell>
          <table:table-cell office:value-type="float" office:value="9651">
            <text:p>9651</text:p>
          </table:table-cell>
          <table:table-cell office:value-type="float" office:value="0">
            <text:p>0</text:p>
          </table:table-cell>
          <table:table-cell office:value-type="float" office:value="528684">
            <text:p>528684</text:p>
          </table:table-cell>
          <table:table-cell office:value-type="float" office:value="1264341">
            <text:p>1264341</text:p>
          </table:table-cell>
          <table:table-cell office:value-type="float" office:value="1312827">
            <text:p>1312827</text:p>
          </table:table-cell>
          <table:table-cell table:formula="of:=[.D195]/1000" office:value-type="float" office:value="528.684">
            <text:p>528,684</text:p>
          </table:table-cell>
          <table:table-cell table:formula="of:=[.E195]/1000" office:value-type="float" office:value="1264.341">
            <text:p>1264,341</text:p>
          </table:table-cell>
          <table:table-cell table:formula="of:=[.F195]/1000" office:value-type="float" office:value="1312.827">
            <text:p>1312,827</text:p>
          </table:table-cell>
          <table:table-cell table:formula="of:=[.D195]/(LOG([.B195])*[.B195])" office:value-type="float" office:value="13.7480827774687">
            <text:p>13,7480827775</text:p>
          </table:table-cell>
          <table:table-cell table:number-columns-repeated="11"/>
        </table:table-row>
        <table:table-row table:style-name="ro2">
          <table:table-cell table:formula="of:=[.B196]-1" office:value-type="float" office:value="9700">
            <text:p>9700</text:p>
          </table:table-cell>
          <table:table-cell office:value-type="float" office:value="9701">
            <text:p>9701</text:p>
          </table:table-cell>
          <table:table-cell office:value-type="float" office:value="0">
            <text:p>0</text:p>
          </table:table-cell>
          <table:table-cell office:value-type="float" office:value="551331">
            <text:p>551331</text:p>
          </table:table-cell>
          <table:table-cell office:value-type="float" office:value="1272653">
            <text:p>1272653</text:p>
          </table:table-cell>
          <table:table-cell office:value-type="float" office:value="1318951">
            <text:p>1318951</text:p>
          </table:table-cell>
          <table:table-cell table:formula="of:=[.D196]/1000" office:value-type="float" office:value="551.331">
            <text:p>551,331</text:p>
          </table:table-cell>
          <table:table-cell table:formula="of:=[.E196]/1000" office:value-type="float" office:value="1272.653">
            <text:p>1272,653</text:p>
          </table:table-cell>
          <table:table-cell table:formula="of:=[.F196]/1000" office:value-type="float" office:value="1318.951">
            <text:p>1318,951</text:p>
          </table:table-cell>
          <table:table-cell table:formula="of:=[.D196]/(LOG([.B196])*[.B196])" office:value-type="float" office:value="14.2550800490061">
            <text:p>14,255080049</text:p>
          </table:table-cell>
          <table:table-cell table:number-columns-repeated="11"/>
        </table:table-row>
        <table:table-row table:style-name="ro2">
          <table:table-cell table:formula="of:=[.B197]-1" office:value-type="float" office:value="9750">
            <text:p>9750</text:p>
          </table:table-cell>
          <table:table-cell office:value-type="float" office:value="9751">
            <text:p>9751</text:p>
          </table:table-cell>
          <table:table-cell office:value-type="float" office:value="0">
            <text:p>0</text:p>
          </table:table-cell>
          <table:table-cell office:value-type="float" office:value="558151">
            <text:p>558151</text:p>
          </table:table-cell>
          <table:table-cell office:value-type="float" office:value="1248296">
            <text:p>1248296</text:p>
          </table:table-cell>
          <table:table-cell office:value-type="float" office:value="1337366">
            <text:p>1337366</text:p>
          </table:table-cell>
          <table:table-cell table:formula="of:=[.D197]/1000" office:value-type="float" office:value="558.151">
            <text:p>558,151</text:p>
          </table:table-cell>
          <table:table-cell table:formula="of:=[.E197]/1000" office:value-type="float" office:value="1248.296">
            <text:p>1248,296</text:p>
          </table:table-cell>
          <table:table-cell table:formula="of:=[.F197]/1000" office:value-type="float" office:value="1337.366">
            <text:p>1337,366</text:p>
          </table:table-cell>
          <table:table-cell table:formula="of:=[.D197]/(LOG([.B197])*[.B197])" office:value-type="float" office:value="14.3493808566115">
            <text:p>14,3493808566</text:p>
          </table:table-cell>
          <table:table-cell table:number-columns-repeated="11"/>
        </table:table-row>
        <table:table-row table:style-name="ro2">
          <table:table-cell table:formula="of:=[.B198]-1" office:value-type="float" office:value="9800">
            <text:p>9800</text:p>
          </table:table-cell>
          <table:table-cell office:value-type="float" office:value="9801">
            <text:p>9801</text:p>
          </table:table-cell>
          <table:table-cell office:value-type="float" office:value="0">
            <text:p>0</text:p>
          </table:table-cell>
          <table:table-cell office:value-type="float" office:value="542991">
            <text:p>542991</text:p>
          </table:table-cell>
          <table:table-cell office:value-type="float" office:value="1289755">
            <text:p>1289755</text:p>
          </table:table-cell>
          <table:table-cell office:value-type="float" office:value="1342710">
            <text:p>1342710</text:p>
          </table:table-cell>
          <table:table-cell table:formula="of:=[.D198]/1000" office:value-type="float" office:value="542.991">
            <text:p>542,991</text:p>
          </table:table-cell>
          <table:table-cell table:formula="of:=[.E198]/1000" office:value-type="float" office:value="1289.755">
            <text:p>1289,755</text:p>
          </table:table-cell>
          <table:table-cell table:formula="of:=[.F198]/1000" office:value-type="float" office:value="1342.71">
            <text:p>1342,71</text:p>
          </table:table-cell>
          <table:table-cell table:formula="of:=[.D198]/(LOG([.B198])*[.B198])" office:value-type="float" office:value="13.8806911764982">
            <text:p>13,8806911765</text:p>
          </table:table-cell>
          <table:table-cell table:number-columns-repeated="11"/>
        </table:table-row>
        <table:table-row table:style-name="ro2">
          <table:table-cell table:formula="of:=[.B199]-1" office:value-type="float" office:value="9850">
            <text:p>9850</text:p>
          </table:table-cell>
          <table:table-cell office:value-type="float" office:value="9851">
            <text:p>9851</text:p>
          </table:table-cell>
          <table:table-cell office:value-type="float" office:value="0">
            <text:p>0</text:p>
          </table:table-cell>
          <table:table-cell office:value-type="float" office:value="567349">
            <text:p>567349</text:p>
          </table:table-cell>
          <table:table-cell office:value-type="float" office:value="1325776">
            <text:p>1325776</text:p>
          </table:table-cell>
          <table:table-cell office:value-type="float" office:value="1374428">
            <text:p>1374428</text:p>
          </table:table-cell>
          <table:table-cell table:formula="of:=[.D199]/1000" office:value-type="float" office:value="567.349">
            <text:p>567,349</text:p>
          </table:table-cell>
          <table:table-cell table:formula="of:=[.E199]/1000" office:value-type="float" office:value="1325.776">
            <text:p>1325,776</text:p>
          </table:table-cell>
          <table:table-cell table:formula="of:=[.F199]/1000" office:value-type="float" office:value="1374.428">
            <text:p>1374,428</text:p>
          </table:table-cell>
          <table:table-cell table:formula="of:=[.D199]/(LOG([.B199])*[.B199])" office:value-type="float" office:value="14.4217653871869">
            <text:p>14,4217653872</text:p>
          </table:table-cell>
          <table:table-cell table:number-columns-repeated="11"/>
        </table:table-row>
        <table:table-row table:style-name="ro2">
          <table:table-cell table:formula="of:=[.B200]-1" office:value-type="float" office:value="9900">
            <text:p>9900</text:p>
          </table:table-cell>
          <table:table-cell office:value-type="float" office:value="9901">
            <text:p>9901</text:p>
          </table:table-cell>
          <table:table-cell office:value-type="float" office:value="0">
            <text:p>0</text:p>
          </table:table-cell>
          <table:table-cell office:value-type="float" office:value="545737">
            <text:p>545737</text:p>
          </table:table-cell>
          <table:table-cell office:value-type="float" office:value="1327740">
            <text:p>1327740</text:p>
          </table:table-cell>
          <table:table-cell office:value-type="float" office:value="1387133">
            <text:p>1387133</text:p>
          </table:table-cell>
          <table:table-cell table:formula="of:=[.D200]/1000" office:value-type="float" office:value="545.737">
            <text:p>545,737</text:p>
          </table:table-cell>
          <table:table-cell table:formula="of:=[.E200]/1000" office:value-type="float" office:value="1327.74">
            <text:p>1327,74</text:p>
          </table:table-cell>
          <table:table-cell table:formula="of:=[.F200]/1000" office:value-type="float" office:value="1387.133">
            <text:p>1387,133</text:p>
          </table:table-cell>
          <table:table-cell table:formula="of:=[.D200]/(LOG([.B200])*[.B200])" office:value-type="float" office:value="13.7947470369556">
            <text:p>13,794747037</text:p>
          </table:table-cell>
          <table:table-cell table:number-columns-repeated="11"/>
        </table:table-row>
        <table:table-row table:style-name="ro2">
          <table:table-cell table:formula="of:=[.B201]-1" office:value-type="float" office:value="9950">
            <text:p>9950</text:p>
          </table:table-cell>
          <table:table-cell office:value-type="float" office:value="9951">
            <text:p>9951</text:p>
          </table:table-cell>
          <table:table-cell office:value-type="float" office:value="0">
            <text:p>0</text:p>
          </table:table-cell>
          <table:table-cell office:value-type="float" office:value="566941">
            <text:p>566941</text:p>
          </table:table-cell>
          <table:table-cell office:value-type="float" office:value="1315749">
            <text:p>1315749</text:p>
          </table:table-cell>
          <table:table-cell office:value-type="float" office:value="1369625">
            <text:p>1369625</text:p>
          </table:table-cell>
          <table:table-cell table:formula="of:=[.D201]/1000" office:value-type="float" office:value="566.941">
            <text:p>566,941</text:p>
          </table:table-cell>
          <table:table-cell table:formula="of:=[.E201]/1000" office:value-type="float" office:value="1315.749">
            <text:p>1315,749</text:p>
          </table:table-cell>
          <table:table-cell table:formula="of:=[.F201]/1000" office:value-type="float" office:value="1369.625">
            <text:p>1369,625</text:p>
          </table:table-cell>
          <table:table-cell table:formula="of:=[.D201]/(LOG([.B201])*[.B201])" office:value-type="float" office:value="14.2509175316569">
            <text:p>14,2509175317</text:p>
          </table:table-cell>
          <table:table-cell table:number-columns-repeated="11"/>
        </table:table-row>
        <table:table-row table:style-name="ro2" table:number-rows-repeated="104837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0:35:18</dc:date>
    <dc:creator>cingolani ignacio</dc:creator>
    <meta:document-statistic meta:table-count="1" meta:cell-count="2009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16cm" svg:height="10.272cm" xlink:href=".." xlink:type="simple" chart:class="chart:line" chart:style-name="ch1">
        <chart:title svg:x="5.482cm" svg:y="0.341cm" chart:style-name="ch2">
          <text:p>Medicion de tiempo con variacion en la cantidad de días</text:p>
        </chart:title>
        <chart:subtitle svg:x="10.244cm" svg:y="1.325cm" chart:style-name="ch3">
          <text:p>Grafico 1</text:p>
        </chart:subtitle>
        <chart:legend chart:legend-position="end" svg:x="18.755cm" svg:y="4.339cm" style:legend-expansion="high" chart:style-name="ch4"/>
        <chart:plot-area chart:style-name="ch5" table:cell-range-address="Hoja1.A1:Hoja1.A201 Hoja1.G1:Hoja1.I201" chart:data-source-has-labels="both" svg:x="1.455cm" svg:y="2.418cm" svg:width="16.412cm" svg:height="6.668cm">
          <chartooo:coordinate-region svg:x="2.447cm" svg:y="2.618cm" svg:width="15.42cm" svg:height="5.821cm"/>
          <chart:axis chart:dimension="x" chart:name="primary-x" chart:style-name="ch6" chartooo:axis-type="auto">
            <chartooo:date-scale/>
            <chart:title svg:x="8.016cm" svg:y="9.291cm" chart:style-name="ch7">
              <text:p>cantidad de camiones</text:p>
            </chart:title>
            <chart:categories table:cell-range-address="Hoja1.A2:Hoja1.A201"/>
          </chart:axis>
          <chart:axis chart:dimension="y" chart:name="primary-y" chart:style-name="ch8">
            <chart:title svg:x="0.451cm" svg:y="7.569cm" chart:style-name="ch9">
              <text:p>Tiempo(microsegundos)</text:p>
            </chart:title>
            <chart:grid chart:style-name="ch10" chart:class="major"/>
          </chart:axis>
          <chart:series chart:style-name="ch11" chart:values-cell-range-address="Hoja1.G2:Hoja1.G201" chart:label-cell-address="Hoja1.G1:Hoja1.G1" chart:class="chart:line">
            <chart:data-point chart:repeated="200"/>
          </chart:series>
          <chart:series chart:style-name="ch12" chart:values-cell-range-address="Hoja1.H2:Hoja1.H201" chart:label-cell-address="Hoja1.H1:Hoja1.H1" chart:class="chart:line">
            <chart:data-point chart:repeated="200"/>
          </chart:series>
          <chart:series chart:style-name="ch13" chart:values-cell-range-address="Hoja1.I2:Hoja1.I201" chart:label-cell-address="Hoja1.I1:Hoja1.I1" chart:class="chart:line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 dia</text:p>
                <draw:g>
                  <svg:desc>Hoja1.G1:Hoja1.G1</svg:desc>
                </draw:g>
              </table:table-cell>
              <table:table-cell office:value-type="string">
                <text:p>mil dias</text:p>
                <draw:g>
                  <svg:desc>Hoja1.H1:Hoja1.H1</svg:desc>
                </draw:g>
              </table:table-cell>
              <table:table-cell office:value-type="string">
                <text:p>millon de dias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201</svg:desc>
                </draw:g>
              </table:table-cell>
              <table:table-cell office:value-type="float" office:value="0.42">
                <text:p>0.42</text:p>
                <draw:g>
                  <svg:desc>Hoja1.G2:Hoja1.G201</svg:desc>
                </draw:g>
              </table:table-cell>
              <table:table-cell office:value-type="float" office:value="0.417">
                <text:p>0.417</text:p>
                <draw:g>
                  <svg:desc>Hoja1.H2:Hoja1.H201</svg:desc>
                </draw:g>
              </table:table-cell>
              <table:table-cell office:value-type="float" office:value="0.414">
                <text:p>0.414</text:p>
                <draw:g>
                  <svg:desc>Hoja1.I2:Hoja1.I20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159">
                <text:p>6.159</text:p>
              </table:table-cell>
              <table:table-cell office:value-type="float" office:value="6.929">
                <text:p>6.929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67">
                <text:p>11.67</text:p>
              </table:table-cell>
              <table:table-cell office:value-type="float" office:value="14.014">
                <text:p>14.014</text:p>
              </table:table-cell>
              <table:table-cell office:value-type="float" office:value="13.059">
                <text:p>13.0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.471">
                <text:p>17.471</text:p>
              </table:table-cell>
              <table:table-cell office:value-type="float" office:value="21.811">
                <text:p>21.811</text:p>
              </table:table-cell>
              <table:table-cell office:value-type="float" office:value="22.154">
                <text:p>22.1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718">
                <text:p>22.718</text:p>
              </table:table-cell>
              <table:table-cell office:value-type="float" office:value="30.252">
                <text:p>30.252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.302">
                <text:p>28.302</text:p>
              </table:table-cell>
              <table:table-cell office:value-type="float" office:value="38.801">
                <text:p>38.801</text:p>
              </table:table-cell>
              <table:table-cell office:value-type="float" office:value="39.906">
                <text:p>39.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4">
                <text:p>20.4</text:p>
              </table:table-cell>
              <table:table-cell office:value-type="float" office:value="49.54">
                <text:p>49.54</text:p>
              </table:table-cell>
              <table:table-cell office:value-type="float" office:value="50.071">
                <text:p>50.0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9.93">
                <text:p>39.93</text:p>
              </table:table-cell>
              <table:table-cell office:value-type="float" office:value="58.172">
                <text:p>58.172</text:p>
              </table:table-cell>
              <table:table-cell office:value-type="float" office:value="58.915">
                <text:p>58.9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6.229">
                <text:p>46.229</text:p>
              </table:table-cell>
              <table:table-cell office:value-type="float" office:value="68.952">
                <text:p>68.952</text:p>
              </table:table-cell>
              <table:table-cell office:value-type="float" office:value="72.427">
                <text:p>72.42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1.302">
                <text:p>51.302</text:p>
              </table:table-cell>
              <table:table-cell office:value-type="float" office:value="78.141">
                <text:p>78.141</text:p>
              </table:table-cell>
              <table:table-cell office:value-type="float" office:value="81.989">
                <text:p>81.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6.825">
                <text:p>56.825</text:p>
              </table:table-cell>
              <table:table-cell office:value-type="float" office:value="71.685">
                <text:p>71.685</text:p>
              </table:table-cell>
              <table:table-cell office:value-type="float" office:value="78.081">
                <text:p>78.0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3.119">
                <text:p>63.119</text:p>
              </table:table-cell>
              <table:table-cell office:value-type="float" office:value="101.793">
                <text:p>101.793</text:p>
              </table:table-cell>
              <table:table-cell office:value-type="float" office:value="108.107">
                <text:p>108.10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9.548">
                <text:p>69.548</text:p>
              </table:table-cell>
              <table:table-cell office:value-type="float" office:value="112.626">
                <text:p>112.626</text:p>
              </table:table-cell>
              <table:table-cell office:value-type="float" office:value="112.551">
                <text:p>112.55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4.996">
                <text:p>74.996</text:p>
              </table:table-cell>
              <table:table-cell office:value-type="float" office:value="126.223">
                <text:p>126.223</text:p>
              </table:table-cell>
              <table:table-cell office:value-type="float" office:value="126.527">
                <text:p>126.5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1.159">
                <text:p>81.159</text:p>
              </table:table-cell>
              <table:table-cell office:value-type="float" office:value="138.809">
                <text:p>138.809</text:p>
              </table:table-cell>
              <table:table-cell office:value-type="float" office:value="139.44">
                <text:p>139.4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6.695">
                <text:p>86.695</text:p>
              </table:table-cell>
              <table:table-cell office:value-type="float" office:value="150.709">
                <text:p>150.709</text:p>
              </table:table-cell>
              <table:table-cell office:value-type="float" office:value="146.43">
                <text:p>146.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2.456">
                <text:p>92.456</text:p>
              </table:table-cell>
              <table:table-cell office:value-type="float" office:value="149.327">
                <text:p>149.327</text:p>
              </table:table-cell>
              <table:table-cell office:value-type="float" office:value="142.141">
                <text:p>142.14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8.247">
                <text:p>98.247</text:p>
              </table:table-cell>
              <table:table-cell office:value-type="float" office:value="175.648">
                <text:p>175.648</text:p>
              </table:table-cell>
              <table:table-cell office:value-type="float" office:value="167.23">
                <text:p>167.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4.421">
                <text:p>104.421</text:p>
              </table:table-cell>
              <table:table-cell office:value-type="float" office:value="188.431">
                <text:p>188.431</text:p>
              </table:table-cell>
              <table:table-cell office:value-type="float" office:value="181.521">
                <text:p>181.52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3.964">
                <text:p>93.964</text:p>
              </table:table-cell>
              <table:table-cell office:value-type="float" office:value="202.614">
                <text:p>202.614</text:p>
              </table:table-cell>
              <table:table-cell office:value-type="float" office:value="186.881">
                <text:p>186.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.307">
                <text:p>115.307</text:p>
              </table:table-cell>
              <table:table-cell office:value-type="float" office:value="192.824">
                <text:p>192.824</text:p>
              </table:table-cell>
              <table:table-cell office:value-type="float" office:value="203.084">
                <text:p>203.08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4.387">
                <text:p>124.387</text:p>
              </table:table-cell>
              <table:table-cell office:value-type="float" office:value="101.425">
                <text:p>101.425</text:p>
              </table:table-cell>
              <table:table-cell office:value-type="float" office:value="201.137">
                <text:p>201.13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3.441">
                <text:p>123.441</text:p>
              </table:table-cell>
              <table:table-cell office:value-type="float" office:value="138.837">
                <text:p>138.837</text:p>
              </table:table-cell>
              <table:table-cell office:value-type="float" office:value="103.262">
                <text:p>103.26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36.993">
                <text:p>136.993</text:p>
              </table:table-cell>
              <table:table-cell office:value-type="float" office:value="172.81">
                <text:p>172.81</text:p>
              </table:table-cell>
              <table:table-cell office:value-type="float" office:value="137.214">
                <text:p>137.2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1.128">
                <text:p>141.128</text:p>
              </table:table-cell>
              <table:table-cell office:value-type="float" office:value="190.367">
                <text:p>190.367</text:p>
              </table:table-cell>
              <table:table-cell office:value-type="float" office:value="169.831">
                <text:p>169.83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2.986">
                <text:p>132.986</text:p>
              </table:table-cell>
              <table:table-cell office:value-type="float" office:value="203.521">
                <text:p>203.521</text:p>
              </table:table-cell>
              <table:table-cell office:value-type="float" office:value="117.798">
                <text:p>117.79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53.748">
                <text:p>153.748</text:p>
              </table:table-cell>
              <table:table-cell office:value-type="float" office:value="209.051">
                <text:p>209.051</text:p>
              </table:table-cell>
              <table:table-cell office:value-type="float" office:value="170.095">
                <text:p>170.09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59.469">
                <text:p>159.469</text:p>
              </table:table-cell>
              <table:table-cell office:value-type="float" office:value="231.232">
                <text:p>231.232</text:p>
              </table:table-cell>
              <table:table-cell office:value-type="float" office:value="187.828">
                <text:p>187.82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51.499">
                <text:p>151.499</text:p>
              </table:table-cell>
              <table:table-cell office:value-type="float" office:value="254.389">
                <text:p>254.389</text:p>
              </table:table-cell>
              <table:table-cell office:value-type="float" office:value="200.483">
                <text:p>200.48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71.864">
                <text:p>171.864</text:p>
              </table:table-cell>
              <table:table-cell office:value-type="float" office:value="273.279">
                <text:p>273.279</text:p>
              </table:table-cell>
              <table:table-cell office:value-type="float" office:value="295.249">
                <text:p>295.2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76.502">
                <text:p>176.502</text:p>
              </table:table-cell>
              <table:table-cell office:value-type="float" office:value="273.239">
                <text:p>273.239</text:p>
              </table:table-cell>
              <table:table-cell office:value-type="float" office:value="173.699">
                <text:p>173.69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83.204">
                <text:p>183.204</text:p>
              </table:table-cell>
              <table:table-cell office:value-type="float" office:value="268.335">
                <text:p>268.335</text:p>
              </table:table-cell>
              <table:table-cell office:value-type="float" office:value="202.319">
                <text:p>202.31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8.806">
                <text:p>188.806</text:p>
              </table:table-cell>
              <table:table-cell office:value-type="float" office:value="163.709">
                <text:p>163.709</text:p>
              </table:table-cell>
              <table:table-cell office:value-type="float" office:value="228.814">
                <text:p>228.81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79.386">
                <text:p>179.386</text:p>
              </table:table-cell>
              <table:table-cell office:value-type="float" office:value="186.086">
                <text:p>186.086</text:p>
              </table:table-cell>
              <table:table-cell office:value-type="float" office:value="222.115">
                <text:p>222.11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00.522">
                <text:p>200.522</text:p>
              </table:table-cell>
              <table:table-cell office:value-type="float" office:value="214.734">
                <text:p>214.734</text:p>
              </table:table-cell>
              <table:table-cell office:value-type="float" office:value="172.54">
                <text:p>172.5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92.014">
                <text:p>192.014</text:p>
              </table:table-cell>
              <table:table-cell office:value-type="float" office:value="255.032">
                <text:p>255.032</text:p>
              </table:table-cell>
              <table:table-cell office:value-type="float" office:value="202.843">
                <text:p>202.84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12.109">
                <text:p>212.109</text:p>
              </table:table-cell>
              <table:table-cell office:value-type="float" office:value="244.854">
                <text:p>244.854</text:p>
              </table:table-cell>
              <table:table-cell office:value-type="float" office:value="245.048">
                <text:p>245.04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03.83">
                <text:p>203.83</text:p>
              </table:table-cell>
              <table:table-cell office:value-type="float" office:value="191.808">
                <text:p>191.808</text:p>
              </table:table-cell>
              <table:table-cell office:value-type="float" office:value="267.33">
                <text:p>267.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08.922">
                <text:p>208.922</text:p>
              </table:table-cell>
              <table:table-cell office:value-type="float" office:value="223.322">
                <text:p>223.322</text:p>
              </table:table-cell>
              <table:table-cell office:value-type="float" office:value="199.823">
                <text:p>199.82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01.53">
                <text:p>101.53</text:p>
              </table:table-cell>
              <table:table-cell office:value-type="float" office:value="249.148">
                <text:p>249.148</text:p>
              </table:table-cell>
              <table:table-cell office:value-type="float" office:value="228.926">
                <text:p>228.9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0.023">
                <text:p>120.023</text:p>
              </table:table-cell>
              <table:table-cell office:value-type="float" office:value="244.227">
                <text:p>244.227</text:p>
              </table:table-cell>
              <table:table-cell office:value-type="float" office:value="256.84">
                <text:p>256.8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68.352">
                <text:p>168.352</text:p>
              </table:table-cell>
              <table:table-cell office:value-type="float" office:value="229.8">
                <text:p>229.8</text:p>
              </table:table-cell>
              <table:table-cell office:value-type="float" office:value="255.438">
                <text:p>255.43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2.731">
                <text:p>192.731</text:p>
              </table:table-cell>
              <table:table-cell office:value-type="float" office:value="257.872">
                <text:p>257.872</text:p>
              </table:table-cell>
              <table:table-cell office:value-type="float" office:value="235.077">
                <text:p>235.07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97.587">
                <text:p>197.587</text:p>
              </table:table-cell>
              <table:table-cell office:value-type="float" office:value="231.434">
                <text:p>231.434</text:p>
              </table:table-cell>
              <table:table-cell office:value-type="float" office:value="267.266">
                <text:p>267.2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5.573">
                <text:p>205.573</text:p>
              </table:table-cell>
              <table:table-cell office:value-type="float" office:value="233.007">
                <text:p>233.007</text:p>
              </table:table-cell>
              <table:table-cell office:value-type="float" office:value="238.064">
                <text:p>238.06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20.389">
                <text:p>120.389</text:p>
              </table:table-cell>
              <table:table-cell office:value-type="float" office:value="258.209">
                <text:p>258.209</text:p>
              </table:table-cell>
              <table:table-cell office:value-type="float" office:value="276.943">
                <text:p>276.94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6.64">
                <text:p>146.64</text:p>
              </table:table-cell>
              <table:table-cell office:value-type="float" office:value="270.26">
                <text:p>270.26</text:p>
              </table:table-cell>
              <table:table-cell office:value-type="float" office:value="286.08">
                <text:p>286.0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56.981">
                <text:p>156.981</text:p>
              </table:table-cell>
              <table:table-cell office:value-type="float" office:value="262.349">
                <text:p>262.349</text:p>
              </table:table-cell>
              <table:table-cell office:value-type="float" office:value="310.635">
                <text:p>310.6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1.39">
                <text:p>171.39</text:p>
              </table:table-cell>
              <table:table-cell office:value-type="float" office:value="303.762">
                <text:p>303.762</text:p>
              </table:table-cell>
              <table:table-cell office:value-type="float" office:value="301.408">
                <text:p>301.40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98.812">
                <text:p>198.812</text:p>
              </table:table-cell>
              <table:table-cell office:value-type="float" office:value="322.867">
                <text:p>322.867</text:p>
              </table:table-cell>
              <table:table-cell office:value-type="float" office:value="286.195">
                <text:p>286.19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5.9">
                <text:p>135.9</text:p>
              </table:table-cell>
              <table:table-cell office:value-type="float" office:value="275.101">
                <text:p>275.101</text:p>
              </table:table-cell>
              <table:table-cell office:value-type="float" office:value="287.754">
                <text:p>287.75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57.934">
                <text:p>157.934</text:p>
              </table:table-cell>
              <table:table-cell office:value-type="float" office:value="326.73">
                <text:p>326.73</text:p>
              </table:table-cell>
              <table:table-cell office:value-type="float" office:value="312.288">
                <text:p>312.28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3.668">
                <text:p>193.668</text:p>
              </table:table-cell>
              <table:table-cell office:value-type="float" office:value="295.847">
                <text:p>295.847</text:p>
              </table:table-cell>
              <table:table-cell office:value-type="float" office:value="293.227">
                <text:p>293.227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39.068">
                <text:p>139.068</text:p>
              </table:table-cell>
              <table:table-cell office:value-type="float" office:value="315.817">
                <text:p>315.817</text:p>
              </table:table-cell>
              <table:table-cell office:value-type="float" office:value="324.156">
                <text:p>324.1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71.806">
                <text:p>171.806</text:p>
              </table:table-cell>
              <table:table-cell office:value-type="float" office:value="346.853">
                <text:p>346.853</text:p>
              </table:table-cell>
              <table:table-cell office:value-type="float" office:value="337.24">
                <text:p>337.2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46.951">
                <text:p>146.951</text:p>
              </table:table-cell>
              <table:table-cell office:value-type="float" office:value="321.819">
                <text:p>321.819</text:p>
              </table:table-cell>
              <table:table-cell office:value-type="float" office:value="314.013">
                <text:p>314.01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5.388">
                <text:p>175.388</text:p>
              </table:table-cell>
              <table:table-cell office:value-type="float" office:value="317.179">
                <text:p>317.179</text:p>
              </table:table-cell>
              <table:table-cell office:value-type="float" office:value="338.905">
                <text:p>338.90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49.736">
                <text:p>149.736</text:p>
              </table:table-cell>
              <table:table-cell office:value-type="float" office:value="357.868">
                <text:p>357.868</text:p>
              </table:table-cell>
              <table:table-cell office:value-type="float" office:value="346.9">
                <text:p>346.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84.511">
                <text:p>184.511</text:p>
              </table:table-cell>
              <table:table-cell office:value-type="float" office:value="342.403">
                <text:p>342.403</text:p>
              </table:table-cell>
              <table:table-cell office:value-type="float" office:value="346.769">
                <text:p>346.769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54.016">
                <text:p>154.016</text:p>
              </table:table-cell>
              <table:table-cell office:value-type="float" office:value="344.782">
                <text:p>344.782</text:p>
              </table:table-cell>
              <table:table-cell office:value-type="float" office:value="350.338">
                <text:p>350.3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4.72">
                <text:p>174.72</text:p>
              </table:table-cell>
              <table:table-cell office:value-type="float" office:value="350.705">
                <text:p>350.705</text:p>
              </table:table-cell>
              <table:table-cell office:value-type="float" office:value="350.135">
                <text:p>350.135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89.765">
                <text:p>189.765</text:p>
              </table:table-cell>
              <table:table-cell office:value-type="float" office:value="365.899">
                <text:p>365.899</text:p>
              </table:table-cell>
              <table:table-cell office:value-type="float" office:value="378.616">
                <text:p>378.61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1.223">
                <text:p>211.223</text:p>
              </table:table-cell>
              <table:table-cell office:value-type="float" office:value="387.648">
                <text:p>387.648</text:p>
              </table:table-cell>
              <table:table-cell office:value-type="float" office:value="479.521">
                <text:p>479.521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235.616">
                <text:p>235.616</text:p>
              </table:table-cell>
              <table:table-cell office:value-type="float" office:value="378.749">
                <text:p>378.749</text:p>
              </table:table-cell>
              <table:table-cell office:value-type="float" office:value="534.839">
                <text:p>534.83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7.79">
                <text:p>257.79</text:p>
              </table:table-cell>
              <table:table-cell office:value-type="float" office:value="377.992">
                <text:p>377.992</text:p>
              </table:table-cell>
              <table:table-cell office:value-type="float" office:value="388.3">
                <text:p>388.3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71.989">
                <text:p>171.989</text:p>
              </table:table-cell>
              <table:table-cell office:value-type="float" office:value="379.725">
                <text:p>379.725</text:p>
              </table:table-cell>
              <table:table-cell office:value-type="float" office:value="390.067">
                <text:p>390.06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5.591">
                <text:p>195.591</text:p>
              </table:table-cell>
              <table:table-cell office:value-type="float" office:value="385.709">
                <text:p>385.709</text:p>
              </table:table-cell>
              <table:table-cell office:value-type="float" office:value="393.939">
                <text:p>393.939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233.934">
                <text:p>233.934</text:p>
              </table:table-cell>
              <table:table-cell office:value-type="float" office:value="399.273">
                <text:p>399.273</text:p>
              </table:table-cell>
              <table:table-cell office:value-type="float" office:value="405.589">
                <text:p>405.58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6.145">
                <text:p>196.145</text:p>
              </table:table-cell>
              <table:table-cell office:value-type="float" office:value="403.301">
                <text:p>403.301</text:p>
              </table:table-cell>
              <table:table-cell office:value-type="float" office:value="413.157">
                <text:p>413.157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200.436">
                <text:p>200.436</text:p>
              </table:table-cell>
              <table:table-cell office:value-type="float" office:value="410.224">
                <text:p>410.224</text:p>
              </table:table-cell>
              <table:table-cell office:value-type="float" office:value="415.501">
                <text:p>415.50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11.194">
                <text:p>211.194</text:p>
              </table:table-cell>
              <table:table-cell office:value-type="float" office:value="410.881">
                <text:p>410.881</text:p>
              </table:table-cell>
              <table:table-cell office:value-type="float" office:value="411.767">
                <text:p>411.767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92.458">
                <text:p>192.458</text:p>
              </table:table-cell>
              <table:table-cell office:value-type="float" office:value="418.015">
                <text:p>418.015</text:p>
              </table:table-cell>
              <table:table-cell office:value-type="float" office:value="427.952">
                <text:p>427.95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17.741">
                <text:p>217.741</text:p>
              </table:table-cell>
              <table:table-cell office:value-type="float" office:value="404.278">
                <text:p>404.278</text:p>
              </table:table-cell>
              <table:table-cell office:value-type="float" office:value="415.12">
                <text:p>415.12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241.082">
                <text:p>241.082</text:p>
              </table:table-cell>
              <table:table-cell office:value-type="float" office:value="408.844">
                <text:p>408.844</text:p>
              </table:table-cell>
              <table:table-cell office:value-type="float" office:value="420.627">
                <text:p>420.62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35.55">
                <text:p>235.55</text:p>
              </table:table-cell>
              <table:table-cell office:value-type="float" office:value="416.121">
                <text:p>416.121</text:p>
              </table:table-cell>
              <table:table-cell office:value-type="float" office:value="419.425">
                <text:p>419.42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206.248">
                <text:p>206.248</text:p>
              </table:table-cell>
              <table:table-cell office:value-type="float" office:value="444.295">
                <text:p>444.295</text:p>
              </table:table-cell>
              <table:table-cell office:value-type="float" office:value="431.871">
                <text:p>431.87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31.19">
                <text:p>231.19</text:p>
              </table:table-cell>
              <table:table-cell office:value-type="float" office:value="451.05">
                <text:p>451.05</text:p>
              </table:table-cell>
              <table:table-cell office:value-type="float" office:value="462.825">
                <text:p>462.82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53.157">
                <text:p>253.157</text:p>
              </table:table-cell>
              <table:table-cell office:value-type="float" office:value="457.398">
                <text:p>457.398</text:p>
              </table:table-cell>
              <table:table-cell office:value-type="float" office:value="477.12">
                <text:p>477.1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09.23">
                <text:p>209.23</text:p>
              </table:table-cell>
              <table:table-cell office:value-type="float" office:value="442.667">
                <text:p>442.667</text:p>
              </table:table-cell>
              <table:table-cell office:value-type="float" office:value="460.559">
                <text:p>460.559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61.762">
                <text:p>261.762</text:p>
              </table:table-cell>
              <table:table-cell office:value-type="float" office:value="449.24">
                <text:p>449.24</text:p>
              </table:table-cell>
              <table:table-cell office:value-type="float" office:value="500.03">
                <text:p>500.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80.06">
                <text:p>280.06</text:p>
              </table:table-cell>
              <table:table-cell office:value-type="float" office:value="477.124">
                <text:p>477.124</text:p>
              </table:table-cell>
              <table:table-cell office:value-type="float" office:value="453.914">
                <text:p>453.91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317.057">
                <text:p>317.057</text:p>
              </table:table-cell>
              <table:table-cell office:value-type="float" office:value="487.966">
                <text:p>487.966</text:p>
              </table:table-cell>
              <table:table-cell office:value-type="float" office:value="534.332">
                <text:p>534.33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34.843">
                <text:p>234.843</text:p>
              </table:table-cell>
              <table:table-cell office:value-type="float" office:value="476.396">
                <text:p>476.396</text:p>
              </table:table-cell>
              <table:table-cell office:value-type="float" office:value="599.978">
                <text:p>599.97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60.709">
                <text:p>260.709</text:p>
              </table:table-cell>
              <table:table-cell office:value-type="float" office:value="515.971">
                <text:p>515.971</text:p>
              </table:table-cell>
              <table:table-cell office:value-type="float" office:value="493.777">
                <text:p>493.77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58.612">
                <text:p>258.612</text:p>
              </table:table-cell>
              <table:table-cell office:value-type="float" office:value="500.045">
                <text:p>500.045</text:p>
              </table:table-cell>
              <table:table-cell office:value-type="float" office:value="557.935">
                <text:p>557.93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44.882">
                <text:p>244.882</text:p>
              </table:table-cell>
              <table:table-cell office:value-type="float" office:value="525.734">
                <text:p>525.734</text:p>
              </table:table-cell>
              <table:table-cell office:value-type="float" office:value="504.174">
                <text:p>504.17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69.773">
                <text:p>269.773</text:p>
              </table:table-cell>
              <table:table-cell office:value-type="float" office:value="599.124">
                <text:p>599.124</text:p>
              </table:table-cell>
              <table:table-cell office:value-type="float" office:value="531.255">
                <text:p>531.255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49.657">
                <text:p>249.657</text:p>
              </table:table-cell>
              <table:table-cell office:value-type="float" office:value="518.048">
                <text:p>518.048</text:p>
              </table:table-cell>
              <table:table-cell office:value-type="float" office:value="623.217">
                <text:p>623.21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78.66">
                <text:p>278.66</text:p>
              </table:table-cell>
              <table:table-cell office:value-type="float" office:value="549.479">
                <text:p>549.479</text:p>
              </table:table-cell>
              <table:table-cell office:value-type="float" office:value="552.323">
                <text:p>552.323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50.51">
                <text:p>250.51</text:p>
              </table:table-cell>
              <table:table-cell office:value-type="float" office:value="560.128">
                <text:p>560.128</text:p>
              </table:table-cell>
              <table:table-cell office:value-type="float" office:value="567.08">
                <text:p>567.0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83.688">
                <text:p>283.688</text:p>
              </table:table-cell>
              <table:table-cell office:value-type="float" office:value="536.272">
                <text:p>536.272</text:p>
              </table:table-cell>
              <table:table-cell office:value-type="float" office:value="543.092">
                <text:p>543.092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79.843">
                <text:p>279.843</text:p>
              </table:table-cell>
              <table:table-cell office:value-type="float" office:value="559.534">
                <text:p>559.534</text:p>
              </table:table-cell>
              <table:table-cell office:value-type="float" office:value="571.23">
                <text:p>571.2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70.22">
                <text:p>270.22</text:p>
              </table:table-cell>
              <table:table-cell office:value-type="float" office:value="573.292">
                <text:p>573.292</text:p>
              </table:table-cell>
              <table:table-cell office:value-type="float" office:value="580.668">
                <text:p>580.668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68.666">
                <text:p>268.666</text:p>
              </table:table-cell>
              <table:table-cell office:value-type="float" office:value="557.431">
                <text:p>557.431</text:p>
              </table:table-cell>
              <table:table-cell office:value-type="float" office:value="585.352">
                <text:p>585.35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55.969">
                <text:p>255.969</text:p>
              </table:table-cell>
              <table:table-cell office:value-type="float" office:value="560.411">
                <text:p>560.411</text:p>
              </table:table-cell>
              <table:table-cell office:value-type="float" office:value="566.566">
                <text:p>566.566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55.231">
                <text:p>255.231</text:p>
              </table:table-cell>
              <table:table-cell office:value-type="float" office:value="587.751">
                <text:p>587.751</text:p>
              </table:table-cell>
              <table:table-cell office:value-type="float" office:value="568.86">
                <text:p>568.8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62.549">
                <text:p>262.549</text:p>
              </table:table-cell>
              <table:table-cell office:value-type="float" office:value="594.981">
                <text:p>594.981</text:p>
              </table:table-cell>
              <table:table-cell office:value-type="float" office:value="595.392">
                <text:p>595.392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86.057">
                <text:p>286.057</text:p>
              </table:table-cell>
              <table:table-cell office:value-type="float" office:value="607.174">
                <text:p>607.174</text:p>
              </table:table-cell>
              <table:table-cell office:value-type="float" office:value="607.136">
                <text:p>607.1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81.092">
                <text:p>281.092</text:p>
              </table:table-cell>
              <table:table-cell office:value-type="float" office:value="605.66">
                <text:p>605.66</text:p>
              </table:table-cell>
              <table:table-cell office:value-type="float" office:value="614.604">
                <text:p>614.60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19.877">
                <text:p>319.877</text:p>
              </table:table-cell>
              <table:table-cell office:value-type="float" office:value="591.162">
                <text:p>591.162</text:p>
              </table:table-cell>
              <table:table-cell office:value-type="float" office:value="642.789">
                <text:p>642.7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90.934">
                <text:p>290.934</text:p>
              </table:table-cell>
              <table:table-cell office:value-type="float" office:value="596.238">
                <text:p>596.238</text:p>
              </table:table-cell>
              <table:table-cell office:value-type="float" office:value="625.712">
                <text:p>625.712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298.005">
                <text:p>298.005</text:p>
              </table:table-cell>
              <table:table-cell office:value-type="float" office:value="605.62">
                <text:p>605.62</text:p>
              </table:table-cell>
              <table:table-cell office:value-type="float" office:value="631.044">
                <text:p>631.044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98.832">
                <text:p>298.832</text:p>
              </table:table-cell>
              <table:table-cell office:value-type="float" office:value="635.938">
                <text:p>635.938</text:p>
              </table:table-cell>
              <table:table-cell office:value-type="float" office:value="637.283">
                <text:p>637.283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320.317">
                <text:p>320.317</text:p>
              </table:table-cell>
              <table:table-cell office:value-type="float" office:value="624.048">
                <text:p>624.048</text:p>
              </table:table-cell>
              <table:table-cell office:value-type="float" office:value="658.863">
                <text:p>658.86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96.041">
                <text:p>296.041</text:p>
              </table:table-cell>
              <table:table-cell office:value-type="float" office:value="614.017">
                <text:p>614.017</text:p>
              </table:table-cell>
              <table:table-cell office:value-type="float" office:value="653.301">
                <text:p>653.301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34.879">
                <text:p>334.879</text:p>
              </table:table-cell>
              <table:table-cell office:value-type="float" office:value="649.034">
                <text:p>649.034</text:p>
              </table:table-cell>
              <table:table-cell office:value-type="float" office:value="662.199">
                <text:p>662.19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09.888">
                <text:p>309.888</text:p>
              </table:table-cell>
              <table:table-cell office:value-type="float" office:value="643.069">
                <text:p>643.069</text:p>
              </table:table-cell>
              <table:table-cell office:value-type="float" office:value="647.658">
                <text:p>647.658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303.907">
                <text:p>303.907</text:p>
              </table:table-cell>
              <table:table-cell office:value-type="float" office:value="644.892">
                <text:p>644.892</text:p>
              </table:table-cell>
              <table:table-cell office:value-type="float" office:value="647.277">
                <text:p>647.27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88.465">
                <text:p>288.465</text:p>
              </table:table-cell>
              <table:table-cell office:value-type="float" office:value="661.528">
                <text:p>661.528</text:p>
              </table:table-cell>
              <table:table-cell office:value-type="float" office:value="660.388">
                <text:p>660.388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315.832">
                <text:p>315.832</text:p>
              </table:table-cell>
              <table:table-cell office:value-type="float" office:value="687.588">
                <text:p>687.588</text:p>
              </table:table-cell>
              <table:table-cell office:value-type="float" office:value="693.33">
                <text:p>693.3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23.168">
                <text:p>323.168</text:p>
              </table:table-cell>
              <table:table-cell office:value-type="float" office:value="687.896">
                <text:p>687.896</text:p>
              </table:table-cell>
              <table:table-cell office:value-type="float" office:value="706.784">
                <text:p>706.784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296.222">
                <text:p>296.222</text:p>
              </table:table-cell>
              <table:table-cell office:value-type="float" office:value="701.756">
                <text:p>701.756</text:p>
              </table:table-cell>
              <table:table-cell office:value-type="float" office:value="681.894">
                <text:p>681.89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26.261">
                <text:p>326.261</text:p>
              </table:table-cell>
              <table:table-cell office:value-type="float" office:value="680.989">
                <text:p>680.989</text:p>
              </table:table-cell>
              <table:table-cell office:value-type="float" office:value="691.452">
                <text:p>691.45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26.166">
                <text:p>326.166</text:p>
              </table:table-cell>
              <table:table-cell office:value-type="float" office:value="714.949">
                <text:p>714.949</text:p>
              </table:table-cell>
              <table:table-cell office:value-type="float" office:value="725.183">
                <text:p>725.183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31.463">
                <text:p>331.463</text:p>
              </table:table-cell>
              <table:table-cell office:value-type="float" office:value="723.011">
                <text:p>723.011</text:p>
              </table:table-cell>
              <table:table-cell office:value-type="float" office:value="704.786">
                <text:p>704.786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307.124">
                <text:p>307.124</text:p>
              </table:table-cell>
              <table:table-cell office:value-type="float" office:value="699.896">
                <text:p>699.896</text:p>
              </table:table-cell>
              <table:table-cell office:value-type="float" office:value="726.493">
                <text:p>726.49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60.171">
                <text:p>360.171</text:p>
              </table:table-cell>
              <table:table-cell office:value-type="float" office:value="739.713">
                <text:p>739.713</text:p>
              </table:table-cell>
              <table:table-cell office:value-type="float" office:value="830.227">
                <text:p>830.227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364.02">
                <text:p>364.02</text:p>
              </table:table-cell>
              <table:table-cell office:value-type="float" office:value="711.181">
                <text:p>711.181</text:p>
              </table:table-cell>
              <table:table-cell office:value-type="float" office:value="751.958">
                <text:p>751.95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55.746">
                <text:p>355.746</text:p>
              </table:table-cell>
              <table:table-cell office:value-type="float" office:value="722.375">
                <text:p>722.375</text:p>
              </table:table-cell>
              <table:table-cell office:value-type="float" office:value="753.823">
                <text:p>753.823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343.667">
                <text:p>343.667</text:p>
              </table:table-cell>
              <table:table-cell office:value-type="float" office:value="755.275">
                <text:p>755.275</text:p>
              </table:table-cell>
              <table:table-cell office:value-type="float" office:value="848.804">
                <text:p>848.80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58.802">
                <text:p>358.802</text:p>
              </table:table-cell>
              <table:table-cell office:value-type="float" office:value="737.995">
                <text:p>737.995</text:p>
              </table:table-cell>
              <table:table-cell office:value-type="float" office:value="747.249">
                <text:p>747.24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325.104">
                <text:p>325.104</text:p>
              </table:table-cell>
              <table:table-cell office:value-type="float" office:value="750.803">
                <text:p>750.803</text:p>
              </table:table-cell>
              <table:table-cell office:value-type="float" office:value="776.412">
                <text:p>776.41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2.307">
                <text:p>352.307</text:p>
              </table:table-cell>
              <table:table-cell office:value-type="float" office:value="785.317">
                <text:p>785.317</text:p>
              </table:table-cell>
              <table:table-cell office:value-type="float" office:value="782.037">
                <text:p>782.037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358.767">
                <text:p>358.767</text:p>
              </table:table-cell>
              <table:table-cell office:value-type="float" office:value="765.23">
                <text:p>765.23</text:p>
              </table:table-cell>
              <table:table-cell office:value-type="float" office:value="777.851">
                <text:p>777.85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24.08">
                <text:p>424.08</text:p>
              </table:table-cell>
              <table:table-cell office:value-type="float" office:value="804.853">
                <text:p>804.853</text:p>
              </table:table-cell>
              <table:table-cell office:value-type="float" office:value="811.273">
                <text:p>811.273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429.571">
                <text:p>429.571</text:p>
              </table:table-cell>
              <table:table-cell office:value-type="float" office:value="813.528">
                <text:p>813.528</text:p>
              </table:table-cell>
              <table:table-cell office:value-type="float" office:value="790.612">
                <text:p>790.61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79.991">
                <text:p>379.991</text:p>
              </table:table-cell>
              <table:table-cell office:value-type="float" office:value="793.597">
                <text:p>793.597</text:p>
              </table:table-cell>
              <table:table-cell office:value-type="float" office:value="800.115">
                <text:p>800.115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443.917">
                <text:p>443.917</text:p>
              </table:table-cell>
              <table:table-cell office:value-type="float" office:value="805.199">
                <text:p>805.199</text:p>
              </table:table-cell>
              <table:table-cell office:value-type="float" office:value="809.312">
                <text:p>809.31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73.251">
                <text:p>373.251</text:p>
              </table:table-cell>
              <table:table-cell office:value-type="float" office:value="828.287">
                <text:p>828.287</text:p>
              </table:table-cell>
              <table:table-cell office:value-type="float" office:value="811.964">
                <text:p>811.964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72.4">
                <text:p>372.4</text:p>
              </table:table-cell>
              <table:table-cell office:value-type="float" office:value="808.902">
                <text:p>808.902</text:p>
              </table:table-cell>
              <table:table-cell office:value-type="float" office:value="850.267">
                <text:p>850.26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3.113">
                <text:p>373.113</text:p>
              </table:table-cell>
              <table:table-cell office:value-type="float" office:value="816.567">
                <text:p>816.567</text:p>
              </table:table-cell>
              <table:table-cell office:value-type="float" office:value="848.769">
                <text:p>848.769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369.465">
                <text:p>369.465</text:p>
              </table:table-cell>
              <table:table-cell office:value-type="float" office:value="828.595">
                <text:p>828.595</text:p>
              </table:table-cell>
              <table:table-cell office:value-type="float" office:value="864.394">
                <text:p>864.39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57.803">
                <text:p>357.803</text:p>
              </table:table-cell>
              <table:table-cell office:value-type="float" office:value="836.487">
                <text:p>836.487</text:p>
              </table:table-cell>
              <table:table-cell office:value-type="float" office:value="859.763">
                <text:p>859.763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61.016">
                <text:p>361.016</text:p>
              </table:table-cell>
              <table:table-cell office:value-type="float" office:value="866.063">
                <text:p>866.063</text:p>
              </table:table-cell>
              <table:table-cell office:value-type="float" office:value="873.302">
                <text:p>873.30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89.356">
                <text:p>389.356</text:p>
              </table:table-cell>
              <table:table-cell office:value-type="float" office:value="866.974">
                <text:p>866.974</text:p>
              </table:table-cell>
              <table:table-cell office:value-type="float" office:value="874.716">
                <text:p>874.716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87.448">
                <text:p>387.448</text:p>
              </table:table-cell>
              <table:table-cell office:value-type="float" office:value="877.404">
                <text:p>877.404</text:p>
              </table:table-cell>
              <table:table-cell office:value-type="float" office:value="875.501">
                <text:p>875.50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92.369">
                <text:p>392.369</text:p>
              </table:table-cell>
              <table:table-cell office:value-type="float" office:value="882.41">
                <text:p>882.41</text:p>
              </table:table-cell>
              <table:table-cell office:value-type="float" office:value="888.986">
                <text:p>888.986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92.45">
                <text:p>392.45</text:p>
              </table:table-cell>
              <table:table-cell office:value-type="float" office:value="890.265">
                <text:p>890.265</text:p>
              </table:table-cell>
              <table:table-cell office:value-type="float" office:value="908.953">
                <text:p>908.95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01.419">
                <text:p>401.419</text:p>
              </table:table-cell>
              <table:table-cell office:value-type="float" office:value="875.324">
                <text:p>875.324</text:p>
              </table:table-cell>
              <table:table-cell office:value-type="float" office:value="874.929">
                <text:p>874.929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73.651">
                <text:p>373.651</text:p>
              </table:table-cell>
              <table:table-cell office:value-type="float" office:value="879.121">
                <text:p>879.121</text:p>
              </table:table-cell>
              <table:table-cell office:value-type="float" office:value="882.236">
                <text:p>882.23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3.904">
                <text:p>373.904</text:p>
              </table:table-cell>
              <table:table-cell office:value-type="float" office:value="869.303">
                <text:p>869.303</text:p>
              </table:table-cell>
              <table:table-cell office:value-type="float" office:value="896.07">
                <text:p>896.07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80.882">
                <text:p>380.882</text:p>
              </table:table-cell>
              <table:table-cell office:value-type="float" office:value="889.662">
                <text:p>889.662</text:p>
              </table:table-cell>
              <table:table-cell office:value-type="float" office:value="913.825">
                <text:p>913.82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83.646">
                <text:p>383.646</text:p>
              </table:table-cell>
              <table:table-cell office:value-type="float" office:value="891.996">
                <text:p>891.996</text:p>
              </table:table-cell>
              <table:table-cell office:value-type="float" office:value="921.22">
                <text:p>921.22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87.52">
                <text:p>387.52</text:p>
              </table:table-cell>
              <table:table-cell office:value-type="float" office:value="923.404">
                <text:p>923.404</text:p>
              </table:table-cell>
              <table:table-cell office:value-type="float" office:value="923.836">
                <text:p>923.8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84.431">
                <text:p>384.431</text:p>
              </table:table-cell>
              <table:table-cell office:value-type="float" office:value="913.384">
                <text:p>913.384</text:p>
              </table:table-cell>
              <table:table-cell office:value-type="float" office:value="911.687">
                <text:p>911.687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388.677">
                <text:p>388.677</text:p>
              </table:table-cell>
              <table:table-cell office:value-type="float" office:value="934.812">
                <text:p>934.812</text:p>
              </table:table-cell>
              <table:table-cell office:value-type="float" office:value="924.224">
                <text:p>924.224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93.482">
                <text:p>393.482</text:p>
              </table:table-cell>
              <table:table-cell office:value-type="float" office:value="917.717">
                <text:p>917.717</text:p>
              </table:table-cell>
              <table:table-cell office:value-type="float" office:value="957.141">
                <text:p>957.141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98.181">
                <text:p>398.181</text:p>
              </table:table-cell>
              <table:table-cell office:value-type="float" office:value="955.672">
                <text:p>955.672</text:p>
              </table:table-cell>
              <table:table-cell office:value-type="float" office:value="930.075">
                <text:p>930.07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99.03">
                <text:p>399.03</text:p>
              </table:table-cell>
              <table:table-cell office:value-type="float" office:value="957.927">
                <text:p>957.927</text:p>
              </table:table-cell>
              <table:table-cell office:value-type="float" office:value="939.168">
                <text:p>939.168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400.21">
                <text:p>400.21</text:p>
              </table:table-cell>
              <table:table-cell office:value-type="float" office:value="930.812">
                <text:p>930.812</text:p>
              </table:table-cell>
              <table:table-cell office:value-type="float" office:value="964.947">
                <text:p>964.94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1.435">
                <text:p>401.435</text:p>
              </table:table-cell>
              <table:table-cell office:value-type="float" office:value="964.89">
                <text:p>964.89</text:p>
              </table:table-cell>
              <table:table-cell office:value-type="float" office:value="957.103">
                <text:p>957.103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407.478">
                <text:p>407.478</text:p>
              </table:table-cell>
              <table:table-cell office:value-type="float" office:value="946.071">
                <text:p>946.071</text:p>
              </table:table-cell>
              <table:table-cell office:value-type="float" office:value="987.067">
                <text:p>987.06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06.976">
                <text:p>406.976</text:p>
              </table:table-cell>
              <table:table-cell office:value-type="float" office:value="974.007">
                <text:p>974.007</text:p>
              </table:table-cell>
              <table:table-cell office:value-type="float" office:value="964.243">
                <text:p>964.243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434.164">
                <text:p>434.164</text:p>
              </table:table-cell>
              <table:table-cell office:value-type="float" office:value="978.359">
                <text:p>978.359</text:p>
              </table:table-cell>
              <table:table-cell office:value-type="float" office:value="1001.172">
                <text:p>1001.17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38.146">
                <text:p>438.146</text:p>
              </table:table-cell>
              <table:table-cell office:value-type="float" office:value="958.881">
                <text:p>958.881</text:p>
              </table:table-cell>
              <table:table-cell office:value-type="float" office:value="979.364">
                <text:p>979.364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410.706">
                <text:p>410.706</text:p>
              </table:table-cell>
              <table:table-cell office:value-type="float" office:value="998.019">
                <text:p>998.019</text:p>
              </table:table-cell>
              <table:table-cell office:value-type="float" office:value="1161.736">
                <text:p>1161.73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42.608">
                <text:p>442.608</text:p>
              </table:table-cell>
              <table:table-cell office:value-type="float" office:value="981.132">
                <text:p>981.132</text:p>
              </table:table-cell>
              <table:table-cell office:value-type="float" office:value="996.54">
                <text:p>996.54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546.272">
                <text:p>546.272</text:p>
              </table:table-cell>
              <table:table-cell office:value-type="float" office:value="1018.16">
                <text:p>1018.16</text:p>
              </table:table-cell>
              <table:table-cell office:value-type="float" office:value="1032.613">
                <text:p>1032.61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48.173">
                <text:p>448.173</text:p>
              </table:table-cell>
              <table:table-cell office:value-type="float" office:value="995.402">
                <text:p>995.402</text:p>
              </table:table-cell>
              <table:table-cell office:value-type="float" office:value="1033.042">
                <text:p>1033.042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450.093">
                <text:p>450.093</text:p>
              </table:table-cell>
              <table:table-cell office:value-type="float" office:value="1002.426">
                <text:p>1002.426</text:p>
              </table:table-cell>
              <table:table-cell office:value-type="float" office:value="1020.554">
                <text:p>1020.5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6.091">
                <text:p>426.091</text:p>
              </table:table-cell>
              <table:table-cell office:value-type="float" office:value="1040.381">
                <text:p>1040.381</text:p>
              </table:table-cell>
              <table:table-cell office:value-type="float" office:value="1026.581">
                <text:p>1026.581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432.35">
                <text:p>432.35</text:p>
              </table:table-cell>
              <table:table-cell office:value-type="float" office:value="1017.265">
                <text:p>1017.265</text:p>
              </table:table-cell>
              <table:table-cell office:value-type="float" office:value="1061.143">
                <text:p>1061.14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32.188">
                <text:p>432.188</text:p>
              </table:table-cell>
              <table:table-cell office:value-type="float" office:value="1023.97">
                <text:p>1023.97</text:p>
              </table:table-cell>
              <table:table-cell office:value-type="float" office:value="1040.529">
                <text:p>1040.529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459.525">
                <text:p>459.525</text:p>
              </table:table-cell>
              <table:table-cell office:value-type="float" office:value="1068.058">
                <text:p>1068.058</text:p>
              </table:table-cell>
              <table:table-cell office:value-type="float" office:value="1062.641">
                <text:p>1062.64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74.122">
                <text:p>474.122</text:p>
              </table:table-cell>
              <table:table-cell office:value-type="float" office:value="1076.511">
                <text:p>1076.511</text:p>
              </table:table-cell>
              <table:table-cell office:value-type="float" office:value="1099.721">
                <text:p>1099.721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455.68">
                <text:p>455.68</text:p>
              </table:table-cell>
              <table:table-cell office:value-type="float" office:value="1106.543">
                <text:p>1106.543</text:p>
              </table:table-cell>
              <table:table-cell office:value-type="float" office:value="1108.544">
                <text:p>1108.54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84.132">
                <text:p>484.132</text:p>
              </table:table-cell>
              <table:table-cell office:value-type="float" office:value="1118.549">
                <text:p>1118.549</text:p>
              </table:table-cell>
              <table:table-cell office:value-type="float" office:value="1107.544">
                <text:p>1107.544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462.127">
                <text:p>462.127</text:p>
              </table:table-cell>
              <table:table-cell office:value-type="float" office:value="1122.202">
                <text:p>1122.202</text:p>
              </table:table-cell>
              <table:table-cell office:value-type="float" office:value="1103.911">
                <text:p>1103.91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86.209">
                <text:p>486.209</text:p>
              </table:table-cell>
              <table:table-cell office:value-type="float" office:value="1122.113">
                <text:p>1122.113</text:p>
              </table:table-cell>
              <table:table-cell office:value-type="float" office:value="1116.214">
                <text:p>1116.214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487.748">
                <text:p>487.748</text:p>
              </table:table-cell>
              <table:table-cell office:value-type="float" office:value="1107.937">
                <text:p>1107.937</text:p>
              </table:table-cell>
              <table:table-cell office:value-type="float" office:value="1150.146">
                <text:p>1150.14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68.473">
                <text:p>468.473</text:p>
              </table:table-cell>
              <table:table-cell office:value-type="float" office:value="1108.595">
                <text:p>1108.595</text:p>
              </table:table-cell>
              <table:table-cell office:value-type="float" office:value="1152.988">
                <text:p>1152.988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498.552">
                <text:p>498.552</text:p>
              </table:table-cell>
              <table:table-cell office:value-type="float" office:value="1123.292">
                <text:p>1123.292</text:p>
              </table:table-cell>
              <table:table-cell office:value-type="float" office:value="1161.258">
                <text:p>1161.25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499.573">
                <text:p>499.573</text:p>
              </table:table-cell>
              <table:table-cell office:value-type="float" office:value="1132.225">
                <text:p>1132.225</text:p>
              </table:table-cell>
              <table:table-cell office:value-type="float" office:value="1144.106">
                <text:p>1144.10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479.974">
                <text:p>479.974</text:p>
              </table:table-cell>
              <table:table-cell office:value-type="float" office:value="1140.577">
                <text:p>1140.577</text:p>
              </table:table-cell>
              <table:table-cell office:value-type="float" office:value="1175.08">
                <text:p>1175.0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08.981">
                <text:p>508.981</text:p>
              </table:table-cell>
              <table:table-cell office:value-type="float" office:value="1208.578">
                <text:p>1208.578</text:p>
              </table:table-cell>
              <table:table-cell office:value-type="float" office:value="1179.577">
                <text:p>1179.57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484.769">
                <text:p>484.769</text:p>
              </table:table-cell>
              <table:table-cell office:value-type="float" office:value="1176.623">
                <text:p>1176.623</text:p>
              </table:table-cell>
              <table:table-cell office:value-type="float" office:value="1166.314">
                <text:p>1166.314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09.598">
                <text:p>509.598</text:p>
              </table:table-cell>
              <table:table-cell office:value-type="float" office:value="1159.933">
                <text:p>1159.933</text:p>
              </table:table-cell>
              <table:table-cell office:value-type="float" office:value="1170.682">
                <text:p>1170.682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490.659">
                <text:p>490.659</text:p>
              </table:table-cell>
              <table:table-cell office:value-type="float" office:value="1195.166">
                <text:p>1195.166</text:p>
              </table:table-cell>
              <table:table-cell office:value-type="float" office:value="1204.225">
                <text:p>1204.22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33.018">
                <text:p>533.018</text:p>
              </table:table-cell>
              <table:table-cell office:value-type="float" office:value="1197.036">
                <text:p>1197.036</text:p>
              </table:table-cell>
              <table:table-cell office:value-type="float" office:value="1188.943">
                <text:p>1188.943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498.539">
                <text:p>498.539</text:p>
              </table:table-cell>
              <table:table-cell office:value-type="float" office:value="1176.291">
                <text:p>1176.291</text:p>
              </table:table-cell>
              <table:table-cell office:value-type="float" office:value="1217.798">
                <text:p>1217.79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22.266">
                <text:p>522.266</text:p>
              </table:table-cell>
              <table:table-cell office:value-type="float" office:value="1210.426">
                <text:p>1210.426</text:p>
              </table:table-cell>
              <table:table-cell office:value-type="float" office:value="1208.7">
                <text:p>1208.7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523.601">
                <text:p>523.601</text:p>
              </table:table-cell>
              <table:table-cell office:value-type="float" office:value="1187.927">
                <text:p>1187.927</text:p>
              </table:table-cell>
              <table:table-cell office:value-type="float" office:value="1243.123">
                <text:p>1243.12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29.997">
                <text:p>529.997</text:p>
              </table:table-cell>
              <table:table-cell office:value-type="float" office:value="1213.618">
                <text:p>1213.618</text:p>
              </table:table-cell>
              <table:table-cell office:value-type="float" office:value="1215.101">
                <text:p>1215.101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546.555">
                <text:p>546.555</text:p>
              </table:table-cell>
              <table:table-cell office:value-type="float" office:value="1226.31">
                <text:p>1226.31</text:p>
              </table:table-cell>
              <table:table-cell office:value-type="float" office:value="1227.523">
                <text:p>1227.52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31.672">
                <text:p>531.672</text:p>
              </table:table-cell>
              <table:table-cell office:value-type="float" office:value="1222.925">
                <text:p>1222.925</text:p>
              </table:table-cell>
              <table:table-cell office:value-type="float" office:value="1231.809">
                <text:p>1231.809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534.033">
                <text:p>534.033</text:p>
              </table:table-cell>
              <table:table-cell office:value-type="float" office:value="1210.601">
                <text:p>1210.601</text:p>
              </table:table-cell>
              <table:table-cell office:value-type="float" office:value="1274.183">
                <text:p>1274.18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43.367">
                <text:p>543.367</text:p>
              </table:table-cell>
              <table:table-cell office:value-type="float" office:value="1244.566">
                <text:p>1244.566</text:p>
              </table:table-cell>
              <table:table-cell office:value-type="float" office:value="1292.76">
                <text:p>1292.76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660.267">
                <text:p>660.267</text:p>
              </table:table-cell>
              <table:table-cell office:value-type="float" office:value="1220.997">
                <text:p>1220.997</text:p>
              </table:table-cell>
              <table:table-cell office:value-type="float" office:value="1282.782">
                <text:p>1282.78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41.106">
                <text:p>541.106</text:p>
              </table:table-cell>
              <table:table-cell office:value-type="float" office:value="1249.895">
                <text:p>1249.895</text:p>
              </table:table-cell>
              <table:table-cell office:value-type="float" office:value="1267.551">
                <text:p>1267.551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571.044">
                <text:p>571.044</text:p>
              </table:table-cell>
              <table:table-cell office:value-type="float" office:value="1258.28">
                <text:p>1258.28</text:p>
              </table:table-cell>
              <table:table-cell office:value-type="float" office:value="1274.7">
                <text:p>1274.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22.092">
                <text:p>522.092</text:p>
              </table:table-cell>
              <table:table-cell office:value-type="float" office:value="1241.551">
                <text:p>1241.551</text:p>
              </table:table-cell>
              <table:table-cell office:value-type="float" office:value="1307.067">
                <text:p>1307.067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558.116">
                <text:p>558.116</text:p>
              </table:table-cell>
              <table:table-cell office:value-type="float" office:value="1247.339">
                <text:p>1247.339</text:p>
              </table:table-cell>
              <table:table-cell office:value-type="float" office:value="1317.11">
                <text:p>1317.1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47.93">
                <text:p>547.93</text:p>
              </table:table-cell>
              <table:table-cell office:value-type="float" office:value="1237.921">
                <text:p>1237.921</text:p>
              </table:table-cell>
              <table:table-cell office:value-type="float" office:value="1324.851">
                <text:p>1324.851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528.684">
                <text:p>528.684</text:p>
              </table:table-cell>
              <table:table-cell office:value-type="float" office:value="1264.341">
                <text:p>1264.341</text:p>
              </table:table-cell>
              <table:table-cell office:value-type="float" office:value="1312.827">
                <text:p>1312.82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51.331">
                <text:p>551.331</text:p>
              </table:table-cell>
              <table:table-cell office:value-type="float" office:value="1272.653">
                <text:p>1272.653</text:p>
              </table:table-cell>
              <table:table-cell office:value-type="float" office:value="1318.951">
                <text:p>1318.951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558.151">
                <text:p>558.151</text:p>
              </table:table-cell>
              <table:table-cell office:value-type="float" office:value="1248.296">
                <text:p>1248.296</text:p>
              </table:table-cell>
              <table:table-cell office:value-type="float" office:value="1337.366">
                <text:p>1337.36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42.991">
                <text:p>542.991</text:p>
              </table:table-cell>
              <table:table-cell office:value-type="float" office:value="1289.755">
                <text:p>1289.755</text:p>
              </table:table-cell>
              <table:table-cell office:value-type="float" office:value="1342.71">
                <text:p>1342.71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567.349">
                <text:p>567.349</text:p>
              </table:table-cell>
              <table:table-cell office:value-type="float" office:value="1325.776">
                <text:p>1325.776</text:p>
              </table:table-cell>
              <table:table-cell office:value-type="float" office:value="1374.428">
                <text:p>1374.42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45.737">
                <text:p>545.737</text:p>
              </table:table-cell>
              <table:table-cell office:value-type="float" office:value="1327.74">
                <text:p>1327.74</text:p>
              </table:table-cell>
              <table:table-cell office:value-type="float" office:value="1387.133">
                <text:p>1387.133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566.941">
                <text:p>566.941</text:p>
              </table:table-cell>
              <table:table-cell office:value-type="float" office:value="1315.749">
                <text:p>1315.749</text:p>
              </table:table-cell>
              <table:table-cell office:value-type="float" office:value="1369.625">
                <text:p>1369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1cm" svg:height="10.326cm" xlink:href=".." xlink:type="simple" chart:class="chart:line" chart:style-name="ch1">
        <chart:title svg:x="2.409cm" svg:y="0.342cm" chart:style-name="ch2">
          <text:p>Grafico de mediciones de entradas de tamaño n divididas por nlog(n)</text:p>
        </chart:title>
        <chart:subtitle svg:x="8.441cm" svg:y="1.327cm" chart:style-name="ch3">
          <text:p>Grafico 2</text:p>
        </chart:subtitle>
        <chart:legend svg:x="1.64cm" svg:y="9.132cm" style:legend-expansion="custom" chartooo:width="5.32cm" chartooo:height="0.686cm" style:legend-expansion-aspect-ratio="7.75510204081633" chart:style-name="ch4"/>
        <chart:plot-area chart:style-name="ch5" table:cell-range-address="Hoja1.A1:Hoja1.A201 Hoja1.J1:Hoja1.J201" chart:data-source-has-labels="both" svg:x="1.647cm" svg:y="2.688cm" svg:width="16.481cm" svg:height="6.208cm">
          <chartooo:coordinate-region svg:x="2.268cm" svg:y="2.887cm" svg:width="15.86cm" svg:height="5.362cm"/>
          <chart:axis chart:dimension="x" chart:name="primary-x" chart:style-name="ch6" chartooo:axis-type="auto">
            <chartooo:date-scale/>
            <chart:title svg:x="8.242cm" svg:y="9.102cm" chart:style-name="ch7">
              <text:p>cantidad de camiones</text:p>
            </chart:title>
            <chart:categories table:cell-range-address="Hoja1.A2:Hoja1.A201"/>
          </chart:axis>
          <chart:axis chart:dimension="y" chart:name="primary-y" chart:style-name="ch8">
            <chart:title svg:x="0.345cm" svg:y="8.032cm" chart:style-name="ch9">
              <text:p>tiempo(nanosegundos/nlog(n)
</text:p>
            </chart:title>
            <chart:grid chart:style-name="ch10" chart:class="major"/>
          </chart:axis>
          <chart:series chart:style-name="ch11" chart:values-cell-range-address="Hoja1.J2:Hoja1.J201" chart:label-cell-address="Hoja1.J1:Hoja1.J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 dias constantizado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201</svg:desc>
                </draw:g>
              </table:table-cell>
              <table:table-cell office:value-type="float" office:value="NaN">
                <text:p>NaN</text:p>
                <draw:g>
                  <svg:desc>Hoja1.J2:Hoja1.J20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0.7231290243773">
                <text:p>70.72312902437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6477185579201">
                <text:p>57.64771855792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.099224798453">
                <text:p>53.0992247984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9.0730588295966">
                <text:p>49.073058829596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6.988459765256">
                <text:p>46.9884597652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.3440662169927">
                <text:p>27.344066216992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4.6942858190886">
                <text:p>44.69428581908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.2865522517175">
                <text:p>44.28655225171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2.8576099503503">
                <text:p>42.8576099503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.0111003731459">
                <text:p>42.011100373145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1.7902968474812">
                <text:p>41.79029684748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.6429266798738">
                <text:p>41.642926679873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0.9446997782258">
                <text:p>40.944699778225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0.6842960215467">
                <text:p>40.684296021546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0.1439041894718">
                <text:p>40.14390418947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9.7521784224762">
                <text:p>39.752178422476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9.4032966659246">
                <text:p>39.40329666592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.2234708125971">
                <text:p>39.223470812597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3.1764536657778">
                <text:p>33.17645366577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3917144043976">
                <text:p>38.39171440439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9.1683173860695">
                <text:p>39.168317386069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6.8589761398684">
                <text:p>36.858976139868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8.8820394306411">
                <text:p>38.88203943064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8.1578508343367">
                <text:p>38.157850834336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.3219004316199">
                <text:p>34.32190043161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.9467773204823">
                <text:p>37.946777320482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7.7038468484961">
                <text:p>37.703846848496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.3678555059797">
                <text:p>34.367855505979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7.462893704097">
                <text:p>37.46289370409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7.0199980171987">
                <text:p>37.019998017198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7.0210887803724">
                <text:p>37.02108878037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6.8026347306457">
                <text:p>36.802634730645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3.7667738140131">
                <text:p>33.766773814013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.4888774147">
                <text:p>36.4888774147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3.8112698458487">
                <text:p>33.81126984584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6.176442285741">
                <text:p>36.17644228574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3.7022214442425">
                <text:p>33.702221444242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3.5168356413017">
                <text:p>33.516835641301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5.8163861476006">
                <text:p>15.81638614760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1693486233884">
                <text:p>18.169348623388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4.7837371561848">
                <text:p>24.783737156184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7.6102410847534">
                <text:p>27.610241084753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7.5631913960801">
                <text:p>27.563191396080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7.9420984363749">
                <text:p>27.942098436374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5.9535983732154">
                <text:p>15.95359837321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8.9560958191043">
                <text:p>18.956095819104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9.8062913864623">
                <text:p>19.806291386462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1.1167088919359">
                <text:p>21.1167088919359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3.9322605100332">
                <text:p>23.932260510033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.990714150135">
                <text:p>15.990714150135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8.1731391725761">
                <text:p>18.173139172576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1.8026337225184">
                <text:p>21.802633722518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5.3235221618874">
                <text:p>15.323522161887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.5364527236203">
                <text:p>18.5364527236203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5.5305855315424">
                <text:p>15.53058553154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8.1637717608813">
                <text:p>18.163771760881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5.2013202363733">
                <text:p>15.20132023637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8.3687145495406">
                <text:p>18.368714549540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5.0408025266592">
                <text:p>15.04080252665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7432095250188">
                <text:p>16.7432095250188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7.8500995027486">
                <text:p>17.85009950274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9.5086480719907">
                <text:p>19.5086480719907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21.373758720629">
                <text:p>21.37375872062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.9750769399544">
                <text:p>22.975076939954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5.0635417748682">
                <text:p>15.063541774868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6.8394470045901">
                <text:p>16.839447004590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9.8033338031312">
                <text:p>19.803333803131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.3304550368988">
                <text:p>16.3304550368988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6.4164669119405">
                <text:p>16.416466911940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7.0204959465337">
                <text:p>17.0204959465337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5.265605855722">
                <text:p>15.26560585572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7.0021430831209">
                <text:p>17.0021430831209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8.5356930118192">
                <text:p>18.535693011819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7.8361181563737">
                <text:p>17.8361181563737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5.3840351461078">
                <text:p>15.384035146107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6.9902800929049">
                <text:p>16.9902800929049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18.3340237736037">
                <text:p>18.334023773603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4.9352095624366">
                <text:p>14.9352095624366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8.420207020541">
                <text:p>18.4202070205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.4320447881449">
                <text:p>19.4320447881449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21.6950806973747">
                <text:p>21.695080697374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5.8501413319967">
                <text:p>15.8501413319967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17.3586679060577">
                <text:p>17.358667906057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6.989687195924">
                <text:p>16.989687195924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15.8759490265983">
                <text:p>15.875949026598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7.2621773574839">
                <text:p>17.2621773574839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15.7696353871218">
                <text:p>15.769635387121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7.3779429607104">
                <text:p>17.3779429607104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15.4261720157848">
                <text:p>15.426172015784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.2522421134079">
                <text:p>17.2522421134079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16.8093618984371">
                <text:p>16.809361898437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6.0341468819543">
                <text:p>16.0341468819543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15.7503699844475">
                <text:p>15.75036998444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4.8276370643016">
                <text:p>14.8276370643016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4.6110071338227">
                <text:p>14.611007133822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4.8550360898738">
                <text:p>14.8550360898738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15.9987427152001">
                <text:p>15.998742715200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5.5418928373707">
                <text:p>15.5418928373707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17.4868562055657">
                <text:p>17.486856205565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7270264433717">
                <text:p>15.7270264433717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15.9311898860873">
                <text:p>15.931189886087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5.8005579873817">
                <text:p>15.8005579873817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16.7530220259348">
                <text:p>16.753022025934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5.3171918799039">
                <text:p>15.317191879903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17.1425214773149">
                <text:p>17.142521477314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5.69623735087">
                <text:p>15.69623735087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15.2327804277894">
                <text:p>15.232780427789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4.3094235216492">
                <text:p>14.3094235216492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15.5066409197046">
                <text:p>15.506640919704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5.7059359456982">
                <text:p>15.7059359456982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14.2517167794257">
                <text:p>14.251716779425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5.5406520307682">
                <text:p>15.5406520307682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15.3828231264529">
                <text:p>15.382823126452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5.4797553703265">
                <text:p>15.4797553703265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4.2040497886066">
                <text:p>14.204049788606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6.4973286089918">
                <text:p>16.4973286089918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16.5147878843622">
                <text:p>16.514787884362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5.9869805046488">
                <text:p>15.9869805046488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15.2995304481345">
                <text:p>15.299530448134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.8249945419803">
                <text:p>15.8249945419803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14.2067089864355">
                <text:p>14.2067089864355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5.2548644117688">
                <text:p>15.2548644117688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15.3938899527566">
                <text:p>15.393889952756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8.0328700368337">
                <text:p>18.0328700368337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8.1036035283147">
                <text:p>18.103603528314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5.8725874680622">
                <text:p>15.8725874680622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18.3802481076103">
                <text:p>18.380248107610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5.3199056518963">
                <text:p>15.3199056518963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15.1530539541451">
                <text:p>15.153053954145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5.0520505699638">
                <text:p>15.0520505699638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14.7782269479687">
                <text:p>14.778226947968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4.1910736352268">
                <text:p>14.1910736352268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14.1986824726323">
                <text:p>14.198682472632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5.1861064570935">
                <text:p>15.1861064570935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4.987120507893">
                <text:p>14.98712050789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5.0532925733303">
                <text:p>15.0532925733303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14.9341195283755">
                <text:p>14.934119528375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5.1522712873341">
                <text:p>15.1522712873341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13.9912383279205">
                <text:p>13.99123832792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3.8894679182086">
                <text:p>13.8894679182086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14.0370670880118">
                <text:p>14.037067088011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4.0281891096936">
                <text:p>14.0281891096936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14.059643348783">
                <text:p>14.059643348783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3.8398608515234">
                <text:p>13.839860851523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8854150422911">
                <text:p>13.885415042291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3.9500200082137">
                <text:p>13.9500200082137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14.0098455087012">
                <text:p>14.009845508701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3.9342570437877">
                <text:p>13.9342570437877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13.8711976078305">
                <text:p>13.871197607830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810551033591">
                <text:p>13.810551033591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13.915262079657">
                <text:p>13.91526207965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3.7964988575833">
                <text:p>13.7964988575833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14.6112676866632">
                <text:p>14.611267686663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4.6388779539064">
                <text:p>14.6388779539064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6237109235748">
                <text:p>13.623710923574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4.577376852233">
                <text:p>14.577376852233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17.8642532342768">
                <text:p>17.864253234276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4.5531570801382">
                <text:p>14.5531570801382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14.5133923275387">
                <text:p>14.513392327538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.6440557844515">
                <text:p>13.6440557844515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13.7489678138799">
                <text:p>13.748967813879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3.6495917825458">
                <text:p>13.6495917825458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14.4140829423285">
                <text:p>14.414082942328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4.7712501590159">
                <text:p>14.7712501590159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1011495714301">
                <text:p>14.101149571430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4.8813955406043">
                <text:p>14.8813955406043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14.1105593430524">
                <text:p>14.110559343052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4.7477708017347">
                <text:p>14.7477708017347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14.6972694936937">
                <text:p>14.697269493693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4.0242798822067">
                <text:p>14.0242798822067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14.8278498592382">
                <text:p>14.827849859238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4.7623350582722">
                <text:p>14.7623350582722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14.0921958658593">
                <text:p>14.092195865859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4.8485372230944">
                <text:p>14.8485372230944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4.0525189934291">
                <text:p>14.052518993429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4.6791263255663">
                <text:p>14.6791263255663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14.0449806432186">
                <text:p>14.044980643218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5.1623907898068">
                <text:p>15.1623907898068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14.0936914803803">
                <text:p>14.093691480380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4.6734552515642">
                <text:p>14.6734552515642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14.620800677145">
                <text:p>14.62080067714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4.7091988675745">
                <text:p>14.7091988675745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15.0767975539088">
                <text:p>15.076797553908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4.5778402604409">
                <text:p>14.5778402604409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4.5547933237791">
                <text:p>14.554793323779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4.7208872364946">
                <text:p>14.7208872364946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17.7818593966365">
                <text:p>17.781859396636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4.4867413543242">
                <text:p>14.4867413543242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15.1985613537373">
                <text:p>15.198561353737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3.8145940332993">
                <text:p>13.8145940332993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14.6820678234971">
                <text:p>14.682067823497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4.3308793510635">
                <text:p>14.3308793510635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13.7480827774687">
                <text:p>13.748082777468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4.2550800490061">
                <text:p>14.2550800490061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4.3493808566115">
                <text:p>14.349380856611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3.8806911764982">
                <text:p>13.8806911764982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14.4217653871869">
                <text:p>14.421765387186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3.7947470369556">
                <text:p>13.7947470369556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14.2509175316569">
                <text:p>14.2509175316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